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text-properties fo:language="ru" fo:country="RU"/>
    </style:style>
    <style:style style:name="P2" style:family="paragraph" style:parent-style-name="Heading_20_1">
      <style:paragraph-properties fo:text-indent="0in" style:auto-text-indent="fals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Heading_20_2">
      <style:paragraph-properties fo:margin-left="0in" fo:margin-right="0in" fo:text-indent="0in" style:auto-text-indent="false"/>
      <style:text-properties fo:language="ru" fo:country="RU"/>
    </style:style>
    <style:style style:name="P6" style:family="paragraph" style:parent-style-name="Heading_20_3">
      <style:text-properties fo:language="ru" fo:country="RU"/>
    </style:style>
    <style:style style:name="P7" style:family="paragraph" style:parent-style-name="Heading_20_3">
      <style:paragraph-properties fo:margin-left="0.5in" fo:margin-right="0.5in" fo:text-indent="0in" style:auto-text-indent="false"/>
      <style:text-properties fo:language="ru" fo:country="RU"/>
    </style:style>
    <style:style style:name="P8" style:family="paragraph" style:parent-style-name="Heading_20_4">
      <style:text-properties fo:language="ru" fo:country="RU"/>
    </style:style>
    <style:style style:name="P9" style:family="paragraph" style:parent-style-name="Heading_20_5">
      <style:text-properties fo:language="ru" fo:country="RU"/>
    </style:style>
    <style:style style:name="P10" style:family="paragraph" style:parent-style-name="List_20_Contents">
      <style:paragraph-properties fo:margin-top="0in" fo:margin-bottom="0.1965in" style:contextual-spacing="false"/>
    </style:style>
    <style:style style:name="P11" style:family="paragraph" style:parent-style-name="List_20_Contents">
      <style:paragraph-properties fo:margin-top="0in" fo:margin-bottom="0.1965in" style:contextual-spacing="false"/>
      <style:text-properties fo:language="ru" fo:country="RU"/>
    </style:style>
    <style:style style:name="P12" style:family="paragraph" style:parent-style-name="List_20_Heading">
      <style:paragraph-properties fo:margin-left="0.3937in" fo:margin-right="0in" fo:text-indent="0in" style:auto-text-indent="false"/>
    </style:style>
    <style:style style:name="P13" style:family="paragraph" style:parent-style-name="List_20_Heading">
      <style:paragraph-properties fo:margin-left="0.3937in" fo:margin-right="0in" fo:margin-top="0in" fo:margin-bottom="0.1965in" style:contextual-spacing="false" fo:text-indent="0in" style:auto-text-indent="false"/>
    </style:style>
    <style:style style:name="P14" style:family="paragraph" style:parent-style-name="List_20_Heading">
      <style:paragraph-properties fo:margin-left="0.7874in" fo:margin-right="0in" fo:text-indent="0in" style:auto-text-indent="false"/>
    </style:style>
    <style:style style:name="P15" style:family="paragraph" style:parent-style-name="List_20_Heading">
      <style:paragraph-properties fo:margin-left="0.7874in" fo:margin-right="0in" fo:margin-top="0in" fo:margin-bottom="0.1965in" style:contextual-spacing="false" fo:text-indent="0in" style:auto-text-indent="false"/>
    </style:style>
    <style:style style:name="P16" style:family="paragraph" style:parent-style-name="List_20_Heading">
      <style:paragraph-properties fo:margin-left="1.1811in" fo:margin-right="0in" fo:text-indent="0in" style:auto-text-indent="false"/>
    </style:style>
    <style:style style:name="P17" style:family="paragraph" style:parent-style-name="List_20_Heading">
      <style:paragraph-properties fo:margin-left="1.5752in" fo:margin-right="0in" fo:text-indent="0in" style:auto-text-indent="false"/>
    </style:style>
    <style:style style:name="P18" style:family="paragraph" style:parent-style-name="List_20_Heading">
      <style:paragraph-properties fo:margin-left="0in" fo:margin-right="0in" fo:text-indent="0in" style:auto-text-indent="false"/>
    </style:style>
    <style:style style:name="P19" style:family="paragraph" style:parent-style-name="List_20_Heading">
      <style:paragraph-properties fo:margin-left="0in" fo:margin-right="0in" fo:margin-top="0in" fo:margin-bottom="0.1965in" style:contextual-spacing="false" fo:text-indent="0in" style:auto-text-indent="false"/>
    </style:style>
    <style:style style:name="P20" style:family="paragraph" style:parent-style-name="List_20_Heading">
      <style:paragraph-properties fo:margin-top="0in" fo:margin-bottom="0.1965in" style:contextual-spacing="false"/>
    </style:style>
    <style:style style:name="P21" style:family="paragraph" style:parent-style-name="List_20_Heading">
      <style:paragraph-properties fo:margin-top="0in" fo:margin-bottom="0.1965in" style:contextual-spacing="false"/>
      <style:text-properties fo:language="ru" fo:country="RU"/>
    </style:style>
    <style:style style:name="P22" style:family="paragraph" style:parent-style-name="Quotations">
      <style:text-properties fo:language="ru" fo:country="RU"/>
    </style:style>
    <style:style style:name="P23" style:family="paragraph" style:parent-style-name="Quotations" style:list-style-name="L49">
      <style:text-properties fo:language="ru" fo:country="RU"/>
    </style:style>
    <style:style style:name="P24" style:family="paragraph" style:parent-style-name="Quotations" style:list-style-name="L49"/>
    <style:style style:name="P25" style:family="paragraph" style:parent-style-name="Text_20_body">
      <style:text-properties fo:language="ru" fo:country="RU"/>
    </style:style>
    <style:style style:name="P26" style:family="paragraph" style:parent-style-name="Text_20_body">
      <style:text-properties fo:language="ru" fo:country="RU" fo:font-weight="bold"/>
    </style:style>
    <style:style style:name="P27" style:family="paragraph" style:parent-style-name="Text_20_body">
      <style:paragraph-properties fo:margin-left="0.5in" fo:margin-right="0.5in" fo:text-indent="0in" style:auto-text-indent="false"/>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9">
      <style:text-properties fo:language="ru" fo:country="RU"/>
    </style:style>
    <style:style style:name="P31" style:family="paragraph" style:parent-style-name="Text_20_body" style:list-style-name="L12">
      <style:text-properties fo:language="ru" fo:country="RU"/>
    </style:style>
    <style:style style:name="P32" style:family="paragraph" style:parent-style-name="Text_20_body" style:list-style-name="L16">
      <style:text-properties fo:language="ru" fo:country="RU"/>
    </style:style>
    <style:style style:name="P33" style:family="paragraph" style:parent-style-name="Text_20_body" style:list-style-name="L17">
      <style:text-properties fo:language="ru" fo:country="RU"/>
    </style:style>
    <style:style style:name="P34" style:family="paragraph" style:parent-style-name="Text_20_body" style:list-style-name="L18">
      <style:text-properties fo:language="ru" fo:country="RU"/>
    </style:style>
    <style:style style:name="P35" style:family="paragraph" style:parent-style-name="Text_20_body" style:list-style-name="L19">
      <style:text-properties fo:language="ru" fo:country="RU"/>
    </style:style>
    <style:style style:name="P36" style:family="paragraph" style:parent-style-name="Text_20_body" style:list-style-name="L20">
      <style:text-properties fo:language="ru" fo:country="RU"/>
    </style:style>
    <style:style style:name="P37" style:family="paragraph" style:parent-style-name="Text_20_body" style:list-style-name="L24">
      <style:text-properties fo:language="ru" fo:country="RU"/>
    </style:style>
    <style:style style:name="P38" style:family="paragraph" style:parent-style-name="Text_20_body" style:list-style-name="L25">
      <style:text-properties fo:language="ru" fo:country="RU"/>
    </style:style>
    <style:style style:name="P39" style:family="paragraph" style:parent-style-name="Text_20_body" style:list-style-name="L26">
      <style:text-properties fo:language="ru" fo:country="RU"/>
    </style:style>
    <style:style style:name="P40" style:family="paragraph" style:parent-style-name="Text_20_body" style:list-style-name="L29">
      <style:text-properties fo:language="ru" fo:country="RU"/>
    </style:style>
    <style:style style:name="P41" style:family="paragraph" style:parent-style-name="Text_20_body" style:list-style-name="L31">
      <style:text-properties fo:language="ru" fo:country="RU"/>
    </style:style>
    <style:style style:name="P42" style:family="paragraph" style:parent-style-name="Text_20_body" style:list-style-name="L33">
      <style:text-properties fo:language="ru" fo:country="RU"/>
    </style:style>
    <style:style style:name="P43" style:family="paragraph" style:parent-style-name="Text_20_body" style:list-style-name="L34">
      <style:text-properties fo:language="ru" fo:country="RU"/>
    </style:style>
    <style:style style:name="P44" style:family="paragraph" style:parent-style-name="Text_20_body" style:list-style-name="L36">
      <style:text-properties fo:language="ru" fo:country="RU"/>
    </style:style>
    <style:style style:name="P45" style:family="paragraph" style:parent-style-name="Text_20_body" style:list-style-name="L37">
      <style:text-properties fo:language="ru" fo:country="RU"/>
    </style:style>
    <style:style style:name="P46" style:family="paragraph" style:parent-style-name="Text_20_body" style:list-style-name="L38">
      <style:text-properties fo:language="ru" fo:country="RU"/>
    </style:style>
    <style:style style:name="P47" style:family="paragraph" style:parent-style-name="Text_20_body" style:list-style-name="L39">
      <style:text-properties fo:language="ru" fo:country="RU"/>
    </style:style>
    <style:style style:name="P48" style:family="paragraph" style:parent-style-name="Text_20_body" style:list-style-name="L40">
      <style:text-properties fo:language="ru" fo:country="RU"/>
    </style:style>
    <style:style style:name="P49" style:family="paragraph" style:parent-style-name="Text_20_body" style:list-style-name="L41">
      <style:text-properties fo:language="ru" fo:country="RU"/>
    </style:style>
    <style:style style:name="P50" style:family="paragraph" style:parent-style-name="Text_20_body" style:list-style-name="L42">
      <style:text-properties fo:language="ru" fo:country="RU"/>
    </style:style>
    <style:style style:name="P51" style:family="paragraph" style:parent-style-name="Text_20_body" style:list-style-name="L43">
      <style:text-properties fo:language="ru" fo:country="RU"/>
    </style:style>
    <style:style style:name="P52" style:family="paragraph" style:parent-style-name="Text_20_body" style:list-style-name="L44">
      <style:text-properties fo:language="ru" fo:country="RU"/>
    </style:style>
    <style:style style:name="P53" style:family="paragraph" style:parent-style-name="Text_20_body" style:list-style-name="L45">
      <style:text-properties fo:language="ru" fo:country="RU"/>
    </style:style>
    <style:style style:name="P54" style:family="paragraph" style:parent-style-name="Text_20_body" style:list-style-name="L47">
      <style:text-properties fo:language="ru" fo:country="RU"/>
    </style:style>
    <style:style style:name="P55" style:family="paragraph" style:parent-style-name="Text_20_body" style:list-style-name="L48">
      <style:text-properties fo:language="ru" fo:country="RU"/>
    </style:style>
    <style:style style:name="P56" style:family="paragraph" style:parent-style-name="Text_20_body" style:list-style-name="L50">
      <style:text-properties fo:language="ru" fo:country="RU"/>
    </style:style>
    <style:style style:name="P57" style:family="paragraph" style:parent-style-name="Text_20_body" style:list-style-name="L56">
      <style:text-properties fo:language="ru" fo:country="RU"/>
    </style:style>
    <style:style style:name="P58" style:family="paragraph" style:parent-style-name="Text_20_body" style:list-style-name="L57">
      <style:text-properties fo:language="ru" fo:country="RU"/>
    </style:style>
    <style:style style:name="P59" style:family="paragraph" style:parent-style-name="Text_20_body" style:list-style-name="L58">
      <style:text-properties fo:language="ru" fo:country="RU"/>
    </style:style>
    <style:style style:name="P60" style:family="paragraph" style:parent-style-name="Text_20_body" style:list-style-name="L60">
      <style:text-properties fo:language="ru" fo:country="RU"/>
    </style:style>
    <style:style style:name="P61" style:family="paragraph" style:parent-style-name="Text_20_body" style:list-style-name="L61">
      <style:text-properties fo:language="ru" fo:country="RU"/>
    </style:style>
    <style:style style:name="P62" style:family="paragraph" style:parent-style-name="Text_20_body" style:list-style-name="L62">
      <style:text-properties fo:language="ru" fo:country="RU"/>
    </style:style>
    <style:style style:name="P63" style:family="paragraph" style:parent-style-name="Text_20_body" style:list-style-name="L67">
      <style:text-properties fo:language="ru" fo:country="RU"/>
    </style:style>
    <style:style style:name="P64" style:family="paragraph" style:parent-style-name="Text_20_body" style:list-style-name="L68">
      <style:text-properties fo:language="ru" fo:country="RU"/>
    </style:style>
    <style:style style:name="P65" style:family="paragraph" style:parent-style-name="Text_20_body" style:list-style-name="L69">
      <style:text-properties fo:language="ru" fo:country="RU"/>
    </style:style>
    <style:style style:name="P66" style:family="paragraph" style:parent-style-name="Text_20_body" style:list-style-name="L70">
      <style:text-properties fo:language="ru" fo:country="RU"/>
    </style:style>
    <style:style style:name="P67" style:family="paragraph" style:parent-style-name="Text_20_body" style:list-style-name="L71">
      <style:text-properties fo:language="ru" fo:country="RU"/>
    </style:style>
    <style:style style:name="P68" style:family="paragraph" style:parent-style-name="Text_20_body" style:list-style-name="L72">
      <style:text-properties fo:language="ru" fo:country="RU"/>
    </style:style>
    <style:style style:name="P69" style:family="paragraph" style:parent-style-name="Text_20_body" style:list-style-name="L73">
      <style:text-properties fo:language="ru" fo:country="RU"/>
    </style:style>
    <style:style style:name="P70" style:family="paragraph" style:parent-style-name="Text_20_body" style:list-style-name="L75">
      <style:text-properties fo:language="ru" fo:country="RU"/>
    </style:style>
    <style:style style:name="P71" style:family="paragraph" style:parent-style-name="Text_20_body" style:list-style-name="L80">
      <style:text-properties fo:language="ru" fo:country="RU"/>
    </style:style>
    <style:style style:name="P72" style:family="paragraph" style:parent-style-name="Text_20_body" style:list-style-name="L82">
      <style:text-properties fo:language="ru" fo:country="RU"/>
    </style:style>
    <style:style style:name="P73" style:family="paragraph" style:parent-style-name="Text_20_body" style:list-style-name="L83">
      <style:text-properties fo:language="ru" fo:country="RU"/>
    </style:style>
    <style:style style:name="P74" style:family="paragraph" style:parent-style-name="Text_20_body" style:list-style-name="L88">
      <style:text-properties fo:language="ru" fo:country="RU"/>
    </style:style>
    <style:style style:name="P75" style:family="paragraph" style:parent-style-name="Text_20_body" style:list-style-name="L90">
      <style:text-properties fo:language="ru" fo:country="RU"/>
    </style:style>
    <style:style style:name="P76" style:family="paragraph" style:parent-style-name="Text_20_body" style:list-style-name="L1"/>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paragraph-properties fo:margin-left="0in" fo:margin-right="0in" fo:text-indent="0in" style:auto-text-indent="false"/>
    </style:style>
    <style:style style:name="P81" style:family="paragraph" style:parent-style-name="Text_20_body" style:list-style-name="L7"/>
    <style:style style:name="P82" style:family="paragraph" style:parent-style-name="Text_20_body" style:list-style-name="L7">
      <style:paragraph-properties fo:margin-left="0in" fo:margin-right="0in" fo:text-indent="0in" style:auto-text-indent="false"/>
    </style:style>
    <style:style style:name="P83" style:family="paragraph" style:parent-style-name="Text_20_body" style:list-style-name="L8"/>
    <style:style style:name="P84" style:family="paragraph" style:parent-style-name="Text_20_body" style:list-style-name="L8">
      <style:paragraph-properties fo:margin-left="0in" fo:margin-right="0in" fo:text-indent="0in" style:auto-text-indent="false"/>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0">
      <style:paragraph-properties fo:margin-left="0in" fo:margin-right="0in" fo:text-indent="0in" style:auto-text-indent="false"/>
    </style:style>
    <style:style style:name="P88" style:family="paragraph" style:parent-style-name="Text_20_body" style:list-style-name="L11"/>
    <style:style style:name="P89" style:family="paragraph" style:parent-style-name="Text_20_body" style:list-style-name="L11">
      <style:paragraph-properties fo:margin-left="0in" fo:margin-right="0in" fo:text-indent="0in" style:auto-text-indent="false"/>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4">
      <style:paragraph-properties fo:margin-left="0in" fo:margin-right="0in" fo:text-indent="0in" style:auto-text-indent="false"/>
    </style:style>
    <style:style style:name="P93" style:family="paragraph" style:parent-style-name="Text_20_body" style:list-style-name="L15"/>
    <style:style style:name="P94" style:family="paragraph" style:parent-style-name="Text_20_body" style:list-style-name="L15">
      <style:paragraph-properties fo:margin-left="0in" fo:margin-right="0in" fo:text-indent="0in" style:auto-text-indent="false"/>
    </style:style>
    <style:style style:name="P95" style:family="paragraph" style:parent-style-name="Text_20_body" style:list-style-name="L18"/>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2">
      <style:paragraph-properties fo:margin-left="0in" fo:margin-right="0in" fo:text-indent="0in" style:auto-text-indent="false"/>
    </style:style>
    <style:style style:name="P100" style:family="paragraph" style:parent-style-name="Text_20_body" style:list-style-name="L23"/>
    <style:style style:name="P101" style:family="paragraph" style:parent-style-name="Text_20_body" style:list-style-name="L23">
      <style:paragraph-properties fo:margin-left="0in" fo:margin-right="0in" fo:text-indent="0in" style:auto-text-indent="false"/>
    </style:style>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30"/>
    <style:style style:name="P107" style:family="paragraph" style:parent-style-name="Text_20_body" style:list-style-name="L30">
      <style:paragraph-properties fo:margin-left="0in" fo:margin-right="0in" fo:text-indent="0in" style:auto-text-indent="false"/>
    </style:style>
    <style:style style:name="P108" style:family="paragraph" style:parent-style-name="Text_20_body" style:list-style-name="L32"/>
    <style:style style:name="P109" style:family="paragraph" style:parent-style-name="Text_20_body" style:list-style-name="L32">
      <style:paragraph-properties fo:margin-left="0in" fo:margin-right="0in" fo:text-indent="0in" style:auto-text-indent="false"/>
    </style:style>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5">
      <style:paragraph-properties fo:margin-left="0in" fo:margin-right="0in" fo:text-indent="0in" style:auto-text-indent="false"/>
    </style:style>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1">
      <style:paragraph-properties fo:margin-left="0in" fo:margin-right="0in" fo:text-indent="0in" style:auto-text-indent="false"/>
    </style:style>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3">
      <style:paragraph-properties fo:margin-left="0in" fo:margin-right="0in" fo:text-indent="0in" style:auto-text-indent="false"/>
    </style:style>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5">
      <style:paragraph-properties fo:margin-left="0in" fo:margin-right="0in" fo:text-indent="0in" style:auto-text-indent="false"/>
    </style:style>
    <style:style style:name="P133" style:family="paragraph" style:parent-style-name="Text_20_body" style:list-style-name="L56"/>
    <style:style style:name="P134" style:family="paragraph" style:parent-style-name="Text_20_body" style:list-style-name="L59"/>
    <style:style style:name="P135" style:family="paragraph" style:parent-style-name="Text_20_body" style:list-style-name="L60"/>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4">
      <style:paragraph-properties fo:margin-left="0in" fo:margin-right="0in" fo:text-indent="0in" style:auto-text-indent="false"/>
    </style:style>
    <style:style style:name="P139" style:family="paragraph" style:parent-style-name="Text_20_body" style:list-style-name="L65"/>
    <style:style style:name="P140" style:family="paragraph" style:parent-style-name="Text_20_body" style:list-style-name="L65">
      <style:paragraph-properties fo:margin-left="0in" fo:margin-right="0in" fo:text-indent="0in" style:auto-text-indent="false"/>
    </style:style>
    <style:style style:name="P141" style:family="paragraph" style:parent-style-name="Text_20_body" style:list-style-name="L66"/>
    <style:style style:name="P142" style:family="paragraph" style:parent-style-name="Text_20_body" style:list-style-name="L67"/>
    <style:style style:name="P143" style:family="paragraph" style:parent-style-name="Text_20_body" style:list-style-name="L68"/>
    <style:style style:name="P144" style:family="paragraph" style:parent-style-name="Text_20_body" style:list-style-name="L69"/>
    <style:style style:name="P145" style:family="paragraph" style:parent-style-name="Text_20_body" style:list-style-name="L71"/>
    <style:style style:name="P146" style:family="paragraph" style:parent-style-name="Text_20_body" style:list-style-name="L72"/>
    <style:style style:name="P147" style:family="paragraph" style:parent-style-name="Text_20_body" style:list-style-name="L74"/>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7">
      <style:paragraph-properties fo:margin-left="0in" fo:margin-right="0in" fo:text-indent="0in" style:auto-text-indent="false"/>
    </style:style>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4"/>
    <style:style style:name="P158" style:family="paragraph" style:parent-style-name="Text_20_body" style:list-style-name="L84">
      <style:paragraph-properties fo:margin-left="0in" fo:margin-right="0in" fo:text-indent="0in" style:auto-text-indent="false"/>
    </style:style>
    <style:style style:name="P159" style:family="paragraph" style:parent-style-name="Text_20_body" style:list-style-name="L85"/>
    <style:style style:name="P160" style:family="paragraph" style:parent-style-name="Text_20_body" style:list-style-name="L86"/>
    <style:style style:name="P161" style:family="paragraph" style:parent-style-name="Text_20_body" style:list-style-name="L86">
      <style:paragraph-properties fo:margin-left="0in" fo:margin-right="0in" fo:text-indent="0in" style:auto-text-indent="false"/>
    </style:style>
    <style:style style:name="P162" style:family="paragraph" style:parent-style-name="Text_20_body" style:list-style-name="L87"/>
    <style:style style:name="P163" style:family="paragraph" style:parent-style-name="Text_20_body" style:list-style-name="L89"/>
    <style:style style:name="P164" style:family="paragraph" style:parent-style-name="Text_20_body" style:list-style-name="L91"/>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4" text:outline-level="2">Теория общества и государства</text:h>
      <text:h text:style-name="P6"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6" text:outline-level="3">Ольга Фуркало</text:h>
      <text:p text:style-name="P25">Редактура и корректура </text:p>
      <text:h text:style-name="P6" text:outline-level="3">Наталия Занегина</text:h>
      <text:p text:style-name="P25">Редактура и корректура </text:p>
      <text:h text:style-name="P6" text:outline-level="3">Людмила Еланская (A&amp;A Lingua)</text:h>
      <text:p text:style-name="P25">Редактура и корректура </text:p>
      <text:h text:style-name="P6" text:outline-level="3">Karl Schmahl</text:h>
      <text:p text:style-name="P25">Иллюстрация обложки </text:p>
      <text:p text:style-name="P25">Авторские права © 2016 Алексей Шруб</text:p>
      <text:p text:style-name="P25"><text:bookmark text:name="id835"/>Книга распространяется на условиях лицензии Creative Commons «Attribution-ShareAlike 4.0 International» (CC BY-SA 4.0). </text:p>
      <text:p text:style-name="P26">Аннотация</text:p>
      <text:p text:style-name="P25">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6">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2"><text:a xlink:type="simple" xlink:href="#why" text:style-name="Internet_20_link" text:visited-style-name="Visited_20_Internet_20_Link"><text:span text:style-name="T1">1. Почему?</text:span></text:a></text:p>
      <text:p text:style-name="P12"><text:a xlink:type="simple" xlink:href="#for_what" text:style-name="Internet_20_link" text:visited-style-name="Visited_20_Internet_20_Link"><text:span text:style-name="T1">2. Зачем?</text:span></text:a></text:p>
      <text:p text:style-name="P12"><text:a xlink:type="simple" xlink:href="#why_important" text:style-name="Internet_20_link" text:visited-style-name="Visited_20_Internet_20_Link"><text:span text:style-name="T1">3. А оно надо?</text:span></text:a></text:p>
      <text:p text:style-name="P12"><text:a xlink:type="simple" xlink:href="#for_smart" text:style-name="Internet_20_link" text:visited-style-name="Visited_20_Internet_20_Link"><text:span text:style-name="T1">4. Для кого?</text:span></text:a></text:p>
      <text:p text:style-name="P12"><text:a xlink:type="simple" xlink:href="#summary" text:style-name="Internet_20_link" text:visited-style-name="Visited_20_Internet_20_Link"><text:span text:style-name="T1">5. О чём?</text:span></text:a></text:p>
      <text:p text:style-name="P12"><text:a xlink:type="simple" xlink:href="#is_it_possible" text:style-name="Internet_20_link" text:visited-style-name="Visited_20_Internet_20_Link"><text:span text:style-name="T1">6. Возможно ли?</text:span></text:a></text:p>
      <text:p text:style-name="P12"><text:a xlink:type="simple" xlink:href="#not_about" text:style-name="Internet_20_link" text:visited-style-name="Visited_20_Internet_20_Link"><text:span text:style-name="T1">7. Чего нет в данной книге?</text:span></text:a></text:p>
      <text:p text:style-name="P12"><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2"><text:a xlink:type="simple" xlink:href="#morals" text:style-name="Internet_20_link" text:visited-style-name="Visited_20_Internet_20_Link"><text:span text:style-name="T1">1. Мораль</text:span></text:a></text:p>
      <text:p text:style-name="P12"><text:a xlink:type="simple" xlink:href="#axiom" text:style-name="Internet_20_link" text:visited-style-name="Visited_20_Internet_20_Link"><text:span text:style-name="T1">2. Постулаты начального состояния</text:span></text:a></text:p>
      <text:p text:style-name="P14"><text:a xlink:type="simple" xlink:href="#axiom_summary" text:style-name="Internet_20_link" text:visited-style-name="Visited_20_Internet_20_Link"><text:span text:style-name="T3">2.1. Краткое содержание раздела</text:span></text:a></text:p>
      <text:p text:style-name="P14"><text:a xlink:type="simple" xlink:href="#person" text:style-name="Internet_20_link" text:visited-style-name="Visited_20_Internet_20_Link"><text:span text:style-name="T3">2.2. Во Вселенной существует множество индивидов</text:span></text:a></text:p>
      <text:p text:style-name="P16"><text:a xlink:type="simple" xlink:href="#ratio_person" text:style-name="Internet_20_link" text:visited-style-name="Visited_20_Internet_20_Link"><text:span text:style-name="T3">2.2.1. Индивиды разумны</text:span></text:a></text:p>
      <text:p text:style-name="P16"><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6"><text:a xlink:type="simple" xlink:href="#person_can_mistake" text:style-name="Internet_20_link" text:visited-style-name="Visited_20_Internet_20_Link"><text:span text:style-name="T3">2.2.3. Индивиды могут ошибаться</text:span></text:a></text:p>
      <text:p text:style-name="P16"><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6"><text:a xlink:type="simple" xlink:href="#unique_person" text:style-name="Internet_20_link" text:visited-style-name="Visited_20_Internet_20_Link"><text:span text:style-name="T3">2.2.5. Индивиды уникальны</text:span></text:a></text:p>
      <text:p text:style-name="P16"><text:a xlink:type="simple" xlink:href="#person_needs" text:style-name="Internet_20_link" text:visited-style-name="Visited_20_Internet_20_Link"><text:span text:style-name="T3">2.2.6. Индивиды имеют потребности и цели</text:span></text:a></text:p>
      <text:p text:style-name="P16"><text:a xlink:type="simple" xlink:href="#fickle_person" text:style-name="Internet_20_link" text:visited-style-name="Visited_20_Internet_20_Link"><text:span text:style-name="T3">2.2.7. Цели индивидов изменяются во времени</text:span></text:a></text:p>
      <text:p text:style-name="P16"><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6"><text:a xlink:type="simple" xlink:href="#many" text:style-name="Internet_20_link" text:visited-style-name="Visited_20_Internet_20_Link"><text:span text:style-name="T3">2.2.9. Индивидов много</text:span></text:a></text:p>
      <text:p text:style-name="P14"><text:a xlink:type="simple" xlink:href="#danger" text:style-name="Internet_20_link" text:visited-style-name="Visited_20_Internet_20_Link"><text:span text:style-name="T3">2.3. Вселенная полна опасностей и трудностей</text:span></text:a></text:p>
      <text:p text:style-name="P16"><text:a xlink:type="simple" xlink:href="#unknown_future" text:style-name="Internet_20_link" text:visited-style-name="Visited_20_Internet_20_Link"><text:span text:style-name="T3">2.3.1. Будущее неизвестно</text:span></text:a></text:p>
      <text:p text:style-name="P16"><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6"><text:a xlink:type="simple" xlink:href="#no_free_things" text:style-name="Internet_20_link" text:visited-style-name="Visited_20_Internet_20_Link"><text:span text:style-name="T3">2.3.3. Бесплатного не бывает</text:span></text:a></text:p>
      <text:p text:style-name="P16"><text:a xlink:type="simple" xlink:href="#limited_resources" text:style-name="Internet_20_link" text:visited-style-name="Visited_20_Internet_20_Link"><text:span text:style-name="T3">2.3.4. Ресурсы ограничены</text:span></text:a></text:p>
      <text:p text:style-name="P16"><text:a xlink:type="simple" xlink:href="#not_ideal" text:style-name="Internet_20_link" text:visited-style-name="Visited_20_Internet_20_Link"><text:span text:style-name="T3">2.3.5. Идеальных решений нет</text:span></text:a></text:p>
      <text:p text:style-name="P16"><text:a xlink:type="simple" xlink:href="#complexity" text:style-name="Internet_20_link" text:visited-style-name="Visited_20_Internet_20_Link"><text:span text:style-name="T3">2.3.6. Вселенная — сложная штука</text:span></text:a></text:p>
      <text:p text:style-name="P16"><text:a xlink:type="simple" xlink:href="#end_of_day" text:style-name="Internet_20_link" text:visited-style-name="Visited_20_Internet_20_Link"><text:span text:style-name="T3">2.3.7. Вселенная конечна во времени</text:span></text:a></text:p>
      <text:p text:style-name="P14"><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4"><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6"><text:a xlink:type="simple" xlink:href="#public_good" text:style-name="Internet_20_link" text:visited-style-name="Visited_20_Internet_20_Link"><text:span text:style-name="T3">2.5.1. Общественное благо</text:span></text:a></text:p>
      <text:p text:style-name="P14"><text:a xlink:type="simple" xlink:href="#generations_relay" text:style-name="Internet_20_link" text:visited-style-name="Visited_20_Internet_20_Link"><text:span text:style-name="T3">2.6. Сотрудничество поколений</text:span></text:a></text:p>
      <text:p text:style-name="P14"><text:a xlink:type="simple" xlink:href="#disunity" text:style-name="Internet_20_link" text:visited-style-name="Visited_20_Internet_20_Link"><text:span text:style-name="T3">2.7. Обществ может быть много</text:span></text:a></text:p>
      <text:p text:style-name="P14"><text:a xlink:type="simple" xlink:href="#conflicts" text:style-name="Internet_20_link" text:visited-style-name="Visited_20_Internet_20_Link"><text:span text:style-name="T3">2.8. Между индивидами возможны конфликты</text:span></text:a></text:p>
      <text:p text:style-name="P16"><text:a xlink:type="simple" xlink:href="#personal_conflicts" text:style-name="Internet_20_link" text:visited-style-name="Visited_20_Internet_20_Link"><text:span text:style-name="T3">2.8.1. Индивиды могут конфликтовать друг с другом</text:span></text:a></text:p>
      <text:p text:style-name="P16"><text:a xlink:type="simple" xlink:href="#opportunism" text:style-name="Internet_20_link" text:visited-style-name="Visited_20_Internet_20_Link"><text:span text:style-name="T3">2.8.2. Индивид может конфликтовать с обществом</text:span></text:a></text:p>
      <text:p text:style-name="P16"><text:a xlink:type="simple" xlink:href="#competition" text:style-name="Internet_20_link" text:visited-style-name="Visited_20_Internet_20_Link"><text:span text:style-name="T3">2.8.3. Общества могут конфликтовать друг с другом</text:span></text:a></text:p>
      <text:p text:style-name="P14"><text:a xlink:type="simple" xlink:href="#cooperation_condition" text:style-name="Internet_20_link" text:visited-style-name="Visited_20_Internet_20_Link"><text:span text:style-name="T3">2.9. Для сотрудничества необходимо, чтобы:</text:span></text:a></text:p>
      <text:p text:style-name="P16"><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6"><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6"><text:a xlink:type="simple" xlink:href="#rules" text:style-name="Internet_20_link" text:visited-style-name="Visited_20_Internet_20_Link"><text:span text:style-name="T3">2.9.3. Существуют правила разрешения конфликтов — законы</text:span></text:a></text:p>
      <text:p text:style-name="P16"><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4"><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4"><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2"><text:a xlink:type="simple" xlink:href="#agreement_axiom" text:style-name="Internet_20_link" text:visited-style-name="Visited_20_Internet_20_Link"><text:span text:style-name="T1">3. Соглашение</text:span></text:a></text:p>
      <text:p text:style-name="P14"><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6"><text:a xlink:type="simple" xlink:href="#person_is_actor" text:style-name="Internet_20_link" text:visited-style-name="Visited_20_Internet_20_Link"><text:span text:style-name="T3">3.1.1. Ответственность индивида</text:span></text:a></text:p>
      <text:p text:style-name="P17"><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6"><text:a xlink:type="simple" xlink:href="#presumption" text:style-name="Internet_20_link" text:visited-style-name="Visited_20_Internet_20_Link"><text:span text:style-name="T3">3.1.2. Презумпция невиновности</text:span></text:a></text:p>
      <text:p text:style-name="P16"><text:a xlink:type="simple" xlink:href="#no_reverse_law" text:style-name="Internet_20_link" text:visited-style-name="Visited_20_Internet_20_Link"><text:span text:style-name="T3">3.1.3. Закон обратной силы не имеет</text:span></text:a></text:p>
      <text:p text:style-name="P16"><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6"><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6"><text:a xlink:type="simple" xlink:href="#argumentum_non_olet" text:style-name="Internet_20_link" text:visited-style-name="Visited_20_Internet_20_Link"><text:span text:style-name="T3">3.1.6. Доказательства не пахнут</text:span></text:a></text:p>
      <text:p text:style-name="P14"><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4"><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4"><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4"><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4"><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6"><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6"><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4"><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6"><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4"><text:a xlink:type="simple" xlink:href="#punishment" text:style-name="Internet_20_link" text:visited-style-name="Visited_20_Internet_20_Link"><text:span text:style-name="T3">3.8. Для борьбы с оппортунистами необходимы наказания</text:span></text:a></text:p>
      <text:p text:style-name="P16"><text:a xlink:type="simple" xlink:href="#punishment_definition" text:style-name="Internet_20_link" text:visited-style-name="Visited_20_Internet_20_Link"><text:span text:style-name="T3">3.8.1. Сущность наказания</text:span></text:a></text:p>
      <text:p text:style-name="P16"><text:a xlink:type="simple" xlink:href="#compensation" text:style-name="Internet_20_link" text:visited-style-name="Visited_20_Internet_20_Link"><text:span text:style-name="T3">3.8.2. Компенсация</text:span></text:a></text:p>
      <text:p text:style-name="P16"><text:a xlink:type="simple" xlink:href="#isolation" text:style-name="Internet_20_link" text:visited-style-name="Visited_20_Internet_20_Link"><text:span text:style-name="T3">3.8.3. Защита общества от принципиальных преступников</text:span></text:a></text:p>
      <text:p text:style-name="P16"><text:a xlink:type="simple" xlink:href="#amnesty" text:style-name="Internet_20_link" text:visited-style-name="Visited_20_Internet_20_Link"><text:span text:style-name="T3">3.8.4. Амнистия и помилование</text:span></text:a></text:p>
      <text:p text:style-name="P16"><text:a xlink:type="simple" xlink:href="#punishment_proportionality" text:style-name="Internet_20_link" text:visited-style-name="Visited_20_Internet_20_Link"><text:span text:style-name="T3">3.8.5. Величина и неизбежность наказания</text:span></text:a></text:p>
      <text:p text:style-name="P16"><text:a xlink:type="simple" xlink:href="#punishment_types" text:style-name="Internet_20_link" text:visited-style-name="Visited_20_Internet_20_Link"><text:span text:style-name="T3">3.8.6. Виды наказаний</text:span></text:a></text:p>
      <text:p text:style-name="P17"><text:a xlink:type="simple" xlink:href="#fine" text:style-name="Internet_20_link" text:visited-style-name="Visited_20_Internet_20_Link"><text:span text:style-name="T3">3.8.6.1. Штраф</text:span></text:a></text:p>
      <text:p text:style-name="P17"><text:a xlink:type="simple" xlink:href="#shame_pillar" text:style-name="Internet_20_link" text:visited-style-name="Visited_20_Internet_20_Link"><text:span text:style-name="T3">3.8.6.2. Публичное порицание</text:span></text:a></text:p>
      <text:p text:style-name="P17"><text:a xlink:type="simple" xlink:href="#rights_deprivation" text:style-name="Internet_20_link" text:visited-style-name="Visited_20_Internet_20_Link"><text:span text:style-name="T3">3.8.6.3. Поражение в правах</text:span></text:a></text:p>
      <text:p text:style-name="P17"><text:a xlink:type="simple" xlink:href="#citizenship_revocation" text:style-name="Internet_20_link" text:visited-style-name="Visited_20_Internet_20_Link"><text:span text:style-name="T3">3.8.6.4. Лишение гражданства</text:span></text:a></text:p>
      <text:p text:style-name="P17"><text:a xlink:type="simple" xlink:href="#expulsion" text:style-name="Internet_20_link" text:visited-style-name="Visited_20_Internet_20_Link"><text:span text:style-name="T3">3.8.6.5. Изгнание</text:span></text:a></text:p>
      <text:p text:style-name="P17"><text:a xlink:type="simple" xlink:href="#correctional_labor" text:style-name="Internet_20_link" text:visited-style-name="Visited_20_Internet_20_Link"><text:span text:style-name="T3">3.8.6.6. Исправительные работы</text:span></text:a></text:p>
      <text:p text:style-name="P17"><text:a xlink:type="simple" xlink:href="#imprisonment" text:style-name="Internet_20_link" text:visited-style-name="Visited_20_Internet_20_Link"><text:span text:style-name="T3">3.8.6.7. Лишение свободы</text:span></text:a></text:p>
      <text:p text:style-name="P17"><text:a xlink:type="simple" xlink:href="#asexualization" text:style-name="Internet_20_link" text:visited-style-name="Visited_20_Internet_20_Link"><text:span text:style-name="T3">3.8.6.8. Стерилизация</text:span></text:a></text:p>
      <text:p text:style-name="P17"><text:a xlink:type="simple" xlink:href="#physical_punishment" text:style-name="Internet_20_link" text:visited-style-name="Visited_20_Internet_20_Link"><text:span text:style-name="T3">3.8.6.9. Телесные наказания и пытки</text:span></text:a></text:p>
      <text:p text:style-name="P17"><text:a xlink:type="simple" xlink:href="#death_penalty" text:style-name="Internet_20_link" text:visited-style-name="Visited_20_Internet_20_Link"><text:span text:style-name="T3">3.8.6.10. Смертная казнь</text:span></text:a></text:p>
      <text:p text:style-name="P16"><text:a xlink:type="simple" xlink:href="#prisonniers_exploitation" text:style-name="Internet_20_link" text:visited-style-name="Visited_20_Internet_20_Link"><text:span text:style-name="T3">3.8.7. Использование заключённых</text:span></text:a></text:p>
      <text:p text:style-name="P14"><text:a xlink:type="simple" xlink:href="#rule_of_law" text:style-name="Internet_20_link" text:visited-style-name="Visited_20_Internet_20_Link"><text:span text:style-name="T3">3.9. Верховенство закона и верховенство права</text:span></text:a></text:p>
      <text:p text:style-name="P14"><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4"><text:a xlink:type="simple" xlink:href="#state_of_emergency" text:style-name="Internet_20_link" text:visited-style-name="Visited_20_Internet_20_Link"><text:span text:style-name="T3">3.11. Ограничение прав и свобод в чрезвычайных ситуациях</text:span></text:a></text:p>
      <text:p text:style-name="P12"><text:a xlink:type="simple" xlink:href="#rights" text:style-name="Internet_20_link" text:visited-style-name="Visited_20_Internet_20_Link"><text:span text:style-name="T1">4. Права и свободы индивидов</text:span></text:a></text:p>
      <text:p text:style-name="P14"><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6"><text:a xlink:type="simple" xlink:href="#mind_freedom" text:style-name="Internet_20_link" text:visited-style-name="Visited_20_Internet_20_Link"><text:span text:style-name="T3">4.1.1. Свобода сознания</text:span></text:a></text:p>
      <text:p text:style-name="P16"><text:a xlink:type="simple" xlink:href="#action_freedom" text:style-name="Internet_20_link" text:visited-style-name="Visited_20_Internet_20_Link"><text:span text:style-name="T3">4.1.2. Свобода действий</text:span></text:a></text:p>
      <text:p text:style-name="P17"><text:a xlink:type="simple" xlink:href="#right_of_assembly" text:style-name="Internet_20_link" text:visited-style-name="Visited_20_Internet_20_Link"><text:span text:style-name="T3">4.1.2.1. Право объединений и собраний</text:span></text:a></text:p>
      <text:p text:style-name="P17"><text:a xlink:type="simple" xlink:href="#suicide_right" text:style-name="Internet_20_link" text:visited-style-name="Visited_20_Internet_20_Link"><text:span text:style-name="T3">4.1.2.2. Эвтаназия и право на смерть</text:span></text:a></text:p>
      <text:p text:style-name="P16"><text:a xlink:type="simple" xlink:href="#speech_freedom" text:style-name="Internet_20_link" text:visited-style-name="Visited_20_Internet_20_Link"><text:span text:style-name="T3">4.1.3. Свобода слова</text:span></text:a></text:p>
      <text:p text:style-name="P17"><text:a xlink:type="simple" xlink:href="#insult" text:style-name="Internet_20_link" text:visited-style-name="Visited_20_Internet_20_Link"><text:span text:style-name="T3">4.1.3.1. Оскорбление</text:span></text:a></text:p>
      <text:p text:style-name="P17"><text:a xlink:type="simple" xlink:href="#obscene" text:style-name="Internet_20_link" text:visited-style-name="Visited_20_Internet_20_Link"><text:span text:style-name="T3">4.1.3.2. Обсценная лексика</text:span></text:a></text:p>
      <text:p text:style-name="P16"><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6"><text:a xlink:type="simple" xlink:href="#taboo" text:style-name="Internet_20_link" text:visited-style-name="Visited_20_Internet_20_Link"><text:span text:style-name="T3">4.1.5. Запреты и ограничения должны быть обоснованы</text:span></text:a></text:p>
      <text:p text:style-name="P16"><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4"><text:a xlink:type="simple" xlink:href="#property" text:style-name="Internet_20_link" text:visited-style-name="Visited_20_Internet_20_Link"><text:span text:style-name="T3">4.2. Индивиды обладают правом собственности</text:span></text:a></text:p>
      <text:p text:style-name="P16"><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6"><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4"><text:a xlink:type="simple" xlink:href="#privacy" text:style-name="Internet_20_link" text:visited-style-name="Visited_20_Internet_20_Link"><text:span text:style-name="T3">4.3. Индивиды имеют право на приватность</text:span></text:a></text:p>
      <text:p text:style-name="P14"><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4"><text:a xlink:type="simple" xlink:href="#knowledge_right" text:style-name="Internet_20_link" text:visited-style-name="Visited_20_Internet_20_Link"><text:span text:style-name="T3">4.5. Индивиды обладают правом на информацию</text:span></text:a></text:p>
      <text:p text:style-name="P14"><text:a xlink:type="simple" xlink:href="#reproduction_right" text:style-name="Internet_20_link" text:visited-style-name="Visited_20_Internet_20_Link"><text:span text:style-name="T3">4.6. Индивиды имеют право на размножение</text:span></text:a></text:p>
      <text:p text:style-name="P14"><text:a xlink:type="simple" xlink:href="#defence" text:style-name="Internet_20_link" text:visited-style-name="Visited_20_Internet_20_Link"><text:span text:style-name="T3">4.7. Индивиды имеют право на оборону</text:span></text:a></text:p>
      <text:p text:style-name="P12"><text:a xlink:type="simple" xlink:href="#person_obligation" text:style-name="Internet_20_link" text:visited-style-name="Visited_20_Internet_20_Link"><text:span text:style-name="T1">5. Обязанности индивида</text:span></text:a></text:p>
      <text:p text:style-name="P14"><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4"><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4"><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4"><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4"><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4"><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4"><text:a xlink:type="simple" xlink:href="#calm_right" text:style-name="Internet_20_link" text:visited-style-name="Visited_20_Internet_20_Link"><text:span text:style-name="T3">5.7. Индивиды обязаны уважать покой других индивидов</text:span></text:a></text:p>
      <text:p text:style-name="P14"><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4"><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4"><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4"><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4"><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2"><text:a xlink:type="simple" xlink:href="#state_axiom" text:style-name="Internet_20_link" text:visited-style-name="Visited_20_Internet_20_Link"><text:span text:style-name="T1">6. Государство</text:span></text:a></text:p>
      <text:p text:style-name="P14"><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4"><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4"><text:a xlink:type="simple" xlink:href="#power" text:style-name="Internet_20_link" text:visited-style-name="Visited_20_Internet_20_Link"><text:span text:style-name="T3">6.3. Соглашение не лишает народ власти</text:span></text:a></text:p>
      <text:p text:style-name="P14"><text:a xlink:type="simple" xlink:href="#usurpation" text:style-name="Internet_20_link" text:visited-style-name="Visited_20_Internet_20_Link"><text:span text:style-name="T3">6.4. Сама природа государства создаёт угрозу узурпации</text:span></text:a></text:p>
      <text:p text:style-name="P12"><text:a xlink:type="simple" xlink:href="#citizen" text:style-name="Internet_20_link" text:visited-style-name="Visited_20_Internet_20_Link"><text:span text:style-name="T1">7. Права и обязанности гражданина</text:span></text:a></text:p>
      <text:p text:style-name="P14"><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4"><text:a xlink:type="simple" xlink:href="#militarian" text:style-name="Internet_20_link" text:visited-style-name="Visited_20_Internet_20_Link"><text:span text:style-name="T3">7.2. Гражданин обязан служить в армии</text:span></text:a></text:p>
      <text:p text:style-name="P14"><text:a xlink:type="simple" xlink:href="#witness" text:style-name="Internet_20_link" text:visited-style-name="Visited_20_Internet_20_Link"><text:span text:style-name="T3">7.3. Гражданин обязан сообщать о нарушениях</text:span></text:a></text:p>
      <text:p text:style-name="P14"><text:a xlink:type="simple" xlink:href="#jury" text:style-name="Internet_20_link" text:visited-style-name="Visited_20_Internet_20_Link"><text:span text:style-name="T3">7.4. Гражданин обязан заседать в суде присяжных</text:span></text:a></text:p>
      <text:p text:style-name="P14"><text:a xlink:type="simple" xlink:href="#statistics_obligation" text:style-name="Internet_20_link" text:visited-style-name="Visited_20_Internet_20_Link"><text:span text:style-name="T3">7.5. Гражданин обязан давать обратную связь государству</text:span></text:a></text:p>
      <text:p text:style-name="P14"><text:a xlink:type="simple" xlink:href="#official_right" text:style-name="Internet_20_link" text:visited-style-name="Visited_20_Internet_20_Link"><text:span text:style-name="T3">7.6. Только граждане имеют право занимать ключевые должности в государственных органах</text:span></text:a></text:p>
      <text:p text:style-name="P14"><text:a xlink:type="simple" xlink:href="#revolt_right" text:style-name="Internet_20_link" text:visited-style-name="Visited_20_Internet_20_Link"><text:span text:style-name="T3">7.7. Граждане имеют право на восстание</text:span></text:a></text:p>
      <text:p text:style-name="P12"><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4"><text:a xlink:type="simple" xlink:href="#independence" text:style-name="Internet_20_link" text:visited-style-name="Visited_20_Internet_20_Link"><text:span text:style-name="T3">8.1. Сохранять политическую независимость</text:span></text:a></text:p>
      <text:p text:style-name="P14"><text:a xlink:type="simple" xlink:href="#state_tasks" text:style-name="Internet_20_link" text:visited-style-name="Visited_20_Internet_20_Link"><text:span text:style-name="T3">8.2. Не брать на себя лишних функций</text:span></text:a></text:p>
      <text:p text:style-name="P14"><text:a xlink:type="simple" xlink:href="#state_not_nanny" text:style-name="Internet_20_link" text:visited-style-name="Visited_20_Internet_20_Link"><text:span text:style-name="T3">8.3. Решать общественные задачи</text:span></text:a></text:p>
      <text:p text:style-name="P14"><text:a xlink:type="simple" xlink:href="#not_shift_duty" text:style-name="Internet_20_link" text:visited-style-name="Visited_20_Internet_20_Link"><text:span text:style-name="T3">8.4. Не перекладывать свои обязанности на других</text:span></text:a></text:p>
      <text:p text:style-name="P14"><text:a xlink:type="simple" xlink:href="#law_execution" text:style-name="Internet_20_link" text:visited-style-name="Visited_20_Internet_20_Link"><text:span text:style-name="T3">8.5. Обеспечивать исполнение Соглашения</text:span></text:a></text:p>
      <text:p text:style-name="P16"><text:a xlink:type="simple" xlink:href="#state_ideology" text:style-name="Internet_20_link" text:visited-style-name="Visited_20_Internet_20_Link"><text:span text:style-name="T3">8.5.1. Обеспечивать неизменность базовых принципов</text:span></text:a></text:p>
      <text:p text:style-name="P16"><text:a xlink:type="simple" xlink:href="#stability" text:style-name="Internet_20_link" text:visited-style-name="Visited_20_Internet_20_Link"><text:span text:style-name="T3">8.5.2. Обеспечивать безопасность</text:span></text:a></text:p>
      <text:p text:style-name="P14"><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6"><text:a xlink:type="simple" xlink:href="#balance" text:style-name="Internet_20_link" text:visited-style-name="Visited_20_Internet_20_Link"><text:span text:style-name="T3">8.6.1. Баланс интересов настоящего и будущего</text:span></text:a></text:p>
      <text:p text:style-name="P16"><text:a xlink:type="simple" xlink:href="#quality" text:style-name="Internet_20_link" text:visited-style-name="Visited_20_Internet_20_Link"><text:span text:style-name="T3">8.6.2. Надёжные решения</text:span></text:a></text:p>
      <text:p text:style-name="P16"><text:a xlink:type="simple" xlink:href="#development" text:style-name="Internet_20_link" text:visited-style-name="Visited_20_Internet_20_Link"><text:span text:style-name="T3">8.6.3. Обеспечивать развитие науки и техники</text:span></text:a></text:p>
      <text:p text:style-name="P17"><text:a xlink:type="simple" xlink:href="#freshes_law" text:style-name="Internet_20_link" text:visited-style-name="Visited_20_Internet_20_Link"><text:span text:style-name="T3">8.6.3.1. Законы должны помогать прогрессу</text:span></text:a></text:p>
      <text:p text:style-name="P16"><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6"><text:a xlink:type="simple" xlink:href="#expansion" text:style-name="Internet_20_link" text:visited-style-name="Visited_20_Internet_20_Link"><text:span text:style-name="T3">8.6.5. Стимулировать территориальную экспансию</text:span></text:a></text:p>
      <text:p text:style-name="P16"><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7"><text:a xlink:type="simple" xlink:href="#standards" text:style-name="Internet_20_link" text:visited-style-name="Visited_20_Internet_20_Link"><text:span text:style-name="T3">8.6.6.1. Продвигать стандарты</text:span></text:a></text:p>
      <text:p text:style-name="P16"><text:a xlink:type="simple" xlink:href="#monoculture" text:style-name="Internet_20_link" text:visited-style-name="Visited_20_Internet_20_Link"><text:span text:style-name="T3">8.6.7. Защищаться от рисков монокультуры</text:span></text:a></text:p>
      <text:p text:style-name="P16"><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4"><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6"><text:a xlink:type="simple" xlink:href="#opportunism_shall_not_pass" text:style-name="Internet_20_link" text:visited-style-name="Visited_20_Internet_20_Link"><text:span text:style-name="T3">8.7.1. Наказывать паразитов</text:span></text:a></text:p>
      <text:p text:style-name="P16"><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6"><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7"><text:a xlink:type="simple" xlink:href="#state_and_business" text:style-name="Internet_20_link" text:visited-style-name="Visited_20_Internet_20_Link"><text:soft-page-break/><text:span text:style-name="T3">8.7.3.1. Государство и бизнес</text:span></text:a></text:p>
      <text:p text:style-name="P17"><text:a xlink:type="simple" xlink:href="#vendor_lockin" text:style-name="Internet_20_link" text:visited-style-name="Visited_20_Internet_20_Link"><text:span text:style-name="T3">8.7.3.2. Независимость от крупного бизнеса</text:span></text:a></text:p>
      <text:p text:style-name="P14"><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6"><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6"><text:a xlink:type="simple" xlink:href="#universality" text:style-name="Internet_20_link" text:visited-style-name="Visited_20_Internet_20_Link"><text:span text:style-name="T3">8.8.2. Стимулировать всестороннее развитие индивида</text:span></text:a></text:p>
      <text:p text:style-name="P16"><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4"><text:a xlink:type="simple" xlink:href="#manage_territory" text:style-name="Internet_20_link" text:visited-style-name="Visited_20_Internet_20_Link"><text:span text:style-name="T3">8.9. Управлять территорией страны</text:span></text:a></text:p>
      <text:p text:style-name="P14"><text:a xlink:type="simple" xlink:href="#understandability" text:style-name="Internet_20_link" text:visited-style-name="Visited_20_Internet_20_Link"><text:span text:style-name="T3">8.10. Быть понятным и удобным для граждан</text:span></text:a></text:p>
      <text:p text:style-name="P16"><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6"><text:a xlink:type="simple" xlink:href="#complete_wording" text:style-name="Internet_20_link" text:visited-style-name="Visited_20_Internet_20_Link"><text:span text:style-name="T3">8.10.2. Полнота и ясность формулировки законов</text:span></text:a></text:p>
      <text:p text:style-name="P16"><text:a xlink:type="simple" xlink:href="#law_consistency" text:style-name="Internet_20_link" text:visited-style-name="Visited_20_Internet_20_Link"><text:span text:style-name="T3">8.10.3. Последовательность, логичность законов</text:span></text:a></text:p>
      <text:p text:style-name="P17"><text:a xlink:type="simple" xlink:href="#formal_law" text:style-name="Internet_20_link" text:visited-style-name="Visited_20_Internet_20_Link"><text:span text:style-name="T3">8.10.3.1. Стремление к формализации законов</text:span></text:a></text:p>
      <text:p text:style-name="P16"><text:a xlink:type="simple" xlink:href="#law_univesality" text:style-name="Internet_20_link" text:visited-style-name="Visited_20_Internet_20_Link"><text:span text:style-name="T3">8.10.4. Законы в общем виде</text:span></text:a></text:p>
      <text:p text:style-name="P14"><text:a xlink:type="simple" xlink:href="#openness" text:style-name="Internet_20_link" text:visited-style-name="Visited_20_Internet_20_Link"><text:span text:style-name="T3">8.11. Быть полностью открытым</text:span></text:a></text:p>
      <text:p text:style-name="P16"><text:a xlink:type="simple" xlink:href="#floss" text:style-name="Internet_20_link" text:visited-style-name="Visited_20_Internet_20_Link"><text:span text:style-name="T3">8.11.1. Свободное программное обеспечение</text:span></text:a></text:p>
      <text:p text:style-name="P16"><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2"><text:a xlink:type="simple" xlink:href="#state_maxims" text:style-name="Internet_20_link" text:visited-style-name="Visited_20_Internet_20_Link"><text:span text:style-name="T1">1. Принципы</text:span></text:a></text:p>
      <text:p text:style-name="P14"><text:a xlink:type="simple" xlink:href="#separation_of_powers" text:style-name="Internet_20_link" text:visited-style-name="Visited_20_Internet_20_Link"><text:span text:style-name="T3">1.1. Разделение государства на ветви</text:span></text:a></text:p>
      <text:p text:style-name="P16"><text:a xlink:type="simple" xlink:href="#checks_and_balances" text:style-name="Internet_20_link" text:visited-style-name="Visited_20_Internet_20_Link"><text:span text:style-name="T3">1.1.1. Сдержки и противовесы</text:span></text:a></text:p>
      <text:p text:style-name="P16"><text:a xlink:type="simple" xlink:href="#state_division" text:style-name="Internet_20_link" text:visited-style-name="Visited_20_Internet_20_Link"><text:span text:style-name="T3">1.1.2. Разделение функций исполнения и контроля</text:span></text:a></text:p>
      <text:p text:style-name="P14"><text:a xlink:type="simple" xlink:href="#selfgovernment" text:style-name="Internet_20_link" text:visited-style-name="Visited_20_Internet_20_Link"><text:span text:style-name="T3">1.2. Самоуправление</text:span></text:a></text:p>
      <text:p text:style-name="P16"><text:a xlink:type="simple" xlink:href="#municipium" text:style-name="Internet_20_link" text:visited-style-name="Visited_20_Internet_20_Link"><text:span text:style-name="T3">1.2.1. Муниципальное самоуправление</text:span></text:a></text:p>
      <text:p text:style-name="P12"><text:a xlink:type="simple" xlink:href="#branches" text:style-name="Internet_20_link" text:visited-style-name="Visited_20_Internet_20_Link"><text:span text:style-name="T1">2. Ветви государственного управления</text:span></text:a></text:p>
      <text:p text:style-name="P14"><text:a xlink:type="simple" xlink:href="#executive_branch" text:style-name="Internet_20_link" text:visited-style-name="Visited_20_Internet_20_Link"><text:span text:style-name="T3">2.1. Силовая ветвь</text:span></text:a></text:p>
      <text:p text:style-name="P14"><text:a xlink:type="simple" xlink:href="#legislature" text:style-name="Internet_20_link" text:visited-style-name="Visited_20_Internet_20_Link"><text:span text:style-name="T3">2.2. Законодательная ветвь</text:span></text:a></text:p>
      <text:p text:style-name="P14"><text:a xlink:type="simple" xlink:href="#judicial_branch" text:style-name="Internet_20_link" text:visited-style-name="Visited_20_Internet_20_Link"><text:span text:style-name="T3">2.3. Судебная ветвь</text:span></text:a></text:p>
      <text:p text:style-name="P14"><text:a xlink:type="simple" xlink:href="#economy_branch" text:style-name="Internet_20_link" text:visited-style-name="Visited_20_Internet_20_Link"><text:span text:style-name="T3">2.4. Экономическая ветвь</text:span></text:a></text:p>
      <text:p text:style-name="P14"><text:a xlink:type="simple" xlink:href="#cooperative_branch" text:style-name="Internet_20_link" text:visited-style-name="Visited_20_Internet_20_Link"><text:span text:style-name="T3">2.5. Кооперативная ветвь</text:span></text:a></text:p>
      <text:p text:style-name="P14"><text:a xlink:type="simple" xlink:href="#scientific_branch" text:style-name="Internet_20_link" text:visited-style-name="Visited_20_Internet_20_Link"><text:span text:style-name="T3">2.6. Научная ветвь</text:span></text:a></text:p>
      <text:p text:style-name="P14"><text:a xlink:type="simple" xlink:href="#information_branch" text:style-name="Internet_20_link" text:visited-style-name="Visited_20_Internet_20_Link"><text:span text:style-name="T3">2.7. Информационная ветвь</text:span></text:a></text:p>
      <text:p text:style-name="P14"><text:a xlink:type="simple" xlink:href="#auditor_branch" text:style-name="Internet_20_link" text:visited-style-name="Visited_20_Internet_20_Link"><text:span text:style-name="T3">2.8. Контролирующая ветвь</text:span></text:a></text:p>
      <text:p text:style-name="P12"><text:a xlink:type="simple" xlink:href="#best_practices" text:style-name="Internet_20_link" text:visited-style-name="Visited_20_Internet_20_Link"><text:span text:style-name="T1">3. Хорошие практики государственного управления</text:span></text:a></text:p>
      <text:p text:style-name="P14"><text:a xlink:type="simple" xlink:href="#risk_certainty" text:style-name="Internet_20_link" text:visited-style-name="Visited_20_Internet_20_Link"><text:span text:style-name="T3">3.1. Опора на определённые риски</text:span></text:a></text:p>
      <text:p text:style-name="P14"><text:a xlink:type="simple" xlink:href="#enforceability_of_laws" text:style-name="Internet_20_link" text:visited-style-name="Visited_20_Internet_20_Link"><text:span text:style-name="T3">3.2. Исполнимость законов</text:span></text:a></text:p>
      <text:p text:style-name="P14"><text:a xlink:type="simple" xlink:href="#law_and_corruption" text:style-name="Internet_20_link" text:visited-style-name="Visited_20_Internet_20_Link"><text:span text:style-name="T3">3.3. Независимость законов от качества их исполнения</text:span></text:a></text:p>
      <text:p text:style-name="P14"><text:a xlink:type="simple" xlink:href="#law_corruption_potential" text:style-name="Internet_20_link" text:visited-style-name="Visited_20_Internet_20_Link"><text:span text:style-name="T3">3.4. Экспертиза законов на коррупциогенность</text:span></text:a></text:p>
      <text:p text:style-name="P14"><text:a xlink:type="simple" xlink:href="#feedback" text:style-name="Internet_20_link" text:visited-style-name="Visited_20_Internet_20_Link"><text:span text:style-name="T3">3.5. Обратная связь</text:span></text:a></text:p>
      <text:p text:style-name="P14"><text:a xlink:type="simple" xlink:href="#tender" text:style-name="Internet_20_link" text:visited-style-name="Visited_20_Internet_20_Link"><text:span text:style-name="T3">3.6. Госзакупки</text:span></text:a></text:p>
      <text:p text:style-name="P14"><text:a xlink:type="simple" xlink:href="#pay_for_result" text:style-name="Internet_20_link" text:visited-style-name="Visited_20_Internet_20_Link"><text:span text:style-name="T3">3.7. Плата за результат</text:span></text:a></text:p>
      <text:p text:style-name="P14"><text:a xlink:type="simple" xlink:href="#bureaucracy" text:style-name="Internet_20_link" text:visited-style-name="Visited_20_Internet_20_Link"><text:span text:style-name="T3">3.8. Сдерживание разрастания бюрократии</text:span></text:a></text:p>
      <text:p text:style-name="P14"><text:a xlink:type="simple" xlink:href="#not_self_pay" text:style-name="Internet_20_link" text:visited-style-name="Visited_20_Internet_20_Link"><text:span text:style-name="T3">3.9. Зарплата госслужащих</text:span></text:a></text:p>
      <text:p text:style-name="P14"><text:a xlink:type="simple" xlink:href="#corruption" text:style-name="Internet_20_link" text:visited-style-name="Visited_20_Internet_20_Link"><text:span text:style-name="T3">3.10. Коррупция и правонарушения чиновников</text:span></text:a></text:p>
      <text:p text:style-name="P14"><text:a xlink:type="simple" xlink:href="#kpi" text:style-name="Internet_20_link" text:visited-style-name="Visited_20_Internet_20_Link"><text:span text:style-name="T3">3.11. Отказ от необоснованной формализации целей</text:span></text:a></text:p>
      <text:p text:style-name="P14"><text:a xlink:type="simple" xlink:href="#turnover_of_power" text:style-name="Internet_20_link" text:visited-style-name="Visited_20_Internet_20_Link"><text:span text:style-name="T3">3.12. Ротация чиновников</text:span></text:a></text:p>
      <text:p text:style-name="P14"><text:a xlink:type="simple" xlink:href="#zoning" text:style-name="Internet_20_link" text:visited-style-name="Visited_20_Internet_20_Link"><text:span text:style-name="T3">3.13. Территориальное деление и адресация</text:span></text:a></text:p>
      <text:p text:style-name="P14"><text:a xlink:type="simple" xlink:href="#police" text:style-name="Internet_20_link" text:visited-style-name="Visited_20_Internet_20_Link"><text:span text:style-name="T3">3.14. Правоохранительные органы</text:span></text:a></text:p>
      <text:p text:style-name="P14"><text:a xlink:type="simple" xlink:href="#jury_trial" text:style-name="Internet_20_link" text:visited-style-name="Visited_20_Internet_20_Link"><text:span text:style-name="T3">3.15. Суд присяжных</text:span></text:a></text:p>
      <text:p text:style-name="P14"><text:a xlink:type="simple" xlink:href="#cause_and_effect" text:style-name="Internet_20_link" text:visited-style-name="Visited_20_Internet_20_Link"><text:span text:style-name="T3">3.16.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2"><text:a xlink:type="simple" xlink:href="#person_and_society" text:style-name="Internet_20_link" text:visited-style-name="Visited_20_Internet_20_Link"><text:span text:style-name="T1">1. Общество и индивид</text:span></text:a></text:p>
      <text:p text:style-name="P14"><text:a xlink:type="simple" xlink:href="#democracy" text:style-name="Internet_20_link" text:visited-style-name="Visited_20_Internet_20_Link"><text:span text:style-name="T3">1.1. Прямая демократия</text:span></text:a></text:p>
      <text:p text:style-name="P16"><text:a xlink:type="simple" xlink:href="#election" text:style-name="Internet_20_link" text:visited-style-name="Visited_20_Internet_20_Link"><text:span text:style-name="T3">1.1.1. Электронные выборы</text:span></text:a></text:p>
      <text:p text:style-name="P14"><text:a xlink:type="simple" xlink:href="#citizenship" text:style-name="Internet_20_link" text:visited-style-name="Visited_20_Internet_20_Link"><text:span text:style-name="T3">1.2. Гражданство</text:span></text:a></text:p>
      <text:p text:style-name="P16"><text:a xlink:type="simple" xlink:href="#shares" text:style-name="Internet_20_link" text:visited-style-name="Visited_20_Internet_20_Link"><text:span text:style-name="T3">1.2.1. Доля в общем имуществе</text:span></text:a></text:p>
      <text:p text:style-name="P16"><text:a xlink:type="simple" xlink:href="#referendum" text:style-name="Internet_20_link" text:visited-style-name="Visited_20_Internet_20_Link"><text:span text:style-name="T3">1.2.2. Процедура референдума</text:span></text:a></text:p>
      <text:p text:style-name="P16"><text:a xlink:type="simple" xlink:href="#voting_system" text:style-name="Internet_20_link" text:visited-style-name="Visited_20_Internet_20_Link"><text:span text:style-name="T3">1.2.3. Алгоритм голосования</text:span></text:a></text:p>
      <text:p text:style-name="P16"><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reproduction" text:style-name="Internet_20_link" text:visited-style-name="Visited_20_Internet_20_Link"><text:span text:style-name="T3">1.3. Размножение</text:span></text:a></text:p>
      <text:p text:style-name="P16"><text:a xlink:type="simple" xlink:href="#population_limitation" text:style-name="Internet_20_link" text:visited-style-name="Visited_20_Internet_20_Link"><text:span text:style-name="T3">1.3.1. Ограничение рождаемости</text:span></text:a></text:p>
      <text:p text:style-name="P16"><text:a xlink:type="simple" xlink:href="#population_stimulation" text:style-name="Internet_20_link" text:visited-style-name="Visited_20_Internet_20_Link"><text:span text:style-name="T3">1.3.2. Стимуляция рождаемости</text:span></text:a></text:p>
      <text:p text:style-name="P14"><text:a xlink:type="simple" xlink:href="#reputation" text:style-name="Internet_20_link" text:visited-style-name="Visited_20_Internet_20_Link"><text:span text:style-name="T3">1.4. Репутация</text:span></text:a></text:p>
      <text:p text:style-name="P14"><text:a xlink:type="simple" xlink:href="#army" text:style-name="Internet_20_link" text:visited-style-name="Visited_20_Internet_20_Link"><text:span text:style-name="T3">1.5. Армия</text:span></text:a></text:p>
      <text:p text:style-name="P14"><text:a xlink:type="simple" xlink:href="#emergency" text:style-name="Internet_20_link" text:visited-style-name="Visited_20_Internet_20_Link"><text:span text:style-name="T3">1.6. Служба спасения и гражданская оборона</text:span></text:a></text:p>
      <text:p text:style-name="P12"><text:a xlink:type="simple" xlink:href="#taxes" text:style-name="Internet_20_link" text:visited-style-name="Visited_20_Internet_20_Link"><text:span text:style-name="T1">2. Налоговая политика</text:span></text:a></text:p>
      <text:p text:style-name="P14"><text:a xlink:type="simple" xlink:href="#tax" text:style-name="Internet_20_link" text:visited-style-name="Visited_20_Internet_20_Link"><text:span text:style-name="T3">2.1. Налог</text:span></text:a></text:p>
      <text:p text:style-name="P14"><text:a xlink:type="simple" xlink:href="#due" text:style-name="Internet_20_link" text:visited-style-name="Visited_20_Internet_20_Link"><text:span text:style-name="T3">2.2. Пошлина</text:span></text:a></text:p>
      <text:p text:style-name="P14"><text:a xlink:type="simple" xlink:href="#compensating_payment" text:style-name="Internet_20_link" text:visited-style-name="Visited_20_Internet_20_Link"><text:span text:style-name="T3">2.3. Компенсационный сбор</text:span></text:a></text:p>
      <text:p text:style-name="P14"><text:a xlink:type="simple" xlink:href="#income_tax" text:style-name="Internet_20_link" text:visited-style-name="Visited_20_Internet_20_Link"><text:span text:style-name="T3">2.4. «Налог» на прибыль</text:span></text:a></text:p>
      <text:p text:style-name="P14"><text:a xlink:type="simple" xlink:href="#goal_payment" text:style-name="Internet_20_link" text:visited-style-name="Visited_20_Internet_20_Link"><text:span text:style-name="T3">2.5. Целевой сбор</text:span></text:a></text:p>
      <text:p text:style-name="P14"><text:a xlink:type="simple" xlink:href="#excise_duty" text:style-name="Internet_20_link" text:visited-style-name="Visited_20_Internet_20_Link"><text:span text:style-name="T3">2.6. Акциз</text:span></text:a></text:p>
      <text:p text:style-name="P14"><text:a xlink:type="simple" xlink:href="#pledge" text:style-name="Internet_20_link" text:visited-style-name="Visited_20_Internet_20_Link"><text:span text:style-name="T3">2.7. Залог</text:span></text:a></text:p>
      <text:p text:style-name="P14"><text:a xlink:type="simple" xlink:href="#insurance_fee" text:style-name="Internet_20_link" text:visited-style-name="Visited_20_Internet_20_Link"><text:span text:style-name="T3">2.8. Страховой взнос</text:span></text:a></text:p>
      <text:p text:style-name="P14"><text:a xlink:type="simple" xlink:href="#penalty" text:style-name="Internet_20_link" text:visited-style-name="Visited_20_Internet_20_Link"><text:span text:style-name="T3">2.9. Штраф</text:span></text:a></text:p>
      <text:p text:style-name="P12"><text:a xlink:type="simple" xlink:href="#social_politics" text:style-name="Internet_20_link" text:visited-style-name="Visited_20_Internet_20_Link"><text:span text:style-name="T1">3. Социальная политика</text:span></text:a></text:p>
      <text:p text:style-name="P14"><text:a xlink:type="simple" xlink:href="#welfare" text:style-name="Internet_20_link" text:visited-style-name="Visited_20_Internet_20_Link"><text:span text:style-name="T3">3.1. Пособия</text:span></text:a></text:p>
      <text:p text:style-name="P14"><text:a xlink:type="simple" xlink:href="#edu" text:style-name="Internet_20_link" text:visited-style-name="Visited_20_Internet_20_Link"><text:span text:style-name="T3">3.2. Образование</text:span></text:a></text:p>
      <text:p text:style-name="P16"><text:a xlink:type="simple" xlink:href="#school" text:style-name="Internet_20_link" text:visited-style-name="Visited_20_Internet_20_Link"><text:span text:style-name="T3">3.2.1. Школа</text:span></text:a></text:p>
      <text:p text:style-name="P17"><text:a xlink:type="simple" xlink:href="#training" text:style-name="Internet_20_link" text:visited-style-name="Visited_20_Internet_20_Link"><text:span text:style-name="T3">3.2.1.1. Обучение</text:span></text:a></text:p>
      <text:p text:style-name="P17"><text:a xlink:type="simple" xlink:href="#upbringing" text:style-name="Internet_20_link" text:visited-style-name="Visited_20_Internet_20_Link"><text:span text:style-name="T3">3.2.1.2. Воспитание</text:span></text:a></text:p>
      <text:p text:style-name="P17"><text:a xlink:type="simple" xlink:href="#psyche" text:style-name="Internet_20_link" text:visited-style-name="Visited_20_Internet_20_Link"><text:span text:style-name="T3">3.2.1.3. Формирование психики</text:span></text:a></text:p>
      <text:p text:style-name="P17"><text:a xlink:type="simple" xlink:href="#pointing" text:style-name="Internet_20_link" text:visited-style-name="Visited_20_Internet_20_Link"><text:span text:style-name="T3">3.2.1.4. Профориентация</text:span></text:a></text:p>
      <text:p text:style-name="P16"><text:a xlink:type="simple" xlink:href="#talent" text:style-name="Internet_20_link" text:visited-style-name="Visited_20_Internet_20_Link"><text:span text:style-name="T3">3.2.2. Поиск и развитие талантов</text:span></text:a></text:p>
      <text:p text:style-name="P16"><text:a xlink:type="simple" xlink:href="#teachers" text:style-name="Internet_20_link" text:visited-style-name="Visited_20_Internet_20_Link"><text:span text:style-name="T3">3.2.3. Учителя</text:span></text:a></text:p>
      <text:p text:style-name="P16"><text:a xlink:type="simple" xlink:href="#textbook" text:style-name="Internet_20_link" text:visited-style-name="Visited_20_Internet_20_Link"><text:span text:style-name="T3">3.2.4. Учебники</text:span></text:a></text:p>
      <text:p text:style-name="P14"><text:a xlink:type="simple" xlink:href="#medicine" text:style-name="Internet_20_link" text:visited-style-name="Visited_20_Internet_20_Link"><text:span text:style-name="T3">3.3. Медицина</text:span></text:a></text:p>
      <text:p text:style-name="P16"><text:a xlink:type="simple" xlink:href="#remedy" text:style-name="Internet_20_link" text:visited-style-name="Visited_20_Internet_20_Link"><text:span text:style-name="T3">3.3.1. Производство лекарств</text:span></text:a></text:p>
      <text:p text:style-name="P14"><text:a xlink:type="simple" xlink:href="#pension" text:style-name="Internet_20_link" text:visited-style-name="Visited_20_Internet_20_Link"><text:span text:style-name="T3">3.4. Пенсия</text:span></text:a></text:p>
      <text:p text:style-name="P14"><text:a xlink:type="simple" xlink:href="#consumer_interests" text:style-name="Internet_20_link" text:visited-style-name="Visited_20_Internet_20_Link"><text:span text:style-name="T3">3.5. Защита интересов потребителей</text:span></text:a></text:p>
      <text:p text:style-name="P12"><text:a xlink:type="simple" xlink:href="#science" text:style-name="Internet_20_link" text:visited-style-name="Visited_20_Internet_20_Link"><text:span text:style-name="T1">4. Наука</text:span></text:a></text:p>
      <text:p text:style-name="P14"><text:a xlink:type="simple" xlink:href="#scientific_research" text:style-name="Internet_20_link" text:visited-style-name="Visited_20_Internet_20_Link"><text:span text:style-name="T3">4.1. Научные исследования</text:span></text:a></text:p>
      <text:p text:style-name="P16"><text:a xlink:type="simple" xlink:href="#science_magazines" text:style-name="Internet_20_link" text:visited-style-name="Visited_20_Internet_20_Link"><text:span text:style-name="T3">4.1.1. Публикация научных исследований</text:span></text:a></text:p>
      <text:p text:style-name="P14"><text:a xlink:type="simple" xlink:href="#science_funding" text:style-name="Internet_20_link" text:visited-style-name="Visited_20_Internet_20_Link"><text:span text:style-name="T3">4.2. Финансирование науки</text:span></text:a></text:p>
      <text:p text:style-name="P14"><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2"><text:a xlink:type="simple" xlink:href="#justice_economy" text:style-name="Internet_20_link" text:visited-style-name="Visited_20_Internet_20_Link"><text:span text:style-name="T1">1. Экономика и справедливость</text:span></text:a></text:p>
      <text:p text:style-name="P12"><text:a xlink:type="simple" xlink:href="#free_market" text:style-name="Internet_20_link" text:visited-style-name="Visited_20_Internet_20_Link"><text:span text:style-name="T1">2. Свободный рынок</text:span></text:a></text:p>
      <text:p text:style-name="P12"><text:a xlink:type="simple" xlink:href="#price" text:style-name="Internet_20_link" text:visited-style-name="Visited_20_Internet_20_Link"><text:span text:style-name="T1">3. Ценообразование</text:span></text:a></text:p>
      <text:p text:style-name="P12"><text:a xlink:type="simple" xlink:href="#market_failures" text:style-name="Internet_20_link" text:visited-style-name="Visited_20_Internet_20_Link"><text:span text:style-name="T1">4. Проблемы рыночной модели экономики</text:span></text:a></text:p>
      <text:p text:style-name="P14"><text:a xlink:type="simple" xlink:href="#monopolization" text:style-name="Internet_20_link" text:visited-style-name="Visited_20_Internet_20_Link"><text:span text:style-name="T3">4.1. Монополизация</text:span></text:a></text:p>
      <text:p text:style-name="P14"><text:a xlink:type="simple" xlink:href="#exhausting_competition" text:style-name="Internet_20_link" text:visited-style-name="Visited_20_Internet_20_Link"><text:span text:style-name="T3">4.2. Изматывающая конкуренция</text:span></text:a></text:p>
      <text:p text:style-name="P14"><text:a xlink:type="simple" xlink:href="#overproduction" text:style-name="Internet_20_link" text:visited-style-name="Visited_20_Internet_20_Link"><text:span text:style-name="T3">4.3. Перепроизводство и перепотребление</text:span></text:a></text:p>
      <text:p text:style-name="P14"><text:a xlink:type="simple" xlink:href="#planned_obsolescence" text:style-name="Internet_20_link" text:visited-style-name="Visited_20_Internet_20_Link"><text:span text:style-name="T3">4.4. Запланированное устаревание</text:span></text:a></text:p>
      <text:p text:style-name="P14"><text:a xlink:type="simple" xlink:href="#asymmetrical_information" text:style-name="Internet_20_link" text:visited-style-name="Visited_20_Internet_20_Link"><text:span text:style-name="T3">4.5. Асимметричность информации</text:span></text:a></text:p>
      <text:p text:style-name="P14"><text:a xlink:type="simple" xlink:href="#cycles" text:style-name="Internet_20_link" text:visited-style-name="Visited_20_Internet_20_Link"><text:span text:style-name="T3">4.6. Цикличность и кризисы</text:span></text:a></text:p>
      <text:p text:style-name="P14"><text:a xlink:type="simple" xlink:href="#eco_economy" text:style-name="Internet_20_link" text:visited-style-name="Visited_20_Internet_20_Link"><text:span text:style-name="T3">4.7. Охрана окружающей среды и общие блага</text:span></text:a></text:p>
      <text:p text:style-name="P14"><text:a xlink:type="simple" xlink:href="#inequality" text:style-name="Internet_20_link" text:visited-style-name="Visited_20_Internet_20_Link"><text:span text:style-name="T3">4.8. Неравенство и прибыль</text:span></text:a></text:p>
      <text:p text:style-name="P14"><text:a xlink:type="simple" xlink:href="#passive_income" text:style-name="Internet_20_link" text:visited-style-name="Visited_20_Internet_20_Link"><text:span text:style-name="T3">4.9. Пассивный доход</text:span></text:a></text:p>
      <text:p text:style-name="P14"><text:a xlink:type="simple" xlink:href="#agriculture" text:style-name="Internet_20_link" text:visited-style-name="Visited_20_Internet_20_Link"><text:span text:style-name="T3">4.10. Экономика и сельское хозяйство</text:span></text:a></text:p>
      <text:p text:style-name="P12"><text:a xlink:type="simple" xlink:href="#luxury" text:style-name="Internet_20_link" text:visited-style-name="Visited_20_Internet_20_Link"><text:span text:style-name="T1">5. Роскошь</text:span></text:a></text:p>
      <text:p text:style-name="P12"><text:a xlink:type="simple" xlink:href="#money" text:style-name="Internet_20_link" text:visited-style-name="Visited_20_Internet_20_Link"><text:span text:style-name="T1">6. Деньги и кредит</text:span></text:a></text:p>
      <text:p text:style-name="P14"><text:a xlink:type="simple" xlink:href="#additional_money" text:style-name="Internet_20_link" text:visited-style-name="Visited_20_Internet_20_Link"><text:span text:style-name="T3">6.1. Дополнительные валюты</text:span></text:a></text:p>
      <text:p text:style-name="P14"><text:a xlink:type="simple" xlink:href="#deanon_money" text:style-name="Internet_20_link" text:visited-style-name="Visited_20_Internet_20_Link"><text:span text:style-name="T3">6.2. Отказ от наличности и переход на неанонимные деньги</text:span></text:a></text:p>
      <text:p text:style-name="P12"><text:a xlink:type="simple" xlink:href="#foreign_trade" text:style-name="Internet_20_link" text:visited-style-name="Visited_20_Internet_20_Link"><text:span text:style-name="T1">7. Международная торговля</text:span></text:a></text:p>
      <text:p text:style-name="P12"><text:a xlink:type="simple" xlink:href="#unconditional_basic_income" text:style-name="Internet_20_link" text:visited-style-name="Visited_20_Internet_20_Link"><text:span text:style-name="T1">8. Безусловный базовый доход</text:span></text:a></text:p>
      <text:p text:style-name="P12"><text:a xlink:type="simple" xlink:href="#economical_partnership" text:style-name="Internet_20_link" text:visited-style-name="Visited_20_Internet_20_Link"><text:span text:style-name="T1">9. Виды экономического сотрудничества</text:span></text:a></text:p>
      <text:p text:style-name="P14"><text:a xlink:type="simple" xlink:href="#employment_contract" text:style-name="Internet_20_link" text:visited-style-name="Visited_20_Internet_20_Link"><text:span text:style-name="T3">9.1. Трудовой договор</text:span></text:a></text:p>
      <text:p text:style-name="P14"><text:a xlink:type="simple" xlink:href="#work_agreement" text:style-name="Internet_20_link" text:visited-style-name="Visited_20_Internet_20_Link"><text:span text:style-name="T3">9.2. Договор подряда</text:span></text:a></text:p>
      <text:p text:style-name="P14"><text:a xlink:type="simple" xlink:href="#partnership_agreement" text:style-name="Internet_20_link" text:visited-style-name="Visited_20_Internet_20_Link"><text:span text:style-name="T3">9.3. Договор делового партнёрства</text:span></text:a></text:p>
      <text:p text:style-name="P12"><text:a xlink:type="simple" xlink:href="#job_right" text:style-name="Internet_20_link" text:visited-style-name="Visited_20_Internet_20_Link"><text:span text:style-name="T1">10. Права трудящихся</text:span></text:a></text:p>
      <text:p text:style-name="P12"><text:a xlink:type="simple" xlink:href="#minimum_wage" text:style-name="Internet_20_link" text:visited-style-name="Visited_20_Internet_20_Link"><text:span text:style-name="T1">11. Минимальная оплата труда</text:span></text:a></text:p>
      <text:p text:style-name="P12"><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2"><text:a xlink:type="simple" xlink:href="#self-managed" text:style-name="Internet_20_link" text:visited-style-name="Visited_20_Internet_20_Link"><text:span text:style-name="T1">1. Удобный для самоуправления</text:span></text:a></text:p>
      <text:p text:style-name="P12"><text:a xlink:type="simple" xlink:href="#lossless" text:style-name="Internet_20_link" text:visited-style-name="Visited_20_Internet_20_Link"><text:span text:style-name="T1">2. Экономически эффективный</text:span></text:a></text:p>
      <text:p text:style-name="P12"><text:a xlink:type="simple" xlink:href="#comfortable" text:style-name="Internet_20_link" text:visited-style-name="Visited_20_Internet_20_Link"><text:span text:style-name="T1">3. Комфортный и уютный</text:span></text:a></text:p>
      <text:p text:style-name="P14"><text:a xlink:type="simple" xlink:href="#pedestrian" text:style-name="Internet_20_link" text:visited-style-name="Visited_20_Internet_20_Link"><text:span text:style-name="T3">3.1. Удобный для пешеходов</text:span></text:a></text:p>
      <text:p text:style-name="P14"><text:a xlink:type="simple" xlink:href="#thought-out" text:style-name="Internet_20_link" text:visited-style-name="Visited_20_Internet_20_Link"><text:span text:style-name="T3">3.2. Продуманный</text:span></text:a></text:p>
      <text:p text:style-name="P14"><text:a xlink:type="simple" xlink:href="#low-rise" text:style-name="Internet_20_link" text:visited-style-name="Visited_20_Internet_20_Link"><text:span text:style-name="T3">3.3. Малоэтажный</text:span></text:a></text:p>
      <text:p text:style-name="P12"><text:a xlink:type="simple" xlink:href="#safe" text:style-name="Internet_20_link" text:visited-style-name="Visited_20_Internet_20_Link"><text:span text:style-name="T1">4. Безопасный</text:span></text:a></text:p>
      <text:p text:style-name="P14"><text:a xlink:type="simple" xlink:href="#safely_located" text:style-name="Internet_20_link" text:visited-style-name="Visited_20_Internet_20_Link"><text:span text:style-name="T3">4.1. Безопасно расположенный</text:span></text:a></text:p>
      <text:p text:style-name="P14"><text:a xlink:type="simple" xlink:href="#reliable" text:style-name="Internet_20_link" text:visited-style-name="Visited_20_Internet_20_Link"><text:span text:style-name="T3">4.2. Надёжный</text:span></text:a></text:p>
      <text:p text:style-name="P14"><text:a xlink:type="simple" xlink:href="#self-sufficient" text:style-name="Internet_20_link" text:visited-style-name="Visited_20_Internet_20_Link"><text:span text:style-name="T3">4.3. Самодостаточный</text:span></text:a></text:p>
      <text:p text:style-name="P14"><text:a xlink:type="simple" xlink:href="#safely_designed" text:style-name="Internet_20_link" text:visited-style-name="Visited_20_Internet_20_Link"><text:span text:style-name="T3">4.4. Безопасно организованный</text:span></text:a></text:p>
      <text:p text:style-name="P12"><text:a xlink:type="simple" xlink:href="#ecological" text:style-name="Internet_20_link" text:visited-style-name="Visited_20_Internet_20_Link"><text:span text:style-name="T1">5. Экологичный</text:span></text:a></text:p>
      <text:p text:style-name="P12"><text:a xlink:type="simple" xlink:href="#developing" text:style-name="Internet_20_link" text:visited-style-name="Visited_20_Internet_20_Link"><text:span text:style-name="T1">6. Развивающийся</text:span></text:a></text:p>
      <text:p text:style-name="P14"><text:a xlink:type="simple" xlink:href="#scaleable" text:style-name="Internet_20_link" text:visited-style-name="Visited_20_Internet_20_Link"><text:span text:style-name="T3">6.1. Масштабируемый</text:span></text:a></text:p>
      <text:p text:style-name="P14"><text:a xlink:type="simple" xlink:href="#no_cars" text:style-name="Internet_20_link" text:visited-style-name="Visited_20_Internet_20_Link"><text:span text:style-name="T3">6.2. Безавтомобильный</text:span></text:a></text:p>
      <text:p text:style-name="P14"><text:a xlink:type="simple" xlink:href="#modern" text:style-name="Internet_20_link" text:visited-style-name="Visited_20_Internet_20_Link"><text:span text:style-name="T3">6.3. Актуальный/Современный</text:span></text:a></text:p>
      <text:p text:style-name="P16"><text:a xlink:type="simple" xlink:href="#historical_value" text:style-name="Internet_20_link" text:visited-style-name="Visited_20_Internet_20_Link"><text:span text:style-name="T3">6.3.1. Критерии определения исторической ценности</text:span></text:a></text:p>
      <text:p text:style-name="P12"><text:a xlink:type="simple" xlink:href="#politically_neutral" text:style-name="Internet_20_link" text:visited-style-name="Visited_20_Internet_20_Link"><text:span text:style-name="T1">7. Политически нейтральный</text:span></text:a></text:p>
      <text:p text:style-name="P14"><text:a xlink:type="simple" xlink:href="#statue" text:style-name="Internet_20_link" text:visited-style-name="Visited_20_Internet_20_Link"><text:span text:style-name="T3">7.1. Памятники</text:span></text:a></text:p>
      <text:p text:style-name="P14"><text:a xlink:type="simple" xlink:href="#addressing" text:style-name="Internet_20_link" text:visited-style-name="Visited_20_Internet_20_Link"><text:span text:style-name="T3">7.2. Адресация</text:span></text:a></text:p>
      <text:p text:style-name="P14"><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2"><text:a xlink:type="simple" xlink:href="#childhood" text:style-name="Internet_20_link" text:visited-style-name="Visited_20_Internet_20_Link"><text:span text:style-name="T1">1. Защита детства</text:span></text:a></text:p>
      <text:p text:style-name="P14"><text:a xlink:type="simple" xlink:href="#wedlock" text:style-name="Internet_20_link" text:visited-style-name="Visited_20_Internet_20_Link"><text:span text:style-name="T3">1.1. Брак и семья</text:span></text:a></text:p>
      <text:p text:style-name="P14"><text:a xlink:type="simple" xlink:href="#juvenile_justice" text:style-name="Internet_20_link" text:visited-style-name="Visited_20_Internet_20_Link"><text:span text:style-name="T3">1.2. Ювенальная юстиция</text:span></text:a></text:p>
      <text:p text:style-name="P14"><text:a xlink:type="simple" xlink:href="#abortion" text:style-name="Internet_20_link" text:visited-style-name="Visited_20_Internet_20_Link"><text:span text:style-name="T3">1.3. Аборты</text:span></text:a></text:p>
      <text:p text:style-name="P14"><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4"><text:a xlink:type="simple" xlink:href="#children_corporal_punishment" text:style-name="Internet_20_link" text:visited-style-name="Visited_20_Internet_20_Link"><text:span text:style-name="T3">1.5. Телесные наказания детей</text:span></text:a></text:p>
      <text:p text:style-name="P14"><text:a xlink:type="simple" xlink:href="#overprotective_parenting" text:style-name="Internet_20_link" text:visited-style-name="Visited_20_Internet_20_Link"><text:span text:style-name="T3">1.6. Гиперопека</text:span></text:a></text:p>
      <text:p text:style-name="P12"><text:a xlink:type="simple" xlink:href="#foreign_relations" text:style-name="Internet_20_link" text:visited-style-name="Visited_20_Internet_20_Link"><text:span text:style-name="T1">2. Международные отношения</text:span></text:a></text:p>
      <text:p text:style-name="P14"><text:a xlink:type="simple" xlink:href="#neutrality" text:style-name="Internet_20_link" text:visited-style-name="Visited_20_Internet_20_Link"><text:span text:style-name="T3">2.1. Нейтралитет</text:span></text:a></text:p>
      <text:p text:style-name="P16"><text:a xlink:type="simple" xlink:href="#borders" text:style-name="Internet_20_link" text:visited-style-name="Visited_20_Internet_20_Link"><text:span text:style-name="T3">2.1.1. Незыблемость границ</text:span></text:a></text:p>
      <text:p text:style-name="P16"><text:a xlink:type="simple" xlink:href="#legitimus" text:style-name="Internet_20_link" text:visited-style-name="Visited_20_Internet_20_Link"><text:span text:style-name="T3">2.1.2. Легитимность</text:span></text:a></text:p>
      <text:p text:style-name="P16"><text:a xlink:type="simple" xlink:href="#sanction" text:style-name="Internet_20_link" text:visited-style-name="Visited_20_Internet_20_Link"><text:span text:style-name="T3">2.1.3. Санкции</text:span></text:a></text:p>
      <text:p text:style-name="P16"><text:a xlink:type="simple" xlink:href="#guns_trade" text:style-name="Internet_20_link" text:visited-style-name="Visited_20_Internet_20_Link"><text:span text:style-name="T3">2.1.4. Продажа оружия другим государствам</text:span></text:a></text:p>
      <text:p text:style-name="P14"><text:a xlink:type="simple" xlink:href="#external_debt" text:style-name="Internet_20_link" text:visited-style-name="Visited_20_Internet_20_Link"><text:span text:style-name="T3">2.2. Внешние государственные кредиты</text:span></text:a></text:p>
      <text:p text:style-name="P14"><text:a xlink:type="simple" xlink:href="#self-determination" text:style-name="Internet_20_link" text:visited-style-name="Visited_20_Internet_20_Link"><text:span text:style-name="T3">2.3. Право на самоопределение</text:span></text:a></text:p>
      <text:p text:style-name="P14"><text:a xlink:type="simple" xlink:href="#war" text:style-name="Internet_20_link" text:visited-style-name="Visited_20_Internet_20_Link"><text:span text:style-name="T3">2.4. Война</text:span></text:a></text:p>
      <text:p text:style-name="P14"><text:a xlink:type="simple" xlink:href="#help" text:style-name="Internet_20_link" text:visited-style-name="Visited_20_Internet_20_Link"><text:span text:style-name="T3">2.5. О помощи развивающимся странам</text:span></text:a></text:p>
      <text:p text:style-name="P14"><text:a xlink:type="simple" xlink:href="#offshore_territory" text:style-name="Internet_20_link" text:visited-style-name="Visited_20_Internet_20_Link"><text:span text:style-name="T3">2.6. Офшоры</text:span></text:a></text:p>
      <text:p text:style-name="P14"><text:a xlink:type="simple" xlink:href="#extradition" text:style-name="Internet_20_link" text:visited-style-name="Visited_20_Internet_20_Link"><text:span text:style-name="T3">2.7. Экстрадиция</text:span></text:a></text:p>
      <text:p text:style-name="P14"><text:a xlink:type="simple" xlink:href="#refugees" text:style-name="Internet_20_link" text:visited-style-name="Visited_20_Internet_20_Link"><text:span text:style-name="T3">2.8. Беженцы</text:span></text:a></text:p>
      <text:p text:style-name="P12"><text:a xlink:type="simple" xlink:href="#near_sex" text:style-name="Internet_20_link" text:visited-style-name="Visited_20_Internet_20_Link"><text:span text:style-name="T1">3. Сексуальные вопросы</text:span></text:a></text:p>
      <text:p text:style-name="P14"><text:a xlink:type="simple" xlink:href="#gender" text:style-name="Internet_20_link" text:visited-style-name="Visited_20_Internet_20_Link"><text:span text:style-name="T3">3.1. Пол и гендер</text:span></text:a></text:p>
      <text:p text:style-name="P14"><text:a xlink:type="simple" xlink:href="#homosexual" text:style-name="Internet_20_link" text:visited-style-name="Visited_20_Internet_20_Link"><text:span text:style-name="T3">3.2. Сексуальная ориентация</text:span></text:a></text:p>
      <text:p text:style-name="P14"><text:a xlink:type="simple" xlink:href="#sex" text:style-name="Internet_20_link" text:visited-style-name="Visited_20_Internet_20_Link"><text:span text:style-name="T3">3.3. Секс</text:span></text:a></text:p>
      <text:p text:style-name="P14"><text:a xlink:type="simple" xlink:href="#consent_age" text:style-name="Internet_20_link" text:visited-style-name="Visited_20_Internet_20_Link"><text:span text:style-name="T3">3.4. Возраст согласия</text:span></text:a></text:p>
      <text:p text:style-name="P14"><text:a xlink:type="simple" xlink:href="#prostitution" text:style-name="Internet_20_link" text:visited-style-name="Visited_20_Internet_20_Link"><text:span text:style-name="T3">3.5. Проституция</text:span></text:a></text:p>
      <text:p text:style-name="P14"><text:a xlink:type="simple" xlink:href="#porn" text:style-name="Internet_20_link" text:visited-style-name="Visited_20_Internet_20_Link"><text:span text:style-name="T3">3.6. Порнография</text:span></text:a></text:p>
      <text:p text:style-name="P14"><text:a xlink:type="simple" xlink:href="#rape" text:style-name="Internet_20_link" text:visited-style-name="Visited_20_Internet_20_Link"><text:span text:style-name="T3">3.7. Сексуальное насилие</text:span></text:a></text:p>
      <text:p text:style-name="P12"><text:a xlink:type="simple" xlink:href="#constitution" text:style-name="Internet_20_link" text:visited-style-name="Visited_20_Internet_20_Link"><text:span text:style-name="T1">4. Конституция</text:span></text:a></text:p>
      <text:p text:style-name="P12"><text:a xlink:type="simple" xlink:href="#memento_mori" text:style-name="Internet_20_link" text:visited-style-name="Visited_20_Internet_20_Link"><text:span text:style-name="T1">5. Memento mori</text:span></text:a></text:p>
      <text:p text:style-name="P12"><text:a xlink:type="simple" xlink:href="#private_investigation" text:style-name="Internet_20_link" text:visited-style-name="Visited_20_Internet_20_Link"><text:soft-page-break/><text:span text:style-name="T1">6. Частный сыск</text:span></text:a></text:p>
      <text:p text:style-name="P12"><text:a xlink:type="simple" xlink:href="#private_prisons" text:style-name="Internet_20_link" text:visited-style-name="Visited_20_Internet_20_Link"><text:span text:style-name="T1">7. Частные тюрьмы</text:span></text:a></text:p>
      <text:p text:style-name="P12"><text:a xlink:type="simple" xlink:href="#moral_damage" text:style-name="Internet_20_link" text:visited-style-name="Visited_20_Internet_20_Link"><text:span text:style-name="T1">8. Моральный ущерб</text:span></text:a></text:p>
      <text:p text:style-name="P12"><text:a xlink:type="simple" xlink:href="#terror" text:style-name="Internet_20_link" text:visited-style-name="Visited_20_Internet_20_Link"><text:span text:style-name="T1">9. Терроризм</text:span></text:a></text:p>
      <text:p text:style-name="P12"><text:a xlink:type="simple" xlink:href="#extremism" text:style-name="Internet_20_link" text:visited-style-name="Visited_20_Internet_20_Link"><text:span text:style-name="T1">10. Экстремизм</text:span></text:a></text:p>
      <text:p text:style-name="P12"><text:a xlink:type="simple" xlink:href="#safety_theater" text:style-name="Internet_20_link" text:visited-style-name="Visited_20_Internet_20_Link"><text:span text:style-name="T1">11. Театр безопасности</text:span></text:a></text:p>
      <text:p text:style-name="P12"><text:a xlink:type="simple" xlink:href="#migrants" text:style-name="Internet_20_link" text:visited-style-name="Visited_20_Internet_20_Link"><text:span text:style-name="T1">12. Мигранты</text:span></text:a></text:p>
      <text:p text:style-name="P12"><text:a xlink:type="simple" xlink:href="#religion" text:style-name="Internet_20_link" text:visited-style-name="Visited_20_Internet_20_Link"><text:span text:style-name="T1">13. Религия</text:span></text:a></text:p>
      <text:p text:style-name="P14"><text:a xlink:type="simple" xlink:href="#secular_state" text:style-name="Internet_20_link" text:visited-style-name="Visited_20_Internet_20_Link"><text:span text:style-name="T3">13.1. Что есть светское государство</text:span></text:a></text:p>
      <text:p text:style-name="P14"><text:a xlink:type="simple" xlink:href="#sect" text:style-name="Internet_20_link" text:visited-style-name="Visited_20_Internet_20_Link"><text:span text:style-name="T3">13.2. Секты</text:span></text:a></text:p>
      <text:p text:style-name="P12"><text:a xlink:type="simple" xlink:href="#pseudoscientific_services" text:style-name="Internet_20_link" text:visited-style-name="Visited_20_Internet_20_Link"><text:span text:style-name="T1">14. Лженаучные услуги</text:span></text:a></text:p>
      <text:p text:style-name="P12"><text:a xlink:type="simple" xlink:href="#slaves_of_machine" text:style-name="Internet_20_link" text:visited-style-name="Visited_20_Internet_20_Link"><text:span text:style-name="T1">15. Принятие ключевых решений</text:span></text:a></text:p>
      <text:p text:style-name="P12"><text:a xlink:type="simple" xlink:href="#state_day_of_rest" text:style-name="Internet_20_link" text:visited-style-name="Visited_20_Internet_20_Link"><text:span text:style-name="T1">16. Государственные выходные и праздники</text:span></text:a></text:p>
      <text:p text:style-name="P12"><text:a xlink:type="simple" xlink:href="#ceremony" text:style-name="Internet_20_link" text:visited-style-name="Visited_20_Internet_20_Link"><text:span text:style-name="T1">17. Общественные церемонии</text:span></text:a></text:p>
      <text:p text:style-name="P12"><text:a xlink:type="simple" xlink:href="#state_rewards" text:style-name="Internet_20_link" text:visited-style-name="Visited_20_Internet_20_Link"><text:span text:style-name="T1">18. Государственные награды</text:span></text:a></text:p>
      <text:p text:style-name="P12"><text:a xlink:type="simple" xlink:href="#media" text:style-name="Internet_20_link" text:visited-style-name="Visited_20_Internet_20_Link"><text:span text:style-name="T1">19. СМИ</text:span></text:a></text:p>
      <text:p text:style-name="P12"><text:a xlink:type="simple" xlink:href="#advertising" text:style-name="Internet_20_link" text:visited-style-name="Visited_20_Internet_20_Link"><text:span text:style-name="T1">20. Реклама</text:span></text:a></text:p>
      <text:p text:style-name="P12"><text:a xlink:type="simple" xlink:href="#censorship" text:style-name="Internet_20_link" text:visited-style-name="Visited_20_Internet_20_Link"><text:span text:style-name="T1">21. Цензура</text:span></text:a></text:p>
      <text:p text:style-name="P14"><text:a xlink:type="simple" xlink:href="#network_anonymity" text:style-name="Internet_20_link" text:visited-style-name="Visited_20_Internet_20_Link"><text:span text:style-name="T3">21.1. Анонимность в сети</text:span></text:a></text:p>
      <text:p text:style-name="P14"><text:a xlink:type="simple" xlink:href="#propaganda" text:style-name="Internet_20_link" text:visited-style-name="Visited_20_Internet_20_Link"><text:span text:style-name="T3">21.2. Защита от пропаганды</text:span></text:a></text:p>
      <text:p text:style-name="P12"><text:a xlink:type="simple" xlink:href="#vaccination" text:style-name="Internet_20_link" text:visited-style-name="Visited_20_Internet_20_Link"><text:span text:style-name="T1">22. Прививки</text:span></text:a></text:p>
      <text:p text:style-name="P12"><text:a xlink:type="simple" xlink:href="#mendicancy" text:style-name="Internet_20_link" text:visited-style-name="Visited_20_Internet_20_Link"><text:span text:style-name="T1">23. Попрошайничество</text:span></text:a></text:p>
      <text:p text:style-name="P12"><text:a xlink:type="simple" xlink:href="#nudism" text:style-name="Internet_20_link" text:visited-style-name="Visited_20_Internet_20_Link"><text:span text:style-name="T1">24. Дресс-код и нудизм</text:span></text:a></text:p>
      <text:p text:style-name="P12"><text:a xlink:type="simple" xlink:href="#discrimination" text:style-name="Internet_20_link" text:visited-style-name="Visited_20_Internet_20_Link"><text:span text:style-name="T1">25. Дискриминация</text:span></text:a></text:p>
      <text:p text:style-name="P14"><text:a xlink:type="simple" xlink:href="#official_discrimination" text:style-name="Internet_20_link" text:visited-style-name="Visited_20_Internet_20_Link"><text:span text:style-name="T3">25.1. Официальная дискриминация</text:span></text:a></text:p>
      <text:p text:style-name="P14"><text:a xlink:type="simple" xlink:href="#private_discrimination" text:style-name="Internet_20_link" text:visited-style-name="Visited_20_Internet_20_Link"><text:span text:style-name="T3">25.2. Частная дискриминация — предрассудки</text:span></text:a></text:p>
      <text:p text:style-name="P14"><text:a xlink:type="simple" xlink:href="#positive_discrimination" text:style-name="Internet_20_link" text:visited-style-name="Visited_20_Internet_20_Link"><text:span text:style-name="T3">25.3. Позитивная дискриминация</text:span></text:a></text:p>
      <text:p text:style-name="P14"><text:a xlink:type="simple" xlink:href="#fantom_discrimination" text:style-name="Internet_20_link" text:visited-style-name="Visited_20_Internet_20_Link"><text:span text:style-name="T3">25.4. Фантомная дискриминация</text:span></text:a></text:p>
      <text:p text:style-name="P12"><text:a xlink:type="simple" xlink:href="#tolerance" text:style-name="Internet_20_link" text:visited-style-name="Visited_20_Internet_20_Link"><text:span text:style-name="T1">26. Толерантность</text:span></text:a></text:p>
      <text:p text:style-name="P12"><text:a xlink:type="simple" xlink:href="#exslaves" text:style-name="Internet_20_link" text:visited-style-name="Visited_20_Internet_20_Link"><text:span text:style-name="T1">27. Вина за поступки предков</text:span></text:a></text:p>
      <text:p text:style-name="P12"><text:a xlink:type="simple" xlink:href="#legacy" text:style-name="Internet_20_link" text:visited-style-name="Visited_20_Internet_20_Link"><text:span text:style-name="T1">28. Наследство</text:span></text:a></text:p>
      <text:p text:style-name="P12"><text:a xlink:type="simple" xlink:href="#drugs" text:style-name="Internet_20_link" text:visited-style-name="Visited_20_Internet_20_Link"><text:span text:style-name="T1">29. Наркотики</text:span></text:a></text:p>
      <text:p text:style-name="P14"><text:a xlink:type="simple" xlink:href="#anti_drugs" text:style-name="Internet_20_link" text:visited-style-name="Visited_20_Internet_20_Link"><text:span text:style-name="T3">29.1. Антинаркотическая программа</text:span></text:a></text:p>
      <text:p text:style-name="P12"><text:a xlink:type="simple" xlink:href="#games_of_chance" text:style-name="Internet_20_link" text:visited-style-name="Visited_20_Internet_20_Link"><text:span text:style-name="T1">30. Азартные игры</text:span></text:a></text:p>
      <text:p text:style-name="P12"><text:a xlink:type="simple" xlink:href="#gun" text:style-name="Internet_20_link" text:visited-style-name="Visited_20_Internet_20_Link"><text:span text:style-name="T1">31. Оружие</text:span></text:a></text:p>
      <text:p text:style-name="P12"><text:a xlink:type="simple" xlink:href="#eco" text:style-name="Internet_20_link" text:visited-style-name="Visited_20_Internet_20_Link"><text:span text:style-name="T1">32. Защита окружающей среды</text:span></text:a></text:p>
      <text:p text:style-name="P12"><text:a xlink:type="simple" xlink:href="#nonsapiens" text:style-name="Internet_20_link" text:visited-style-name="Visited_20_Internet_20_Link"><text:span text:style-name="T1">33. Защита животных</text:span></text:a></text:p>
      <text:p text:style-name="P14"><text:a xlink:type="simple" xlink:href="#pets" text:style-name="Internet_20_link" text:visited-style-name="Visited_20_Internet_20_Link"><text:span text:style-name="T3">33.1. Животные как домашние питомцы</text:span></text:a></text:p>
      <text:p text:style-name="P14"><text:a xlink:type="simple" xlink:href="#animals" text:style-name="Internet_20_link" text:visited-style-name="Visited_20_Internet_20_Link"><text:span text:style-name="T3">33.2. Дикие и бродячие животные</text:span></text:a></text:p>
      <text:p text:style-name="P14"><text:a xlink:type="simple" xlink:href="#dogs" text:style-name="Internet_20_link" text:visited-style-name="Visited_20_Internet_20_Link"><text:span text:style-name="T3">33.3. Служебные животные</text:span></text:a></text:p>
      <text:p text:style-name="P14"><text:a xlink:type="simple" xlink:href="#meat" text:style-name="Internet_20_link" text:visited-style-name="Visited_20_Internet_20_Link"><text:span text:style-name="T3">33.4. Животные как источник пищи и материалов</text:span></text:a></text:p>
      <text:p text:style-name="P14"><text:a xlink:type="simple" xlink:href="#flayerism" text:style-name="Internet_20_link" text:visited-style-name="Visited_20_Internet_20_Link"><text:span text:style-name="T3">33.5. Жестокое обращение с животными</text:span></text:a></text:p>
      <text:p text:style-name="P12"><text:a xlink:type="simple" xlink:href="#sport" text:style-name="Internet_20_link" text:visited-style-name="Visited_20_Internet_20_Link"><text:span text:style-name="T1">34. Спорт</text:span></text:a></text:p>
      <text:p text:style-name="P12"><text:a xlink:type="simple" xlink:href="#pirates" text:style-name="Internet_20_link" text:visited-style-name="Visited_20_Internet_20_Link"><text:span text:style-name="T1">35. Цифровое пиратство</text:span></text:a></text:p>
      <text:p text:style-name="P14"><text:a xlink:type="simple" xlink:href="#patents" text:style-name="Internet_20_link" text:visited-style-name="Visited_20_Internet_20_Link"><text:span text:style-name="T3">35.1. Патенты</text:span></text:a></text:p>
      <text:p text:style-name="P14"><text:a xlink:type="simple" xlink:href="#media_pirates" text:style-name="Internet_20_link" text:visited-style-name="Visited_20_Internet_20_Link"><text:span text:style-name="T3">35.2. Распространение развлекательного контента. Компромиссный вариант</text:span></text:a></text:p>
      <text:p text:style-name="P14"><text:a xlink:type="simple" xlink:href="#names" text:style-name="Internet_20_link" text:visited-style-name="Visited_20_Internet_20_Link"><text:span text:style-name="T3">35.3. Средства индивидуализации</text:span></text:a></text:p>
      <text:p text:style-name="P12"><text:a xlink:type="simple" xlink:href="#culture" text:style-name="Internet_20_link" text:visited-style-name="Visited_20_Internet_20_Link"><text:span text:style-name="T1">36.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2"><text:a xlink:type="simple" xlink:href="#worship_to_tools" text:style-name="Internet_20_link" text:visited-style-name="Visited_20_Internet_20_Link"><text:span text:style-name="T1">1. Инструментопоклонничество</text:span></text:a></text:p>
      <text:p text:style-name="P14"><text:a xlink:type="simple" xlink:href="#ai" text:style-name="Internet_20_link" text:visited-style-name="Visited_20_Internet_20_Link"><text:span text:style-name="T3">1.1. ИИкратия</text:span></text:a></text:p>
      <text:p text:style-name="P12"><text:a xlink:type="simple" xlink:href="#pessimism" text:style-name="Internet_20_link" text:visited-style-name="Visited_20_Internet_20_Link"><text:span text:style-name="T1">2. Пессимизм</text:span></text:a></text:p>
      <text:p text:style-name="P12"><text:a xlink:type="simple" xlink:href="#radical_environmentalism" text:style-name="Internet_20_link" text:visited-style-name="Visited_20_Internet_20_Link"><text:span text:style-name="T1">3. Радикальный энвайронментализм</text:span></text:a></text:p>
      <text:p text:style-name="P12"><text:a xlink:type="simple" xlink:href="#progress_apologia" text:style-name="Internet_20_link" text:visited-style-name="Visited_20_Internet_20_Link"><text:span text:style-name="T1">4. Обскурантизм</text:span></text:a></text:p>
      <text:p text:style-name="P12"><text:a xlink:type="simple" xlink:href="#special_way" text:style-name="Internet_20_link" text:visited-style-name="Visited_20_Internet_20_Link"><text:span text:style-name="T1">5. Особый путь</text:span></text:a></text:p>
      <text:p text:style-name="P12"><text:a xlink:type="simple" xlink:href="#globalization" text:style-name="Internet_20_link" text:visited-style-name="Visited_20_Internet_20_Link"><text:span text:style-name="T1">6. Антиглобализм</text:span></text:a></text:p>
      <text:p text:style-name="P12"><text:a xlink:type="simple" xlink:href="#one_state_for_all" text:style-name="Internet_20_link" text:visited-style-name="Visited_20_Internet_20_Link"><text:span text:style-name="T1">7. Единое государство</text:span></text:a></text:p>
      <text:p text:style-name="P12"><text:a xlink:type="simple" xlink:href="#pacifism" text:style-name="Internet_20_link" text:visited-style-name="Visited_20_Internet_20_Link"><text:span text:style-name="T1">8. Пацифизм</text:span></text:a></text:p>
      <text:p text:style-name="P12"><text:a xlink:type="simple" xlink:href="#communism" text:style-name="Internet_20_link" text:visited-style-name="Visited_20_Internet_20_Link"><text:span text:style-name="T1">9. Коммунизм</text:span></text:a></text:p>
      <text:p text:style-name="P12"><text:a xlink:type="simple" xlink:href="#planned_economy" text:style-name="Internet_20_link" text:visited-style-name="Visited_20_Internet_20_Link"><text:span text:style-name="T1">10. О плановой экономике</text:span></text:a></text:p>
      <text:p text:style-name="P14"><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2"><text:a xlink:type="simple" xlink:href="#anarchy" text:style-name="Internet_20_link" text:visited-style-name="Visited_20_Internet_20_Link"><text:span text:style-name="T1">11. Анархизм</text:span></text:a></text:p>
      <text:p text:style-name="P14"><text:a xlink:type="simple" xlink:href="#corporation_government" text:style-name="Internet_20_link" text:visited-style-name="Visited_20_Internet_20_Link"><text:span text:style-name="T3">11.1. Государство-корпорация</text:span></text:a></text:p>
      <text:p text:style-name="P14"><text:a xlink:type="simple" xlink:href="#private_court" text:style-name="Internet_20_link" text:visited-style-name="Visited_20_Internet_20_Link"><text:span text:style-name="T3">11.2. Частный суд</text:span></text:a></text:p>
      <text:p text:style-name="P12"><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2"><text:a xlink:type="simple" xlink:href="#not_basis_for_unity" text:style-name="Internet_20_link" text:visited-style-name="Visited_20_Internet_20_Link"><text:span text:style-name="T1">1. Ненадёжные основания для единства</text:span></text:a></text:p>
      <text:p text:style-name="P14"><text:a xlink:type="simple" xlink:href="#race_not_join" text:style-name="Internet_20_link" text:visited-style-name="Visited_20_Internet_20_Link"><text:span text:style-name="T3">1.1. Биологический вид, раса и иные особенности тела</text:span></text:a></text:p>
      <text:p text:style-name="P14"><text:a xlink:type="simple" xlink:href="#gender_not_join" text:style-name="Internet_20_link" text:visited-style-name="Visited_20_Internet_20_Link"><text:span text:style-name="T3">1.2. Пол</text:span></text:a></text:p>
      <text:p text:style-name="P14"><text:a xlink:type="simple" xlink:href="#sexual_orientation_not_join" text:style-name="Internet_20_link" text:visited-style-name="Visited_20_Internet_20_Link"><text:span text:style-name="T3">1.3. Сексуальная ориентация</text:span></text:a></text:p>
      <text:p text:style-name="P14"><text:a xlink:type="simple" xlink:href="#diet_not_join" text:style-name="Internet_20_link" text:visited-style-name="Visited_20_Internet_20_Link"><text:span text:style-name="T3">1.4. Диета / Пищевые привычки</text:span></text:a></text:p>
      <text:p text:style-name="P14"><text:a xlink:type="simple" xlink:href="#dna_not_join" text:style-name="Internet_20_link" text:visited-style-name="Visited_20_Internet_20_Link"><text:span text:style-name="T3">1.5. Генетическое родство</text:span></text:a></text:p>
      <text:p text:style-name="P14"><text:a xlink:type="simple" xlink:href="#money_not_join" text:style-name="Internet_20_link" text:visited-style-name="Visited_20_Internet_20_Link"><text:span text:style-name="T3">1.6. Доход/Собственность</text:span></text:a></text:p>
      <text:p text:style-name="P14"><text:a xlink:type="simple" xlink:href="#profession_not_join" text:style-name="Internet_20_link" text:visited-style-name="Visited_20_Internet_20_Link"><text:span text:style-name="T3">1.7. Профессия/Хобби</text:span></text:a></text:p>
      <text:p text:style-name="P14"><text:a xlink:type="simple" xlink:href="#caste" text:style-name="Internet_20_link" text:visited-style-name="Visited_20_Internet_20_Link"><text:span text:style-name="T3">1.8. Каста / Сословие / Социальный класс</text:span></text:a></text:p>
      <text:p text:style-name="P14"><text:a xlink:type="simple" xlink:href="#education_not_join" text:style-name="Internet_20_link" text:visited-style-name="Visited_20_Internet_20_Link"><text:span text:style-name="T3">1.9. Образование</text:span></text:a></text:p>
      <text:p text:style-name="P14"><text:a xlink:type="simple" xlink:href="#place_not_join" text:style-name="Internet_20_link" text:visited-style-name="Visited_20_Internet_20_Link"><text:span text:style-name="T3">1.10. Место проживания или рождения</text:span></text:a></text:p>
      <text:p text:style-name="P14"><text:a xlink:type="simple" xlink:href="#history_not_join" text:style-name="Internet_20_link" text:visited-style-name="Visited_20_Internet_20_Link"><text:span text:style-name="T3">1.11. История</text:span></text:a></text:p>
      <text:p text:style-name="P14"><text:a xlink:type="simple" xlink:href="#mentality" text:style-name="Internet_20_link" text:visited-style-name="Visited_20_Internet_20_Link"><text:span text:style-name="T3">1.12. Менталитет</text:span></text:a></text:p>
      <text:p text:style-name="P14"><text:a xlink:type="simple" xlink:href="#ethnos_not_join" text:style-name="Internet_20_link" text:visited-style-name="Visited_20_Internet_20_Link"><text:span text:style-name="T3">1.13. Этнос</text:span></text:a></text:p>
      <text:p text:style-name="P14"><text:a xlink:type="simple" xlink:href="#state_not_join" text:style-name="Internet_20_link" text:visited-style-name="Visited_20_Internet_20_Link"><text:span text:style-name="T3">1.14. Гражданство</text:span></text:a></text:p>
      <text:p text:style-name="P14"><text:a xlink:type="simple" xlink:href="#religion_not_join" text:style-name="Internet_20_link" text:visited-style-name="Visited_20_Internet_20_Link"><text:span text:style-name="T3">1.15. Религия</text:span></text:a></text:p>
      <text:p text:style-name="P14"><text:a xlink:type="simple" xlink:href="#common_enemy" text:style-name="Internet_20_link" text:visited-style-name="Visited_20_Internet_20_Link"><text:span text:style-name="T3">1.16. Общий враг</text:span></text:a></text:p>
      <text:p text:style-name="P12"><text:a xlink:type="simple" xlink:href="#condition_for_unity" text:style-name="Internet_20_link" text:visited-style-name="Visited_20_Internet_20_Link"><text:span text:style-name="T1">2. Необходимые основания для единства</text:span></text:a></text:p>
      <text:p text:style-name="P14"><text:a xlink:type="simple" xlink:href="#lang_not_join" text:style-name="Internet_20_link" text:visited-style-name="Visited_20_Internet_20_Link"><text:span text:style-name="T3">2.1. Язык</text:span></text:a></text:p>
      <text:p text:style-name="P14"><text:a xlink:type="simple" xlink:href="#intellect_not_join" text:style-name="Internet_20_link" text:visited-style-name="Visited_20_Internet_20_Link"><text:span text:style-name="T3">2.2. Интеллект</text:span></text:a></text:p>
      <text:p text:style-name="P14"><text:a xlink:type="simple" xlink:href="#common_goal" text:style-name="Internet_20_link" text:visited-style-name="Visited_20_Internet_20_Link"><text:span text:style-name="T3">2.3. Цель</text:span></text:a></text:p>
      <text:p text:style-name="P12"><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2"><text:a xlink:type="simple" xlink:href="#patriotism" text:style-name="Internet_20_link" text:visited-style-name="Visited_20_Internet_20_Link"><text:span text:style-name="T1">4. Патриотизм</text:span></text:a></text:p>
      <text:p text:style-name="List_20_Heading"><text:a xlink:type="simple" xlink:href="#id836"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20"><text:a xlink:type="simple" xlink:href="#id837" text:style-name="Internet_20_link" text:visited-style-name="Visited_20_Internet_20_Link"><text:span text:style-name="T1">Список литературы</text:span></text:a></text:p>
      <text:p text:style-name="P3"><text:bookmark text:name="intro"/>Глава 1. Предисловие</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5">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7" text:outline-level="3">О структуре книги</text:h>
      <text:p text:style-name="P27">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7" text:outline-level="3">Навигация</text:h>
      <text:p text:style-name="P27">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7" text:outline-level="3">Терминология</text:h>
      <text:p text:style-name="P27">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6">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20"><text:a xlink:type="simple" xlink:href="#discuss" text:style-name="Internet_20_link" text:visited-style-name="Visited_20_Internet_20_Link"><text:span text:style-name="T1">8. Фундамент для дискуссии</text:span></text:a></text:p>
      <text:h text:style-name="P5"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5">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5">Попробую кратко описать проблемы окружающего мира, которые вызвали к жизни данную книгу. </text:p>
      <text:list text:style-name="L1">
        <text:list-item>
          <text:p text:style-name="P76"><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6"><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6"><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6"><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6"><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6"><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6"><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6"><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6"><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6"><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6"><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6"><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5"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8">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8">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8">Подтолкнуть читателей задуматься о том, насколько целесообразно устройство современных обществ и государств. </text:p>
        </text:list-item>
        <text:list-item>
          <text:p text:style-name="P28">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8">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5">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5">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5">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5" text:outline-level="2"><text:bookmark text:name="why_important"/>3. А оно надо?</text:h>
      <text:p text:style-name="P25">Если неправильно управлять страной, все умные люди уедут.</text:p>
      <text:p text:style-name="Text_20_body">—<text:span text:style-name="T1">Ли Куан Ю</text:span></text:p>
      <text:p text:style-name="P25">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5">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22">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5">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9">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9">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5">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5" text:outline-level="2"><text:bookmark text:name="for_smart"/>4. Для кого?</text:h>
      <text:p text:style-name="P25">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7724"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8009"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5" text:outline-level="2"><text:bookmark text:name="summary"/>5. О чём?</text:h>
      <text:p text:style-name="P25">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5">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77"><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7"><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77"><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7"><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7"><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7"><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7"><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5">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5">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5">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5"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5">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oft-page-break/><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5">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5" text:outline-level="2"><text:bookmark text:name="not_about"/>7. Чего нет в данной книге?</text:h>
      <text:p text:style-name="P25">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5">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5" text:outline-level="2"><text:bookmark text:name="discuss"/>8. Фундамент для дискуссии</text:h>
      <text:p text:style-name="P25">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78"><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8"><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8"><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5">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7761" text:style-name="Internet_20_link" text:visited-style-name="Visited_20_Internet_20_Link"><text:span text:style-name="T1">discuss</text:span></text:a><text:span text:style-name="T1">], Пола Грэма [</text:span><text:a xlink:type="simple" xlink:href="#id7913"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3"><text:bookmark text:name="state_theory"/>Глава 3. Теория общества и государства</text:p>
      <text:p text:style-name="P26">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1">2.1. Краткое содержание раздела</text:span></text:a></text:p>
      <text:p text:style-name="P12"><text:a xlink:type="simple" xlink:href="#person" text:style-name="Internet_20_link" text:visited-style-name="Visited_20_Internet_20_Link"><text:span text:style-name="T1">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1">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1">2.6. Сотрудничество поколений</text:span></text:a></text:p>
      <text:p text:style-name="P12"><text:a xlink:type="simple" xlink:href="#disunity" text:style-name="Internet_20_link" text:visited-style-name="Visited_20_Internet_20_Link"><text:span text:style-name="T1">2.7. Обществ может быть много</text:span></text:a></text:p>
      <text:p text:style-name="P12"><text:a xlink:type="simple" xlink:href="#conflicts" text:style-name="Internet_20_link" text:visited-style-name="Visited_20_Internet_20_Link"><text:span text:style-name="T1">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1">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6"><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1">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6"><text:a xlink:type="simple" xlink:href="#fine" text:style-name="Internet_20_link" text:visited-style-name="Visited_20_Internet_20_Link"><text:span text:style-name="T3">3.8.6.1. Штраф</text:span></text:a></text:p>
      <text:p text:style-name="P16"><text:a xlink:type="simple" xlink:href="#shame_pillar" text:style-name="Internet_20_link" text:visited-style-name="Visited_20_Internet_20_Link"><text:span text:style-name="T3">3.8.6.2. Публичное порицание</text:span></text:a></text:p>
      <text:p text:style-name="P16"><text:a xlink:type="simple" xlink:href="#rights_deprivation" text:style-name="Internet_20_link" text:visited-style-name="Visited_20_Internet_20_Link"><text:span text:style-name="T3">3.8.6.3. Поражение в правах</text:span></text:a></text:p>
      <text:p text:style-name="P16"><text:a xlink:type="simple" xlink:href="#citizenship_revocation" text:style-name="Internet_20_link" text:visited-style-name="Visited_20_Internet_20_Link"><text:span text:style-name="T3">3.8.6.4. Лишение гражданства</text:span></text:a></text:p>
      <text:p text:style-name="P16"><text:a xlink:type="simple" xlink:href="#expulsion" text:style-name="Internet_20_link" text:visited-style-name="Visited_20_Internet_20_Link"><text:span text:style-name="T3">3.8.6.5. Изгнание</text:span></text:a></text:p>
      <text:p text:style-name="P16"><text:a xlink:type="simple" xlink:href="#correctional_labor" text:style-name="Internet_20_link" text:visited-style-name="Visited_20_Internet_20_Link"><text:span text:style-name="T3">3.8.6.6. Исправительные работы</text:span></text:a></text:p>
      <text:p text:style-name="P16"><text:a xlink:type="simple" xlink:href="#imprisonment" text:style-name="Internet_20_link" text:visited-style-name="Visited_20_Internet_20_Link"><text:span text:style-name="T3">3.8.6.7. Лишение свободы</text:span></text:a></text:p>
      <text:p text:style-name="P16"><text:a xlink:type="simple" xlink:href="#asexualization" text:style-name="Internet_20_link" text:visited-style-name="Visited_20_Internet_20_Link"><text:span text:style-name="T3">3.8.6.8. Стерилизация</text:span></text:a></text:p>
      <text:p text:style-name="P16"><text:a xlink:type="simple" xlink:href="#physical_punishment" text:style-name="Internet_20_link" text:visited-style-name="Visited_20_Internet_20_Link"><text:span text:style-name="T3">3.8.6.9. Телесные наказания и пытки</text:span></text:a></text:p>
      <text:p text:style-name="P16"><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1">3.9. Верховенство закона и верховенство права</text:span></text:a></text:p>
      <text:p text:style-name="P12"><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P12"><text:a xlink:type="simple" xlink:href="#state_of_emergency" text:style-name="Internet_20_link" text:visited-style-name="Visited_20_Internet_20_Link"><text:span text:style-name="T1">3.11. Ограничение прав и свобод в чрезвычайных ситуациях</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6"><text:a xlink:type="simple" xlink:href="#right_of_assembly" text:style-name="Internet_20_link" text:visited-style-name="Visited_20_Internet_20_Link"><text:span text:style-name="T3">4.1.2.1. Право объединений и собраний</text:span></text:a></text:p>
      <text:p text:style-name="P16"><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6"><text:a xlink:type="simple" xlink:href="#insult" text:style-name="Internet_20_link" text:visited-style-name="Visited_20_Internet_20_Link"><text:span text:style-name="T3">4.1.3.1. Оскорбление</text:span></text:a></text:p>
      <text:p text:style-name="P16"><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1">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1">4.3. Индивиды имеют право на приватность</text:span></text:a></text:p>
      <text:p text:style-name="P12"><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1">4.5. Индивиды обладают правом на информацию</text:span></text:a></text:p>
      <text:p text:style-name="P12"><text:a xlink:type="simple" xlink:href="#reproduction_right" text:style-name="Internet_20_link" text:visited-style-name="Visited_20_Internet_20_Link"><text:span text:style-name="T1">4.6. Индивиды имеют право на размножение</text:span></text:a></text:p>
      <text:p text:style-name="P12"><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2"><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1">5.7. Индивиды обязаны уважать покой других индивидов</text:span></text:a></text:p>
      <text:p text:style-name="P12"><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1">6.3. Соглашение не лишает народ власти</text:span></text:a></text:p>
      <text:p text:style-name="P12"><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1">7.2. Гражданин обязан служить в армии</text:span></text:a></text:p>
      <text:p text:style-name="P12"><text:a xlink:type="simple" xlink:href="#witness" text:style-name="Internet_20_link" text:visited-style-name="Visited_20_Internet_20_Link"><text:span text:style-name="T1">7.3. Гражданин обязан сообщать о нарушениях</text:span></text:a></text:p>
      <text:p text:style-name="P12"><text:a xlink:type="simple" xlink:href="#jury" text:style-name="Internet_20_link" text:visited-style-name="Visited_20_Internet_20_Link"><text:span text:style-name="T1">7.4. Гражданин обязан заседать в суде присяжных</text:span></text:a></text:p>
      <text:p text:style-name="P12"><text:a xlink:type="simple" xlink:href="#statistics_obligation" text:style-name="Internet_20_link" text:visited-style-name="Visited_20_Internet_20_Link"><text:span text:style-name="T1">7.5.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1">7.6.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1">7.7. Граждане имеют право на восстание</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1">8.1. Сохранять политическую независимость</text:span></text:a></text:p>
      <text:p text:style-name="P12"><text:a xlink:type="simple" xlink:href="#state_tasks" text:style-name="Internet_20_link" text:visited-style-name="Visited_20_Internet_20_Link"><text:span text:style-name="T1">8.2. Не брать на себя лишних функций</text:span></text:a></text:p>
      <text:p text:style-name="P12"><text:a xlink:type="simple" xlink:href="#state_not_nanny" text:style-name="Internet_20_link" text:visited-style-name="Visited_20_Internet_20_Link"><text:span text:style-name="T1">8.3. Решать общественные задачи</text:span></text:a></text:p>
      <text:p text:style-name="P12"><text:a xlink:type="simple" xlink:href="#not_shift_duty" text:style-name="Internet_20_link" text:visited-style-name="Visited_20_Internet_20_Link"><text:span text:style-name="T1">8.4. Не перекладывать свои обязанности на других</text:span></text:a></text:p>
      <text:p text:style-name="P12"><text:a xlink:type="simple" xlink:href="#law_execution" text:style-name="Internet_20_link" text:visited-style-name="Visited_20_Internet_20_Link"><text:span text:style-name="T1">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6"><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6"><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6"><text:a xlink:type="simple" xlink:href="#state_and_business" text:style-name="Internet_20_link" text:visited-style-name="Visited_20_Internet_20_Link"><text:span text:style-name="T3">8.7.3.1. Государство и бизнес</text:span></text:a></text:p>
      <text:p text:style-name="P16"><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1">8.9. Управлять территорией страны</text:span></text:a></text:p>
      <text:p text:style-name="P12"><text:a xlink:type="simple" xlink:href="#understandability" text:style-name="Internet_20_link" text:visited-style-name="Visited_20_Internet_20_Link"><text:span text:style-name="T1">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6"><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1">8.11. Быть полностью открытым</text:span></text:a></text:p>
      <text:p text:style-name="P14"><text:a xlink:type="simple" xlink:href="#floss" text:style-name="Internet_20_link" text:visited-style-name="Visited_20_Internet_20_Link"><text:soft-page-break/><text:span text:style-name="T3">8.11.1. Свободное программное обеспечение</text:span></text:a></text:p>
      <text:p text:style-name="P15"><text:a xlink:type="simple" xlink:href="#data_formats" text:style-name="Internet_20_link" text:visited-style-name="Visited_20_Internet_20_Link"><text:span text:style-name="T3">8.11.2. Форматы данных</text:span></text:a></text:p>
      <text:p text:style-name="P25"><text:bookmark text:name="id1444"/><text:bookmark text:name="id1446"/><text:bookmark text:name="id1448"/><text:bookmark text:name="id1450"/>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5" text:outline-level="2"><text:bookmark text:name="morals"/>1. Мораль</text:h>
      <text:p text:style-name="P25"><text:bookmark text:name="id1466"/><text:bookmark text:name="id1468"/>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7734" text:style-name="Internet_20_link" text:visited-style-name="Visited_20_Internet_20_Link"><text:span text:style-name="T1">Humboldt</text:span></text:a><text:span text:style-name="T1">] по этому вопросу высказывался так: </text:span></text:p>
      <text:p text:style-name="P22">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5">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5">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5" text:outline-level="2"><text:bookmark text:name="axiom"/>2. Постулаты начального состояния</text:h>
      <text:p text:style-name="P25">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6" text:outline-level="3"><text:bookmark text:name="axiom_summary"/>2.1. Краткое содержание раздела</text:h>
      <text:p text:style-name="P25">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6" text:outline-level="3"><text:bookmark text:name="person"/>2.2. Во Вселенной существует множество индивидов</text:h>
      <text:p text:style-name="P25">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8" text:outline-level="4"><text:bookmark text:name="ratio_person"/>2.2.1. Индивиды разумны</text:h>
      <text:p text:style-name="Text_20_body"><text:bookmark text:name="id1507"/><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8" text:outline-level="4"><text:bookmark text:name="autonomous_person"/>2.2.2. Индивиды самостоятельны, обладают свободой воли</text:h>
      <text:p text:style-name="P25"><text:bookmark text:name="id1522"/>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5">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5">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7811"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5">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5">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5">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8" text:outline-level="4"><text:bookmark text:name="person_can_mistake"/>2.2.3. Индивиды могут ошибаться</text:h>
      <text:p text:style-name="P25"><text:bookmark text:name="id1546"/>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значительно строже,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8" text:outline-level="4"><text:bookmark text:name="person_not_rational"/>2.2.4. Поведение индивидов не абсолютно рационально</text:h>
      <text:p text:style-name="P25"><text:bookmark text:name="id1554"/><text:bookmark text:name="id1556"/>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5">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5">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5">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8" text:outline-level="4"><text:bookmark text:name="unique_person"/>2.2.5. Индивиды уникальны</text:h>
      <text:p text:style-name="P25"><text:bookmark text:name="id1569"/>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5">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5">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8"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8" text:outline-level="4"><text:bookmark text:name="fickle_person"/>2.2.7. Цели индивидов изменяются во времени</text:h>
      <text:p text:style-name="P25"><text:bookmark text:name="id1581"/>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8" text:outline-level="4"><text:bookmark text:name="adulthood"/>2.2.8. Разум индивидов не возникает в сформированном виде</text:h>
      <text:p text:style-name="Text_20_body"><text:bookmark text:name="id1586"/><text:bookmark text:name="id1588"/><text:bookmark text:name="id1590"/><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5">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7734" text:style-name="Internet_20_link" text:visited-style-name="Visited_20_Internet_20_Link"><text:span text:style-name="T1">Humboldt</text:span></text:a><text:span text:style-name="T1">]: </text:span></text:p>
      <text:p text:style-name="P22">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7920" text:style-name="Internet_20_link" text:visited-style-name="Visited_20_Internet_20_Link"><text:span text:style-name="T1">grahamhs</text:span></text:a><text:span text:style-name="T1">]: </text:span></text:p>
      <text:p text:style-name="P22">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5">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3.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1615"/><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8" text:outline-level="4"><text:bookmark text:name="many"/>2.2.9. Индивидов много</text:h>
      <text:p text:style-name="P25"><text:bookmark text:name="id1627"/>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6" text:outline-level="3"><text:bookmark text:name="danger"/>2.3. Вселенная полна опасностей и трудностей</text:h>
      <text:p text:style-name="P25"><text:bookmark text:name="id1632"/>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5">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8" text:outline-level="4"><text:bookmark text:name="unknown_future"/>2.3.1. Будущее неизвестно</text:h>
      <text:p text:style-name="P25"><text:bookmark text:name="id1643"/>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7831"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8" text:outline-level="4"><text:bookmark text:name="inherent_danger"/>2.3.2. Опасность жизни во Вселенной нельзя свести к нулю</text:h>
      <text:p text:style-name="P25"><text:bookmark text:name="id1652"/>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5">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8" text:outline-level="4"><text:bookmark text:name="no_free_things"/>2.3.3. Бесплатного не бывает</text:h>
      <text:p text:style-name="P25"><text:bookmark text:name="id1664"/>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8" text:outline-level="4"><text:bookmark text:name="limited_resources"/>2.3.4. Ресурсы ограничены</text:h>
      <text:p text:style-name="Text_20_body"><text:bookmark text:name="id1674"/><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5">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5">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5">Также ограничены и мыслительные ресурсы индивида. </text:p>
      <text:h text:style-name="P8" text:outline-level="4"><text:bookmark text:name="not_ideal"/>2.3.5. Идеальных решений нет</text:h>
      <text:p text:style-name="P25"><text:bookmark text:name="id1687"/>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5">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8" text:outline-level="4"><text:bookmark text:name="complexity"/>2.3.6. Вселенная — сложная штука</text:h>
      <text:p text:style-name="P25"><text:bookmark text:name="id1700"/><text:bookmark text:name="id1702"/>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5">Эта сложность затрудняет выживание разума во Вселенной, так как возможности разума индивида очень ограничены. </text:p>
      <text:h text:style-name="P8" text:outline-level="4"><text:bookmark text:name="end_of_day"/>2.3.7. Вселенная конечна во времени</text:h>
      <text:p text:style-name="P25"><text:bookmark text:name="id1708"/>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6" text:outline-level="3"><text:bookmark text:name="long_term"/>2.4. Индивиды хотят защититься от опасностей Вселенной, так как стремятся к долгосрочным целям</text:h>
      <text:p text:style-name="P25"><text:bookmark text:name="id1713"/><text:bookmark text:name="id1715"/>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5">См. также: </text:p>
      <text:list text:style-name="L6">
        <text:list-item>
          <text:p text:style-name="P8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9"><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79"><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6" text:outline-level="3"><text:bookmark text:name="cooperation"/>2.5. Для защиты от опасностей Вселенной индивиды стремятся к сотрудничеству и взаимопомощи — образуют общество</text:h>
      <text:p text:style-name="P25"><text:bookmark text:name="id1734"/>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P25">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text:span></text:p>
      <text:p text:style-name="P25">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5">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8" text:outline-level="4"><text:bookmark text:name="public_good"/>2.5.1. Общественное благо</text:h>
      <text:p text:style-name="P25"><text:bookmark text:name="id1757"/>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Как пишет Боуз [</text:span><text:a xlink:type="simple" xlink:href="#id7806" text:style-name="Internet_20_link" text:visited-style-name="Visited_20_Internet_20_Link"><text:span text:style-name="T1">Boaz</text:span></text:a><text:span text:style-name="T1">]: </text:span></text:p>
      <text:p text:style-name="P22">Экономисты определяют «общественное благо» как экономическое благо имеющее две характерные особенности: невозможность обеспечить исключительное пользование и несостязательное потребление </text:p>
      <text:p text:style-name="Text_20_body"><text:span text:style-name="T1">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7781" text:style-name="Internet_20_link" text:visited-style-name="Visited_20_Internet_20_Link"><text:span text:style-name="T1">Olson</text:span></text:a><text:span text:style-name="T1">], и кратко может быть проиллюстрировано анекдотом: </text:span></text:p>
      <text:p text:style-name="P22">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6" text:outline-level="3"><text:bookmark text:name="generations_relay"/>2.6. Сотрудничество поколений</text:h>
      <text:p text:style-name="P25"><text:bookmark text:name="id1786"/>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5">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5">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5">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5">См. также: </text:p>
      <text:list text:style-name="L7">
        <text:list-item>
          <text:p text:style-name="P82"><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1"><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3"><text:bookmark text:name="disunity"/>2.7. Обществ может быть много</text:h>
      <text:p text:style-name="P25"><text:bookmark text:name="id1814"/>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5">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6" text:outline-level="3"><text:bookmark text:name="conflicts"/>2.8. Между индивидами возможны конфликты</text:h>
      <text:p text:style-name="P25"><text:bookmark text:name="id1822"/><text:bookmark text:name="id1824"/>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8" text:outline-level="4"><text:bookmark text:name="personal_conflicts"/>2.8.1. Индивиды могут конфликтовать друг с другом</text:h>
      <text:p text:style-name="Text_20_body"><text:bookmark text:name="id1829"/><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8" text:outline-level="4"><text:bookmark text:name="opportunism"/>2.8.2. Индивид может конфликтовать с обществом</text:h>
      <text:p text:style-name="P25"><text:bookmark text:name="id1835"/>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7781"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8023" text:style-name="Internet_20_link" text:visited-style-name="Visited_20_Internet_20_Link"><text:span text:style-name="T1">Markov</text:span></text:a><text:span text:style-name="T1">]: </text:span></text:p>
      <text:p text:style-name="P22">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2,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5">Понятно, что паразитировать не на обществе, а на конкретном индивиде запретить нельзя, если это происходит на добровольной основе. </text:p>
      <text:h text:style-name="P8" text:outline-level="4"><text:bookmark text:name="competition"/>2.8.3. Общества могут конфликтовать друг с другом</text:h>
      <text:p text:style-name="P25"><text:bookmark text:name="id1852"/><text:bookmark text:name="id1854"/>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5">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6" text:outline-level="3"><text:bookmark text:name="cooperation_condition"/>2.9. Для сотрудничества необходимо, чтобы:</text:h>
      <text:h text:style-name="P8" text:outline-level="4"><text:bookmark text:name="obligation"/>2.9.1. Индивиды совершали свой вклад в сотрудничество, т. е. принимали на себя обязательства</text:h>
      <text:p text:style-name="P25"><text:bookmark text:name="id1863"/>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8" text:outline-level="4"><text:bookmark text:name="compromise"/>2.9.2. Индивиды были готовы к поиску компромиссов при принятии решений</text:h>
      <text:p text:style-name="Text_20_body"><text:bookmark text:name="id1868"/><text:bookmark text:name="id1870"/><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8" text:outline-level="4"><text:bookmark text:name="rules"/>2.9.3. Существуют правила разрешения конфликтов — законы</text:h>
      <text:p text:style-name="P25"><text:bookmark text:name="id1877"/><text:bookmark text:name="id1879"/>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P25">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7729"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8" text:outline-level="4"><text:bookmark text:name="trust"/>2.9.4. Существовал механизм обеспечения доверия (снижения трансакционных издержек)</text:h>
      <text:p text:style-name="Text_20_body"><text:bookmark text:name="id1893"/><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6"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1899"/><text:bookmark text:name="id1901"/><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6" text:outline-level="3"><text:bookmark text:name="humanism"/>2.11. Индивиды стремятся гуманно относиться к неразумным существам</text:h>
      <text:p text:style-name="Text_20_body"><text:bookmark text:name="id1909"/><text:soft-page-break/><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5">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5">См. также: </text:p>
      <text:list text:style-name="L8">
        <text:list-item>
          <text:p text:style-name="P84"><text:a xlink:type="simple" xlink:href="#nonsapiens" text:style-name="Internet_20_link" text:visited-style-name="Visited_20_Internet_20_Link"><text:span text:style-name="T1">Раздел 33, «Защита животных»</text:span></text:a><text:span text:style-name="T1">;</text:span></text:p>
        </text:list-item>
        <text:list-item>
          <text:p text:style-name="P83"><text:a xlink:type="simple" xlink:href="#ecological" text:style-name="Internet_20_link" text:visited-style-name="Visited_20_Internet_20_Link"><text:span text:style-name="T1">Раздел 5, «Экологичный»</text:span></text:a><text:span text:style-name="T1">.</text:span></text:p>
        </text:list-item>
      </text:list>
      <text:h text:style-name="P5" text:outline-level="2"><text:bookmark text:name="agreement_axiom"/>3. Соглашение</text:h>
      <text:h text:style-name="P6"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8" text:outline-level="4"><text:bookmark text:name="id1929"/><text:bookmark text:name="person_is_actor"/>3.1.1. Ответственность индивида</text:h>
      <text:p text:style-name="P25"><text:bookmark text:name="id1933"/><text:bookmark text:name="id1935"/>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9" text:outline-level="5"><text:bookmark text:name="risk_balance"/>3.1.1.1. Баланс рисков и побочных эффектов средств защиты от рисков</text:h>
      <text:p text:style-name="P25"><text:bookmark text:name="id1949"/>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8" text:outline-level="4"><text:bookmark text:name="presumption"/>3.1.2. Презумпция невиновности</text:h>
      <text:p text:style-name="Text_20_body"><text:bookmark text:name="id1959"/><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5">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8" text:outline-level="4"><text:bookmark text:name="no_reverse_law"/>3.1.3. Закон обратной силы не имеет</text:h>
      <text:p text:style-name="Text_20_body"><text:bookmark text:name="id1969"/><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8" text:outline-level="4"><text:bookmark text:name="law_knowledge"/>3.1.4. Незнание законов не освобождает от ответственности</text:h>
      <text:p text:style-name="Text_20_body"><text:bookmark text:name="id1975"/><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8" text:outline-level="4"><text:bookmark text:name="responsibility"/>3.1.5. Обвинить можно только совершившего деяние или ответственного</text:h>
      <text:p text:style-name="P25"><text:bookmark text:name="id1983"/>Обвинить можно только совершившего деяние или ответственного. </text:p>
      <text:p text:style-name="P25">Закон может позволять привлечь к ответственности (обвинить) только того, кто: </text:p>
      <text:list text:style-name="L9">
        <text:list-item>
          <text:p text:style-name="P30">совершил действие, нарушающее законы;</text:p>
        </text:list-item>
        <text:list-item>
          <text:p text:style-name="P30">не совершил действие, которое был обязан совершить по закону и для совершения которого имел возможности;</text:p>
        </text:list-item>
        <text:list-item>
          <text:p text:style-name="P85"><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5">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5">См. также: </text:p>
      <text:list text:style-name="L10">
        <text:list-item>
          <text:p text:style-name="P87"><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6"><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argumentum_non_olet"/>3.1.6. Доказательства не пахнут</text:h>
      <text:p text:style-name="P25"><text:bookmark text:name="id2008"/>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2011"/></text:p>
      <text:p text:style-name="P25">Конечно, признание вины — это никакое не доказательство, если тому нет объективных подтверждений. </text:p>
      <text:h text:style-name="P6" text:outline-level="3"><text:bookmark text:name="isonomia"/>3.2. Все индивиды являются равными участниками Соглашения</text:h>
      <text:p text:style-name="P25"><text:bookmark text:name="id2016"/><text:bookmark text:name="id2018"/>Второе соображение в пользу равенства всех людей перед законом — это поддержание социального мира. Уже указывалось на то, что следует избегать всякого нарушения мирного процесса разделения труда. Но почти невозможно сохранить продолжительный мир в обществе, где права и обязанности различаются в соответствии с классовой принадлежностью. Тот, кто отказывает части населения в правах, должен всегда быть готов к объединенному наступлению тех, кто лишен гражданских прав, на привилегированную часть общества. Классовые привилегии должны исчезнуть, и тогда прекратится конфликт по их поводу. </text:p>
      <text:p text:style-name="Text_20_body">—<text:span text:style-name="T1">Людвиг фон Мизес. Либерализм [</text:span><text:a xlink:type="simple" xlink:href="#id7841" text:style-name="Internet_20_link" text:visited-style-name="Visited_20_Internet_20_Link"><text:span text:style-name="T1">Mises_liberalismus</text:span></text:a><text:span text:style-name="T1">]</text:span></text:p>
      <text:p text:style-name="Text_20_body"><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одну из интересных попыток, которая как минимум может стать отправной точкой для дискуссии, </text:span><text:bookmark text:name="id2029"/><text:span text:style-name="T1">я подсмотрел у Андрея Мовчана в определении фашизма [</text:span><text:a xlink:type="simple" xlink:href="#id8072" text:style-name="Internet_20_link" text:visited-style-name="Visited_20_Internet_20_Link"><text:span text:style-name="T1">MovchanVaccination</text:span></text:a><text:span text:style-name="T1">]: </text:span></text:p>
      <text:p text:style-name="P22">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5">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только они. </text:p>
      <text:p text:style-name="P25">См. также: </text:p>
      <text:list text:style-name="L11">
        <text:list-item>
          <text:p text:style-name="P89"><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8"><text:a xlink:type="simple" xlink:href="#discrimination" text:style-name="Internet_20_link" text:visited-style-name="Visited_20_Internet_20_Link"><text:span text:style-name="T1">Раздел 25, «Дискриминация»</text:span></text:a><text:span text:style-name="T1">.</text:span></text:p>
        </text:list-item>
      </text:list>
      <text:h text:style-name="P6" text:outline-level="3"><text:bookmark text:name="majority"/>3.3. Общественные решения принимаются большинством голосов</text:h>
      <text:p text:style-name="Text_20_body"><text:bookmark text:name="id2050"/><text:bookmark text:name="id2052"/><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6" text:outline-level="3"><text:bookmark text:name="one_agreement"/>3.4. Соглашение одно и только одно на определённой территории</text:h>
      <text:p text:style-name="Text_20_body"><text:bookmark text:name="id2070"/><text:bookmark text:name="id2072"/><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7766" text:style-name="Internet_20_link" text:visited-style-name="Visited_20_Internet_20_Link"><text:span text:style-name="T1">Nozick</text:span></text:a><text:span text:style-name="T1">]. </text:span></text:p>
      <text:h text:style-name="P6" text:outline-level="3"><text:bookmark text:name="mandatory"/>3.5. Соглашение обязательно к исполнению для всех находящихся на территории его действия</text:h>
      <text:p text:style-name="Text_20_body"><text:bookmark text:name="id2082"/><text:bookmark text:name="id2084"/><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5">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6" text:outline-level="3"><text:bookmark text:name="objectivity"/>3.6. Соглашение может опираться только на объективные принципы</text:h>
      <text:p text:style-name="Text_20_body"><text:bookmark text:name="id2099"/><text:bookmark text:name="id2101"/><text:bookmark text:name="id2103"/><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5">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5">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5">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8" text:outline-level="4"><text:bookmark text:name="logic"/>3.6.1. Соглашение может опираться только на логику как метод рассуждений</text:h>
      <text:p text:style-name="Text_20_body"><text:bookmark text:name="id2121"/><text:bookmark text:name="id2123"/><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5">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8" text:outline-level="4"><text:bookmark text:name="cognition_method"/>3.6.2. Соглашение может опираться только на науку как метод познания</text:h>
      <text:p text:style-name="P25"><text:bookmark text:name="id2130"/><text:bookmark text:name="id2132"/>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5">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6" text:outline-level="3"><text:bookmark text:name="justice"/>3.7. Соглашение должно отражать представления индивидов о справедливости</text:h>
      <text:p text:style-name="P25"><text:bookmark text:name="id2150"/><text:bookmark text:name="id2152"/><text:bookmark text:name="id2154"/>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P25">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5">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5">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5">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7776"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Но конечно не должно быть речи об «отнять и поделить», нужно помогать не стимулируя иждивенчество (см. </text:span><text:a xlink:type="simple" xlink:href="#social_politics" text:style-name="Internet_20_link" text:visited-style-name="Visited_20_Internet_20_Link"><text:span text:style-name="T1">Раздел 3, «Социальная политика»</text:span></text:a><text:span text:style-name="T1">). </text:span></text:p>
      <text:h text:style-name="P8" text:outline-level="4"><text:bookmark text:name="cumulative_advantage"/>3.7.1. Положительная обратная связь, или Эффект Матфея</text:h>
      <text:p text:style-name="P25">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5">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5">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2192"/> </text:p>
      <text:p text:style-name="P25">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5">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6" text:outline-level="3"><text:bookmark text:name="punishment"/>3.8. Для борьбы с оппортунистами необходимы наказания</text:h>
      <text:p text:style-name="P25"><text:bookmark text:name="id2198"/><text:bookmark text:name="id2200"/>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5">В данном вопросе есть несколько аспектов. </text:p>
      <text:p text:style-name="P25">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5">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5">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7, «Частные тюрьмы»</text:span></text:a><text:span text:style-name="T1">. </text:span></text:p>
      <text:h text:style-name="P8" text:outline-level="4"><text:bookmark text:name="punishment_definition"/>3.8.1. Сущность наказания</text:h>
      <text:p text:style-name="P25"><text:bookmark text:name="id2221"/><text:bookmark text:name="id2223"/>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7724"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8" text:outline-level="4"><text:bookmark text:name="compensation"/>3.8.2. Компенсация</text:h>
      <text:p text:style-name="Text_20_body"><text:bookmark text:name="id2240"/><text:bookmark text:name="id2242"/><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8" text:outline-level="4"><text:bookmark text:name="isolation"/>3.8.3. Защита общества от принципиальных преступников</text:h>
      <text:p text:style-name="Text_20_body"><text:bookmark text:name="id2250"/><text:bookmark text:name="id2252"/><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8" text:outline-level="4"><text:bookmark text:name="amnesty"/>3.8.4. Амнистия и помилование</text:h>
      <text:p text:style-name="Text_20_body"><text:bookmark text:name="id2258"/><text:bookmark text:name="id2260"/><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8" text:outline-level="4"><text:bookmark text:name="punishment_proportionality"/>3.8.5. Величина и неизбежность наказания</text:h>
      <text:p text:style-name="P25"><text:bookmark text:name="id2267"/><text:bookmark text:name="id2269"/>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7724"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5">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31">Уровень (размер) в соответствии с классификацией тяжести правонарушений.</text:p>
        </text:list-item>
        <text:list-item>
          <text:p text:style-name="P31">Обратимость. Оценивается возможность компенсации нанесённого ущерба (например, убийство необратимо).</text:p>
        </text:list-item>
        <text:list-item>
          <text:p text:style-name="P31">Реальность/Потенциальность. Нанесён ли ущерб, сделана попытка нанести ущерб или только увеличена вероятность его нанесения.</text:p>
        </text:list-item>
        <text:list-item>
          <text:p text:style-name="P31">Умышленность/Халатность/Неосторожность (хотя это трудноопределимый параметр).</text:p>
        </text:list-item>
      </text:list>
      <text:p text:style-name="P25">Самые строгие наказания даются за умышленный, крупный, реальный и необратимый ущерб, например убийство множества индивидов. </text:p>
      <text:h text:style-name="P8" text:outline-level="4"><text:bookmark text:name="punishment_types"/>3.8.6. Виды наказаний</text:h>
      <text:h text:style-name="P9" text:outline-level="5"><text:bookmark text:name="id2295"/><text:bookmark text:name="id2297"/><text:bookmark text:name="fine"/>3.8.6.1. Штраф</text:h>
      <text:p text:style-name="Text_20_body"><text:bookmark text:name="id2301"/><text:bookmark text:name="id2303"/><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5">Конфискацию имущества можно считать разновидностью штрафа. </text:p>
      <text:h text:style-name="P9" text:outline-level="5"><text:bookmark text:name="shame_pillar"/>3.8.6.2. Публичное порицание</text:h>
      <text:p text:style-name="Text_20_body"><text:bookmark text:name="id2310"/><text:bookmark text:name="id2312"/><text:span text:style-name="T1">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обществах большего размера всё усложняется, но видимо эту проблему придётся решать гражданскому обществу (см. </text:span><text:a xlink:type="simple" xlink:href="#reputation" text:style-name="Internet_20_link" text:visited-style-name="Visited_20_Internet_20_Link"><text:span text:style-name="T1">Раздел 1.4, «Репутация»</text:span></text:a><text:span text:style-name="T1">). </text:span></text:p>
      <text:h text:style-name="P9" text:outline-level="5"><text:bookmark text:name="rights_deprivation"/>3.8.6.3. Поражение в правах</text:h>
      <text:p text:style-name="Text_20_body"><text:bookmark text:name="id2318"/><text:bookmark text:name="id2320"/><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9" text:outline-level="5"><text:bookmark text:name="citizenship_revocation"/>3.8.6.4. Лишение гражданства</text:h>
      <text:p text:style-name="Text_20_body"><text:bookmark text:name="id2326"/><text:bookmark text:name="id2328"/><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5">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9" text:outline-level="5"><text:bookmark text:name="expulsion"/>3.8.6.5. Изгнание</text:h>
      <text:p text:style-name="P25"><text:bookmark text:name="id2339"/><text:bookmark text:name="id2341"/>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9" text:outline-level="5"><text:bookmark text:name="correctional_labor"/>3.8.6.6. Исправительные работы</text:h>
      <text:p text:style-name="P25"><text:bookmark text:name="id2346"/><text:bookmark text:name="id2348"/>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9" text:outline-level="5"><text:bookmark text:name="imprisonment"/>3.8.6.7. Лишение свободы</text:h>
      <text:p text:style-name="Text_20_body"><text:bookmark text:name="id2353"/><text:bookmark text:name="id2355"/><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2360"/><text:span text:style-name="T1">. </text:span></text:p>
      <text:h text:style-name="P9" text:outline-level="5"><text:bookmark text:name="asexualization"/>3.8.6.8. Стерилизация</text:h>
      <text:p text:style-name="Text_20_body"><text:bookmark text:name="id2364"/><text:bookmark text:name="id2366"/><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9" text:outline-level="5"><text:bookmark text:name="physical_punishment"/>3.8.6.9. Телесные наказания и пытки</text:h>
      <text:p text:style-name="Text_20_body"><text:bookmark text:name="id2372"/><text:bookmark text:name="id2374"/><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5">Также такое наказание не должно быть публичным, т. к. унижение может ожесточить индивида. </text:p>
      <text:p text:style-name="P25">Соответственно, остаётся вопрос<text:bookmark text:name="id2380"/>: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9" text:outline-level="5"><text:bookmark text:name="death_penalty"/>3.8.6.10. Смертная казнь</text:h>
      <text:p text:style-name="Text_20_body"><text:bookmark text:name="id2386"/><text:bookmark text:name="id2388"/><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5">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5">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5">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8" text:outline-level="4"><text:bookmark text:name="prisonniers_exploitation"/>3.8.7. Использование заключённых</text:h>
      <text:p text:style-name="Text_20_body"><text:bookmark text:name="id2402"/><text:bookmark text:name="id2404"/><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7,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2411"/><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2414"/><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6" text:outline-level="3"><text:bookmark text:name="rule_of_law"/>3.9. Верховенство закона и верховенство права</text:h>
      <text:p text:style-name="P25"><text:bookmark text:name="id2419"/>Верховенство закона: Любые санкции должны налагаться на индивида не по произволу индивида, а в соответствии с принятым по определённой процедуре публичным законом не противоречащим конституции. Главное это то что власть не у людей, а у законов, индивиды должны исполнять закон, а не творить произвол. Никто не может быть осуждён на наказание иначе как по закону. И никто не исключён из под действия закона, их исполнение обязательно для всех на их территории (дипломаты исключение). Закон это правило обладающее определённым набором признаков 0. Принимается по известной и общепринятой процедуре. 1. Известность - закон должен быть опубликован по заранее оговоренной и известной процедуре. Следствие - закон обратной силы не имеет, ибо он не был известен в прошлом т.е нельзя наказать за незнание будущего. 2. Обязательное к исполнению силой государства 3. Закон никому не даёт власти выше закона или по принятию законов в обход вышеупомянутой процедуры. Также законы должны быть сформулированы в общем виде, не упоминать конкретных лиц и организаций (если это не про учреждение госорганов), но это частично пересекается с равенством перед законом. </text:p>
      <text:p text:style-name="P25">Верховенство права: Суть в том, что есть некоторые базовые принципы (обычно записанные в конституции), которые не должен нарушать ни один закон, и что никакой закон не должен давать права одному индивиду решать судьбу другого, всё должно делаться по заранее озвученным и общим правилам. Например равенство перед законом это один из таких принципов, его часто добавляют в верховенство закона, но всё же это отдельные вещи. Конечно диктатор может и конституцию поменять и принять закон дающим ему право казнить, миловать и выдавать права на монополию карманным компаниям, но это уже будет не верховество права. Возможно этот параграф стоит перенести в постулаты как утверждение о том, что индивиды не приемлют произвола других индивидов над ними ибо это есть несвобода. </text:p>
      <text:p text:style-name="Text_20_body"><text:span text:style-name="T1">См. также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text:span></text:p>
      <text:h text:style-name="P6" text:outline-level="3"><text:bookmark text:name="state"/>3.10. Исполнение Соглашения и борьба с оппортунистами требуют создания государства</text:h>
      <text:p text:style-name="Text_20_body"><text:bookmark text:name="id2427"/><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text:span></text:a><text:span text:style-name="T1">). </text:span></text:p>
      <text:h text:style-name="P6" text:outline-level="3"><text:bookmark text:name="state_of_emergency"/>3.11. Ограничение прав и свобод в чрезвычайных ситуациях</text:h>
      <text:p text:style-name="Text_20_body"><text:bookmark text:name="id2436"/><text:span text:style-name="T1">Возможность нарушать права и свободы граждан под прикрытием чрезвычайной ситуации очень соблазнительна для всяких узурпаторов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Поэтому открыт вопрос насколько такие возможности действительно нужны, а если нужны, то каков их минимальный уровень. </text:span><text:bookmark text:name="id2440"/><text:span text:style-name="T1">В любом случае это должно быть чётко описано в конституции. </text:span></text:p>
      <text:h text:style-name="P5" text:outline-level="2"><text:bookmark text:name="rights"/>4. Права и свободы индивидов</text:h>
      <text:h text:style-name="P6" text:outline-level="3"><text:bookmark text:name="freedom"/>4.1. Индивиды свободны во всём за пределами налагаемых Соглашением ограничений</text:h>
      <text:p text:style-name="P25"><text:bookmark text:name="id2447"/><text:bookmark text:name="id2449"/>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5">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oft-page-break/>—<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P25">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7751" text:style-name="Internet_20_link" text:visited-style-name="Visited_20_Internet_20_Link"><text:span text:style-name="T1">Mill</text:span></text:a><text:span text:style-name="T1">]</text:span></text:p>
      <text:p text:style-name="P25">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P25">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7856"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5">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8" text:outline-level="4"><text:bookmark text:name="mind_freedom"/>4.1.1. Свобода сознания</text:h>
      <text:p text:style-name="Text_20_body"><text:bookmark text:name="id2484"/><text:bookmark text:name="id2486"/><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и не в силах. </text:span></text:p>
      <text:h text:style-name="P8" text:outline-level="4"><text:bookmark text:name="action_freedom"/>4.1.2. Свобода действий</text:h>
      <text:p text:style-name="P25"><text:bookmark text:name="id2495"/>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5">Свобода — это не просто реализация устремлений индивидов, это решение двух важных задач: </text:p>
      <text:list text:style-name="L13">
        <text:list-item>
          <text:p text:style-name="P90"><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90"><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5">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5">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9" text:outline-level="5"><text:bookmark text:name="right_of_assembly"/>4.1.2.1. Право объединений и собраний</text:h>
      <text:p text:style-name="Text_20_body"><text:bookmark text:name="id2522"/><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9"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2531"/><text:bookmark text:name="id2533"/><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8" text:outline-level="4"><text:bookmark text:name="speech_freedom"/>4.1.3. Свобода слова</text:h>
      <text:p text:style-name="P25"><text:bookmark text:name="id2545"/><text:bookmark text:name="id2547"/>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P25">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7751"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помнить его и не иметь с ним дел (см. </text:span><text:a xlink:type="simple" xlink:href="#reputation" text:style-name="Internet_20_link" text:visited-style-name="Visited_20_Internet_20_Link"><text:span text:style-name="T1">Раздел 1.4, «Репутация»</text:span></text:a><text:span text:style-name="T1">).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9" text:outline-level="5"><text:bookmark text:name="insult"/>4.1.3.1. Оскорбление</text:h>
      <text:p text:style-name="P25"><text:bookmark text:name="id2574"/><text:bookmark text:name="id2576"/>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5">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9" text:outline-level="5"><text:bookmark text:name="obscene"/>4.1.3.2. Обсценная лексика</text:h>
      <text:p text:style-name="P25"><text:bookmark text:name="id2597"/><text:bookmark text:name="id2599"/>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8" text:outline-level="4"><text:bookmark text:name="respect"/>4.1.4. Борьба с оппортунистами не должна ущемлять остальных индивидов</text:h>
      <text:p text:style-name="Text_20_body"><text:bookmark text:name="id2606"/><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8" text:outline-level="4"><text:bookmark text:name="taboo"/>4.1.5. Запреты и ограничения должны быть обоснованы</text:h>
      <text:p text:style-name="Text_20_body"><text:bookmark text:name="id2619"/><text:bookmark text:name="id2621"/><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29,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1,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5">См. также: </text:p>
      <text:list text:style-name="L14">
        <text:list-item>
          <text:p text:style-name="P92"><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91"><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no_one_should"/>4.1.6. Никто никому ничего не должен, если на иное нет оснований</text:h>
      <text:p text:style-name="P25"><text:bookmark text:name="id2648"/><text:bookmark text:name="id2650"/>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5">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5">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6" text:outline-level="3"><text:bookmark text:name="property"/>4.2. Индивиды обладают правом собственности</text:h>
      <text:p text:style-name="Text_20_body"><text:bookmark text:name="id2665"/><text:bookmark text:name="id2667"/><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7906"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8" text:outline-level="4"><text:bookmark text:name="private_property"/>4.2.1. Индивиды обладают правом частной собственности на своё тело и материальные предметы</text:h>
      <text:p text:style-name="Text_20_body"><text:bookmark text:name="id2674"/><text:bookmark text:name="id2676"/><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5.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8" text:outline-level="4"><text:bookmark text:name="collective_property"/>4.2.2. Индивиды обладают коллективной собственностью на пространство и его ресурсы</text:h>
      <text:p text:style-name="Text_20_body"><text:bookmark text:name="id2685"/><text:bookmark text:name="id2687"/><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5,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5">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7746" text:style-name="Internet_20_link" text:visited-style-name="Visited_20_Internet_20_Link"><text:span text:style-name="T1">Proudhon</text:span></text:a><text:span text:style-name="T1">]. </text:span></text:p>
      <text:p text:style-name="P25">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2, «Защита окружающей среды»</text:span></text:a><text:span text:style-name="T1">). </text:span></text:p>
      <text:p text:style-name="P25">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5">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6" text:outline-level="3"><text:bookmark text:name="privacy"/>4.3. Индивиды имеют право на приватность</text:h>
      <text:p text:style-name="Text_20_body"><text:bookmark text:name="id2712"/><text:bookmark text:name="id2714"/><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P25">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text:p>
      <text:p text:style-name="P25">Открытый вопрос — можно ли скрывать лицо в общественных местах, с одной стороны это может вызывать опасения что индивид совершил или собирается совершить что-то запрещённое, с другой стороны есть вполне понятные ситуации вроде медицинских масок или защиты лица у велосипедистов, мотоциклистов и лыжников. <text:bookmark text:name="id2724"/></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5">Данные о здоровье — это также приватная информация. </text:p>
      <text:p text:style-name="P25">Естественно, после окончания личных отношений индивиды не получают права разглашать информацию личного характера. </text:p>
      <text:h text:style-name="P6" text:outline-level="3"><text:bookmark text:name="home_inviolability"/>4.4. Индивиды имеют право на неприкосновенность жилища</text:h>
      <text:p text:style-name="Text_20_body"><text:bookmark text:name="id2732"/><text:bookmark text:name="id2734"/><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6" text:outline-level="3"><text:bookmark text:name="knowledge_right"/>4.5. Индивиды обладают правом на информацию</text:h>
      <text:p text:style-name="Text_20_body"><text:bookmark text:name="id2743"/><text:bookmark text:name="id2745"/><text:bookmark text:name="id2747"/><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5">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5">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5">По сути, есть только один вид допустимой лжи — военная хитрость, которая применяется исключительно против врагов общества. </text:p>
      <text:p text:style-name="P25">См. также: </text:p>
      <text:list text:style-name="L15">
        <text:list-item>
          <text:p text:style-name="P94"><text:a xlink:type="simple" xlink:href="#network_anonymity" text:style-name="Internet_20_link" text:visited-style-name="Visited_20_Internet_20_Link"><text:span text:style-name="T1">Раздел 21.1, «Анонимность в сети»</text:span></text:a><text:span text:style-name="T1">;</text:span></text:p>
        </text:list-item>
        <text:list-item>
          <text:p text:style-name="P93"><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6" text:outline-level="3"><text:bookmark text:name="reproduction_right"/>4.6. Индивиды имеют право на размножение</text:h>
      <text:p text:style-name="Text_20_body"><text:bookmark text:name="id2771"/><text:bookmark text:name="id2773"/><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5">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6" text:outline-level="3"><text:bookmark text:name="defence"/>4.7. Индивиды имеют право на оборону</text:h>
      <text:p text:style-name="P25"><text:bookmark text:name="id2784"/><text:bookmark text:name="id2786"/>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5">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5">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1, «Оружие»</text:span></text:a><text:span text:style-name="T1">). </text:span></text:p>
      <text:h text:style-name="P5" text:outline-level="2"><text:bookmark text:name="person_obligation"/>5. Обязанности индивида</text:h>
      <text:h text:style-name="P6" text:outline-level="3"><text:bookmark text:name="keep_the_law"/>5.1. Индивиды обязаны исполнять законы, принятые на территории Соглашения</text:h>
      <text:p text:style-name="Text_20_body"><text:bookmark text:name="id2810"/><text:bookmark text:name="id2812"/><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6" text:outline-level="3"><text:bookmark text:name="security_of_person_right"/>5.2. Индивиды обязаны не применять насилие по отношению к другим индивидам</text:h>
      <text:p text:style-name="Text_20_body"><text:bookmark text:name="id2820"/><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5">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7,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3, «Защита животных»</text:span></text:a><text:span text:style-name="T1">). </text:span></text:p>
      <text:h text:style-name="P6" text:outline-level="3"><text:bookmark text:name="dignity"/>5.3. Индивиды обязаны быть честными в общественных отношениях</text:h>
      <text:p text:style-name="Text_20_body"><text:bookmark text:name="id2836"/><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6" text:outline-level="3"><text:bookmark text:name="not_be_intimidated_right"/>5.4. Индивиды обязаны не угрожать другим индивидам</text:h>
      <text:p text:style-name="Text_20_body"><text:bookmark text:name="id2843"/><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5">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5">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5">Призывы к насилию, к нарушению закона — это, по сути, косвенная угроза. </text:p>
      <text:h text:style-name="P6" text:outline-level="3"><text:bookmark text:name="adequate_right"/>5.5. Индивиды обязаны не создавать опасностей другим индивидам</text:h>
      <text:p text:style-name="Text_20_body"><text:bookmark text:name="id2856"/><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поэтому общество своими правилами должно стимулировать сокращение этих рисков. </text:span></text:p>
      <text:p text:style-name="P25">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5">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5">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5">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6"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2868"/><text:bookmark text:name="id2870"/><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5">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5">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6" text:outline-level="3"><text:bookmark text:name="calm_right"/>5.7. Индивиды обязаны уважать покой других индивидов</text:h>
      <text:p text:style-name="Text_20_body"><text:bookmark text:name="id2881"/><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32">Кратковременное сильное воздействие, например громкий звук.</text:p>
        </text:list-item>
        <text:list-item>
          <text:p text:style-name="P32">Долговременное воздействие. Может быть как сильным, так и не очень, например, постоянное назойливое бормотание.</text:p>
        </text:list-item>
      </text:list>
      <text:p text:style-name="P25">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33">светом (например, светить в окно ночью, ослеплять, создавать неестественные режимы вроде мерцания);</text:p>
        </text:list-item>
        <text:list-item>
          <text:p text:style-name="P33">звуком/вибрацией (например, включать музыку, особенно с громкостью выше нормы);</text:p>
        </text:list-item>
        <text:list-item>
          <text:p text:style-name="P33">слишком сильными запахами;</text:p>
        </text:list-item>
        <text:list-item>
          <text:p text:style-name="P33">теплом;</text:p>
        </text:list-item>
        <text:list-item>
          <text:p text:style-name="P33">прикосновениями, совершением каких-либо манипуляций с телом;</text:p>
        </text:list-item>
        <text:list-item>
          <text:p text:style-name="P33">причинением болевых ощущений.</text:p>
        </text:list-item>
      </text:list>
      <text:p text:style-name="P25">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6" text:outline-level="3"><text:bookmark text:name="clean_right"/>5.8. Индивиды обязаны соблюдать чистоту в общественных местах</text:h>
      <text:p text:style-name="Text_20_body"><text:bookmark text:name="id2912"/><text:bookmark text:name="id2914"/><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6" text:outline-level="3"><text:bookmark text:name="reproduction_obligation"/>5.9. Индивиды обязаны участвовать в поддержании численности общества</text:h>
      <text:p text:style-name="P25"><text:bookmark text:name="id2921"/><text:bookmark text:name="id2923"/>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5">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6"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2939"/><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6" text:outline-level="3"><text:bookmark text:name="insurance"/>5.11. Индивиды обязаны страховать свои риски — не перекладывать их на других</text:h>
      <text:p text:style-name="Text_20_body"><text:bookmark text:name="id2946"/><text:bookmark text:name="id2948"/><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4">Временная потеря здоровья.</text:p>
        </text:list-item>
        <text:list-item>
          <text:p text:style-name="P34">Непрогнозируемое лишение источника дохода.</text:p>
        </text:list-item>
        <text:list-item>
          <text:p text:style-name="P95"><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4">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6" text:outline-level="3"><text:bookmark text:name="emergency_obligation"/>5.12. Индивиды обязаны быть готовы к действиям в экстренных ситуациях</text:h>
      <text:p text:style-name="Text_20_body"><text:bookmark text:name="id2968"/><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5" text:outline-level="2"><text:bookmark text:name="state_axiom"/><text:soft-page-break/>6. Государство</text:h>
      <text:p text:style-name="P25">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6"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2981"/><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6" text:outline-level="3"><text:bookmark text:name="one_state"/>6.2. Государство может быть только одно на одной территории</text:h>
      <text:p text:style-name="Text_20_body"><text:bookmark text:name="id2994"/><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6" text:outline-level="3"><text:bookmark text:name="power"/>6.3. Соглашение не лишает народ власти</text:h>
      <text:p text:style-name="Text_20_body"><text:bookmark text:name="id3003"/><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5">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6" text:outline-level="3"><text:bookmark text:name="usurpation"/>6.4. Сама природа государства создаёт угрозу узурпации</text:h>
      <text:p text:style-name="Text_20_body"><text:bookmark text:name="id3010"/><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7729"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22">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5"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3022"/><text:bookmark text:name="id3024"/><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7729" text:style-name="Internet_20_link" text:visited-style-name="Visited_20_Internet_20_Link"><text:span text:style-name="T1">Rousseau</text:span></text:a><text:span text:style-name="T1">] писал: </text:span></text:p>
      <text:p text:style-name="P22">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6" text:outline-level="3"><text:bookmark text:name="voting"/>7.1. Участие в принятии общественных решений — право и обязанность гражданина</text:h>
      <text:p text:style-name="Text_20_body"><text:bookmark text:name="id3035"/><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5">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5">чиновникам выгодны разрастание государства и рост расходов на него;</text:p>
        </text:list-item>
        <text:list-item>
          <text:p text:style-name="P35">получатели пособий с радостью поддержат их увеличение;</text:p>
        </text:list-item>
        <text:list-item>
          <text:p text:style-name="P35">бездетные граждане могут быть менее заинтересованы в инвестициях в будущее;</text:p>
        </text:list-item>
      </text:list>
      <text:p text:style-name="P25">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6" text:outline-level="3"><text:bookmark text:name="militarian"/>7.2. Гражданин обязан служить в армии</text:h>
      <text:p text:style-name="P25"><text:bookmark text:name="id3052"/>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6" text:outline-level="3"><text:bookmark text:name="witness"/>7.3. Гражданин обязан сообщать о нарушениях</text:h>
      <text:p text:style-name="Text_20_body"><text:bookmark text:name="id3064"/><text:bookmark text:name="id3066"/><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Есть и другие сложности [</text:span><text:a xlink:type="simple" xlink:href="#id8058" text:style-name="Internet_20_link" text:visited-style-name="Visited_20_Internet_20_Link"><text:span text:style-name="T1">Witness</text:span></text:a><text:span text:style-name="T1">], поэтому вопрос открыт.</text:span><text:bookmark text:name="id3074"/><text:span text:style-name="T1"> </text:span></text:p>
      <text:h text:style-name="P6" text:outline-level="3"><text:bookmark text:name="jury"/>7.4. Гражданин обязан заседать в суде присяжных</text:h>
      <text:p text:style-name="Text_20_body"><text:bookmark text:name="id3078"/><text:bookmark text:name="id3080"/><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6" text:outline-level="3"><text:bookmark text:name="statistics_obligation"/>7.5. Гражданин обязан давать обратную связь государству</text:h>
      <text:p text:style-name="P25">Вопрос дискуссионный<text:bookmark text:name="id3088"/>,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6" text:outline-level="3"><text:bookmark text:name="official_right"/>7.6. Только граждане имеют право занимать ключевые должности в государственных органах</text:h>
      <text:p text:style-name="Text_20_body"><text:bookmark text:name="id3092"/><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3098"/><text:span text:style-name="T1"> </text:span></text:p>
      <text:h text:style-name="P6" text:outline-level="3"><text:bookmark text:name="revolt_right"/>7.7. Граждане имеют право на восстание</text:h>
      <text:p text:style-name="Text_20_body"><text:bookmark text:name="id3102"/><text:bookmark text:name="id3104"/><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bookmark text:name="id3112"/></text:p>
      <text:h text:style-name="P5" text:outline-level="2"><text:bookmark text:name="state_goals"/>8. Общественные задачи, поручаемые государству, или государство обязано…</text:h>
      <text:p text:style-name="P25"><text:bookmark text:name="id3116"/>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independence"/>8.1. Сохранять политическую независимость</text:h>
      <text:p text:style-name="Text_20_body"><text:bookmark text:name="id3124"/><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3130"/><text:span text:style-name="T1">. </text:span></text:p>
      <text:p text:style-name="P25">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2.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2.4,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2.8,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6" text:outline-level="3"><text:bookmark text:name="state_tasks"/>8.2. Не брать на себя лишних функций</text:h>
      <text:p text:style-name="Text_20_body"><text:bookmark text:name="id3142"/><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5">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6" text:outline-level="3"><text:bookmark text:name="state_not_nanny"/>8.3. Решать общественные задачи</text:h>
      <text:p text:style-name="P25"><text:bookmark text:name="id3151"/><text:bookmark text:name="id3153"/><text:bookmark text:name="id3155"/>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22">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5">Пример стран постсоветского пространства показывает, что это действительно так. </text:p>
      <text:p text:style-name="P25">Другими словами, государство не предназначено для защиты зрелого индивида от него самого́, от его глупости. </text:p>
      <text:h text:style-name="P6" text:outline-level="3"><text:bookmark text:name="not_shift_duty"/>8.4. Не перекладывать свои обязанности на других</text:h>
      <text:p text:style-name="Text_20_body"><text:bookmark text:name="id3175"/><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6" text:outline-level="3"><text:bookmark text:name="law_execution"/>8.5. Обеспечивать исполнение Соглашения</text:h>
      <text:p text:style-name="Text_20_body"><text:bookmark text:name="id3184"/><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8" text:outline-level="4"><text:bookmark text:name="state_ideology"/>8.5.1. Обеспечивать неизменность базовых принципов</text:h>
      <text:p text:style-name="Text_20_body"><text:bookmark text:name="id3192"/><text:bookmark text:name="id3194"/><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5">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8"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6">защита от внешних угроз (армия, спецслужбы и гражданская оборона);</text:p>
        </text:list-item>
        <text:list-item>
          <text:p text:style-name="P96"><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6">защита от техногенных и природных катастроф, преодоление их последствий;</text:p>
        </text:list-item>
        <text:list-item>
          <text:p text:style-name="P36">организация работы службы спасения (пожары, аварии, спасение на воде);</text:p>
        </text:list-item>
        <text:list-item>
          <text:p text:style-name="P36">предотвращение эпидемий и борьба с ними;</text:p>
        </text:list-item>
        <text:list-item>
          <text:p text:style-name="P36">защита от действий индивидов, имеющих психические заболевания и находящихся в состоянии наркотического опьянения;</text:p>
        </text:list-item>
        <text:list-item>
          <text:p text:style-name="P36">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5">У государства должна быть возможность быстро уведомить всех жителей о чрезвычайном происшествии. </text:p>
      <text:p text:style-name="P25">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1, «Театр безопасности»</text:span></text:a><text:span text:style-name="T1">). </text:span></text:p>
      <text:h text:style-name="P6" text:outline-level="3"><text:bookmark text:name="sustainable_development"/>8.6. Обеспечивать устойчивость общества к различным рискам</text:h>
      <text:p text:style-name="Text_20_body"><text:bookmark text:name="id3232"/><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97"><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7"><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7"><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5">Другими словами, не в ущерб будущему. </text:p>
      <text:p text:style-name="P25">Государство должно постоянно анализировать риски и принимать меры по их минимизации. </text:p>
      <text:p text:style-name="P25">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8" text:outline-level="4"><text:bookmark text:name="balance"/>8.6.1. Баланс интересов настоящего и будущего</text:h>
      <text:p text:style-name="Text_20_body"><text:bookmark text:name="id3254"/><text:bookmark text:name="id3256"/><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5">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5">См. также: </text:p>
      <text:list text:style-name="L22">
        <text:list-item>
          <text:p text:style-name="P99"><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8"><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8"><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8" text:outline-level="4"><text:bookmark text:name="quality"/>8.6.2. Надёжные решения</text:h>
      <text:p text:style-name="Text_20_body"><text:bookmark text:name="id3279"/><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5">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5">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5">См. также: </text:p>
      <text:list text:style-name="L23">
        <text:list-item>
          <text:p text:style-name="P101"><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10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0"><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100"><text:a xlink:type="simple" xlink:href="#thought-out" text:style-name="Internet_20_link" text:visited-style-name="Visited_20_Internet_20_Link"><text:span text:style-name="T1">Раздел 3.2, «Продуманный»</text:span></text:a><text:span text:style-name="T1">.</text:span></text:p>
        </text:list-item>
      </text:list>
      <text:h text:style-name="P8" text:outline-level="4"><text:bookmark text:name="development"/>8.6.3. Обеспечивать развитие науки и техники</text:h>
      <text:p text:style-name="P25">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9" text:outline-level="5"><text:bookmark text:name="freshes_law"/>8.6.3.1. Законы должны помогать прогрессу</text:h>
      <text:p text:style-name="P25">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8" text:outline-level="4"><text:bookmark text:name="population_growth"/>8.6.4. Стимулировать сбалансированную численность жителей</text:h>
      <text:p text:style-name="Text_20_body"><text:bookmark text:name="id3327"/><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2,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8" text:outline-level="4"><text:bookmark text:name="expansion"/>8.6.5. Стимулировать территориальную экспансию</text:h>
      <text:p text:style-name="Text_20_body"><text:bookmark text:name="id3339"/><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2.1, «Нейтралитет»</text:span></text:a><text:span text:style-name="T1">), а об использовании свободных пространств. </text:span></text:p>
      <text:h text:style-name="P8" text:outline-level="4"><text:bookmark text:name="efficacy"/>8.6.6. Стимулировать эффективность использования ресурсов</text:h>
      <text:p text:style-name="Text_20_body"><text:bookmark text:name="id3347"/><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8016" text:style-name="Internet_20_link" text:visited-style-name="Visited_20_Internet_20_Link"><text:span text:style-name="T1">Birukov</text:span></text:a><text:span text:style-name="T1">]: </text:span></text:p>
      <text:p text:style-name="P22">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5">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5">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9" text:outline-level="5"><text:bookmark text:name="standards"/>8.6.6.1. Продвигать стандарты</text:h>
      <text:p text:style-name="Text_20_body"><text:bookmark text:name="id3365"/><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8" text:outline-level="4"><text:bookmark text:name="monoculture"/>8.6.7. Защищаться от рисков монокультуры</text:h>
      <text:p text:style-name="P25"><text:bookmark text:name="id3373"/><text:bookmark text:name="id3375"/>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8" text:outline-level="4"><text:bookmark text:name="decentralization"/>8.6.8. Защищаться от рисков централизованной инфраструктуры</text:h>
      <text:p text:style-name="Text_20_body"><text:bookmark text:name="id3385"/><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6" text:outline-level="3"><text:bookmark text:name="cooperation_rules"/>8.7. Обеспечивать условия для эффективного сотрудничества</text:h>
      <text:h text:style-name="P8" text:outline-level="4"><text:bookmark text:name="id3391"/><text:bookmark text:name="opportunism_shall_not_pass"/>8.7.1. Наказывать паразитов</text:h>
      <text:p text:style-name="Text_20_body"><text:bookmark text:name="id3395"/><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8" text:outline-level="4"><text:bookmark text:name="transaction_costs"/>8.7.2. Минимизировать трансакционные издержки сотрудничества</text:h>
      <text:p text:style-name="Text_20_body"><text:bookmark text:name="id3402"/><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8" text:outline-level="4"><text:bookmark text:name="economics_regulation"/>8.7.3. Создавать условия для функционирования экономики</text:h>
      <text:p text:style-name="Text_20_body"><text:bookmark text:name="id3410"/><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5">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9" text:outline-level="5"><text:bookmark text:name="state_and_business"/>8.7.3.1. Государство и бизнес</text:h>
      <text:p text:style-name="Text_20_body"><text:bookmark text:name="id3418"/><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text:span></text:p>
      <text:p text:style-name="P25">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9" text:outline-level="5"><text:bookmark text:name="vendor_lockin"/>8.7.3.2. Независимость от крупного бизнеса</text:h>
      <text:p text:style-name="P25"><text:bookmark text:name="id3432"/><text:bookmark text:name="id3434"/>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6" text:outline-level="3"><text:bookmark text:name="make_justice"/>8.8. Обеспечивать справедливость общественного устройства</text:h>
      <text:h text:style-name="P8" text:outline-level="4"><text:bookmark text:name="id3444"/><text:bookmark text:name="stimulate_equality"/>8.8.1. Стимулировать равенство индивидов в стартовых возможностях</text:h>
      <text:p text:style-name="P25"><text:bookmark text:name="id3448"/>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5">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8" text:outline-level="4"><text:bookmark text:name="universality"/>8.8.2. Стимулировать всестороннее развитие индивида</text:h>
      <text:p text:style-name="P25"><text:bookmark text:name="id3458"/>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5">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8" text:outline-level="4"><text:bookmark text:name="social_protection"/>8.8.3. Обеспечивать функционирование механизмов социальной защиты</text:h>
      <text:p text:style-name="Text_20_body"><text:bookmark text:name="id3473"/><text:soft-page-break/><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5">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6"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6" text:outline-level="3"><text:bookmark text:name="understandability"/>8.10. Быть понятным и удобным для граждан</text:h>
      <text:p text:style-name="P25"><text:bookmark text:name="id3489"/><text:bookmark text:name="id3491"/>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5">Устройство государства и законодательства должно быть понятным для любого дееспособного индивида. </text:p>
      <text:p text:style-name="P25">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5">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5">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5">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8"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P25">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а остальное делается удалённо. </text:p>
      <text:h text:style-name="P8" text:outline-level="4"><text:bookmark text:name="complete_wording"/>8.10.2. Полнота и ясность формулировки законов</text:h>
      <text:p text:style-name="P25"><text:bookmark text:name="id3512"/>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7724" text:style-name="Internet_20_link" text:visited-style-name="Visited_20_Internet_20_Link"><text:span text:style-name="T1">Cesare</text:span></text:a><text:span text:style-name="T1">]</text:span></text:p>
      <text:p text:style-name="P25">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5">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8" text:outline-level="4"><text:bookmark text:name="law_consistency"/>8.10.3. Последовательность, логичность законов</text:h>
      <text:p text:style-name="P25"><text:bookmark text:name="id3522"/>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1,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9" text:outline-level="5"><text:bookmark text:name="formal_law"/>8.10.3.1. Стремление к формализации законов</text:h>
      <text:p text:style-name="P25">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8" text:outline-level="4"><text:bookmark text:name="law_univesality"/>8.10.4. Законы в общем виде</text:h>
      <text:p text:style-name="P25"><text:bookmark text:name="id3538"/>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5">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6" text:outline-level="3"><text:bookmark text:name="openness"/>8.11. Быть полностью открытым</text:h>
      <text:p text:style-name="P25"><text:bookmark text:name="id3544"/><text:bookmark text:name="id3546"/>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5">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5">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3558"/>.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3,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8"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7962"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7">Запускать программу, как ему заблагорассудится.</text:p>
        </text:list-item>
        <text:list-item>
          <text:p text:style-name="P37">Изучать, как программа работает, и модифицировать её по своему усмотрению.</text:p>
        </text:list-item>
        <text:list-item>
          <text:p text:style-name="P37">Распространять копии программы.</text:p>
        </text:list-item>
        <text:list-item>
          <text:p text:style-name="P37">Распространять модифицированные копии.</text:p>
        </text:list-item>
      </text:list>
      <text:p text:style-name="P25">Государство должно использовать только свободное программное обеспечение, потому что: </text:p>
      <text:list text:style-name="L25">
        <text:list-item>
          <text:p text:style-name="P102"><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2"><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8">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8">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8">Свободное ПО стимулирует конкуренцию, т. к. монопольное владение исходным кодом даёт преимущество в конкурентной борьбе.</text:p>
        </text:list-item>
      </text:list>
      <text:p text:style-name="P25">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3602"/></text:p>
      <text:h text:style-name="P8"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3"><text:bookmark text:name="state_structure"/>Глава 4. Устройство государства</text:p>
      <text:p text:style-name="P26">Содержание</text:p>
      <text:p text:style-name="List_20_Heading"><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1">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state_division" text:style-name="Internet_20_link" text:visited-style-name="Visited_20_Internet_20_Link"><text:span text:style-name="T3">1.1.2. Разделение функций исполнения и контроля</text:span></text:a></text:p>
      <text:p text:style-name="P12"><text:a xlink:type="simple" xlink:href="#selfgovernment" text:style-name="Internet_20_link" text:visited-style-name="Visited_20_Internet_20_Link"><text:span text:style-name="T1">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1">2.1. Силовая ветвь</text:span></text:a></text:p>
      <text:p text:style-name="P12"><text:a xlink:type="simple" xlink:href="#legislature" text:style-name="Internet_20_link" text:visited-style-name="Visited_20_Internet_20_Link"><text:span text:style-name="T1">2.2. Законодательная ветвь</text:span></text:a></text:p>
      <text:p text:style-name="P12"><text:a xlink:type="simple" xlink:href="#judicial_branch" text:style-name="Internet_20_link" text:visited-style-name="Visited_20_Internet_20_Link"><text:span text:style-name="T1">2.3. Судебная ветвь</text:span></text:a></text:p>
      <text:p text:style-name="P12"><text:a xlink:type="simple" xlink:href="#economy_branch" text:style-name="Internet_20_link" text:visited-style-name="Visited_20_Internet_20_Link"><text:span text:style-name="T1">2.4. Экономическая ветвь</text:span></text:a></text:p>
      <text:p text:style-name="P12"><text:a xlink:type="simple" xlink:href="#cooperative_branch" text:style-name="Internet_20_link" text:visited-style-name="Visited_20_Internet_20_Link"><text:span text:style-name="T1">2.5. Кооперативная ветвь</text:span></text:a></text:p>
      <text:p text:style-name="P12"><text:a xlink:type="simple" xlink:href="#scientific_branch" text:style-name="Internet_20_link" text:visited-style-name="Visited_20_Internet_20_Link"><text:span text:style-name="T1">2.6. Научная ветвь</text:span></text:a></text:p>
      <text:p text:style-name="P12"><text:a xlink:type="simple" xlink:href="#information_branch" text:style-name="Internet_20_link" text:visited-style-name="Visited_20_Internet_20_Link"><text:span text:style-name="T1">2.7. Информационная ветвь</text:span></text:a></text:p>
      <text:p text:style-name="P12"><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risk_certainty" text:style-name="Internet_20_link" text:visited-style-name="Visited_20_Internet_20_Link"><text:span text:style-name="T1">3.1. Опора на определённые риски</text:span></text:a></text:p>
      <text:p text:style-name="P12"><text:a xlink:type="simple" xlink:href="#enforceability_of_laws" text:style-name="Internet_20_link" text:visited-style-name="Visited_20_Internet_20_Link"><text:span text:style-name="T1">3.2. Исполнимость законов</text:span></text:a></text:p>
      <text:p text:style-name="P12"><text:a xlink:type="simple" xlink:href="#law_and_corruption" text:style-name="Internet_20_link" text:visited-style-name="Visited_20_Internet_20_Link"><text:span text:style-name="T1">3.3.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1">3.4. Экспертиза законов на коррупциогенность</text:span></text:a></text:p>
      <text:p text:style-name="P12"><text:a xlink:type="simple" xlink:href="#feedback" text:style-name="Internet_20_link" text:visited-style-name="Visited_20_Internet_20_Link"><text:span text:style-name="T1">3.5. Обратная связь</text:span></text:a></text:p>
      <text:p text:style-name="P12"><text:a xlink:type="simple" xlink:href="#tender" text:style-name="Internet_20_link" text:visited-style-name="Visited_20_Internet_20_Link"><text:span text:style-name="T1">3.6. Госзакупки</text:span></text:a></text:p>
      <text:p text:style-name="P12"><text:a xlink:type="simple" xlink:href="#pay_for_result" text:style-name="Internet_20_link" text:visited-style-name="Visited_20_Internet_20_Link"><text:span text:style-name="T1">3.7. Плата за результат</text:span></text:a></text:p>
      <text:p text:style-name="P12"><text:a xlink:type="simple" xlink:href="#bureaucracy" text:style-name="Internet_20_link" text:visited-style-name="Visited_20_Internet_20_Link"><text:span text:style-name="T1">3.8. Сдерживание разрастания бюрократии</text:span></text:a></text:p>
      <text:p text:style-name="P12"><text:a xlink:type="simple" xlink:href="#not_self_pay" text:style-name="Internet_20_link" text:visited-style-name="Visited_20_Internet_20_Link"><text:span text:style-name="T1">3.9. Зарплата госслужащих</text:span></text:a></text:p>
      <text:p text:style-name="P12"><text:a xlink:type="simple" xlink:href="#corruption" text:style-name="Internet_20_link" text:visited-style-name="Visited_20_Internet_20_Link"><text:span text:style-name="T1">3.10. Коррупция и правонарушения чиновников</text:span></text:a></text:p>
      <text:p text:style-name="P12"><text:a xlink:type="simple" xlink:href="#kpi" text:style-name="Internet_20_link" text:visited-style-name="Visited_20_Internet_20_Link"><text:span text:style-name="T1">3.11. Отказ от необоснованной формализации целей</text:span></text:a></text:p>
      <text:p text:style-name="P12"><text:a xlink:type="simple" xlink:href="#turnover_of_power" text:style-name="Internet_20_link" text:visited-style-name="Visited_20_Internet_20_Link"><text:span text:style-name="T1">3.12. Ротация чиновников</text:span></text:a></text:p>
      <text:p text:style-name="P12"><text:a xlink:type="simple" xlink:href="#zoning" text:style-name="Internet_20_link" text:visited-style-name="Visited_20_Internet_20_Link"><text:span text:style-name="T1">3.13. Территориальное деление и адресация</text:span></text:a></text:p>
      <text:p text:style-name="P12"><text:a xlink:type="simple" xlink:href="#police" text:style-name="Internet_20_link" text:visited-style-name="Visited_20_Internet_20_Link"><text:span text:style-name="T1">3.14. Правоохранительные органы</text:span></text:a></text:p>
      <text:p text:style-name="P12"><text:a xlink:type="simple" xlink:href="#jury_trial" text:style-name="Internet_20_link" text:visited-style-name="Visited_20_Internet_20_Link"><text:span text:style-name="T1">3.15. Суд присяжных</text:span></text:a></text:p>
      <text:p text:style-name="P13"><text:a xlink:type="simple" xlink:href="#cause_and_effect" text:style-name="Internet_20_link" text:visited-style-name="Visited_20_Internet_20_Link"><text:span text:style-name="T1">3.16. Причина и следствие</text:span></text:a></text:p>
      <text:h text:style-name="P5" text:outline-level="2"><text:bookmark text:name="id3615"/><text:bookmark text:name="id3617"/><text:bookmark text:name="state_maxims"/>1. Принципы</text:h>
      <text:h text:style-name="P6" text:outline-level="3"><text:bookmark text:name="id3621"/><text:bookmark text:name="id3623"/><text:bookmark text:name="separation_of_powers"/>1.1. Разделение государства на ветви</text:h>
      <text:p text:style-name="P25"><text:bookmark text:name="id3627"/><text:bookmark text:name="id3629"/><text:bookmark text:name="id3631"/>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руководителем или единым органом управления. </text:p>
      <text:p text:style-name="Text_20_body"><text:span text:style-name="T1">Ключевое это </text:span><text:span text:style-name="Strong_20_Emphasis"><text:span text:style-name="T1">защита от узурпации власти, от диктатуры</text:span></text:span><text:span text:style-name="T1">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И на этом можно было бы и остановиться, это главный и вполне достаточный аргумент, однако разделение полномочий имеет и другие положительные стороны. </text:span></text:p>
      <text:p text:style-name="P25">Минимизация ущерба от неудачных решений — во-первых, если решение очень плохое, то скорее всего другие ветви наложат на него вето, а во-вторых, последствия неудачного решения распространяются только на одну из ветвей. То есть система управления должна работать даже при не самых лучших руководителях. </text:p>
      <text:p text:style-name="P25">Чем меньше организация, тем проще её управлять, соответственно деление на части упрощает работу руководителей и делает возможным более эффективное управление. </text:p>
      <text:p text:style-name="P25">Разделение ветвей по сферам ответственности упрощает поиск подходящих кандидатов. Ведь для разных классов задач нужны разные способности, которые редко сочетаются в одной личности. </text:p>
      <text:p text:style-name="P25">Государство становится более прозрачным — граждане платят за содержание каждой ветви отдельно и видят куда идут их деньги. </text:p>
      <text:h text:style-name="P8" text:outline-level="4"><text:bookmark text:name="checks_and_balances"/>1.1.1. Сдержки и противовесы</text:h>
      <text:p text:style-name="Text_20_body"><text:bookmark text:name="id3645"/><text:bookmark text:name="id3647"/><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103"><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9">У каждой ветви государства должен быть независимый бюджет.</text:p>
        </text:list-item>
      </text:list>
      <text:p text:style-name="P25">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5">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3661"/><text:span text:style-name="T1">Фридрих Хайек [</text:span><text:a xlink:type="simple" xlink:href="#id7856"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8" text:outline-level="4"><text:bookmark text:name="state_division"/>1.1.2. Разделение функций исполнения и контроля</text:h>
      <text:p text:style-name="Text_20_body"><text:bookmark text:name="id3667"/><text:bookmark text:name="id3669"/><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5">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4, «Правоохранительные органы»</text:span></text:a><text:span text:style-name="T1">. </text:span></text:p>
      <text:h text:style-name="P6" text:outline-level="3"><text:bookmark text:name="selfgovernment"/>1.2. Самоуправление</text:h>
      <text:p text:style-name="Text_20_body"><text:bookmark text:name="id3679"/><text:bookmark text:name="id3681"/><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5">Иерархия самоуправления может выглядеть так: </text:p>
      <text:list text:style-name="L27">
        <text:list-item>
          <text:p text:style-name="P104"><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104"><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104"><text:span text:style-name="Strong_20_Emphasis"><text:span text:style-name="T1">Промежуточные уровни самоуправления между общиной и городом.</text:span></text:span><text:span text:style-name="T1"> Вопрос открытый</text:span><text:bookmark text:name="id3698"/><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104"><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104"><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5">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Хотя возможно, что швейцарский принцип двойного большинства (по числу избирателей и числу кантонов) вполне достаточен. <text:bookmark text:name="id3709"/></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3,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3714"/><text:span text:style-name="T1">. </text:span></text:p>
      <text:h text:style-name="P8" text:outline-level="4"><text:bookmark text:name="municipium"/>1.2.1. Муниципальное самоуправление</text:h>
      <text:p text:style-name="P25"><text:bookmark text:name="id3718"/>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5">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5"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5">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5">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5">Выборы должны проводиться при участии представителей как минимум первых трёх ветвей. </text:p>
      <text:h text:style-name="P6" text:outline-level="3"><text:bookmark text:name="executive_branch"/>2.1. Силовая ветвь</text:h>
      <text:p text:style-name="Text_20_body"><text:bookmark text:name="id3737"/><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5">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5">Видимо, силовая ветвь должна представлять страну в международных делах. </text:p>
      <text:h text:style-name="P6" text:outline-level="3"><text:bookmark text:name="legislature"/>2.2. Законодательная ветвь</text:h>
      <text:p text:style-name="P25"><text:bookmark text:name="id3747"/>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7746"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7856"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22">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5">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5">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3763"/>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3, «Территориальное деление и адресация»</text:span></text:a><text:span text:style-name="T1">). </text:span></text:p>
      <text:h text:style-name="P6" text:outline-level="3"><text:bookmark text:name="judicial_branch"/>2.3. Судебная ветвь</text:h>
      <text:p text:style-name="P25"><text:bookmark text:name="id3769"/>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5">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3776"/> </text:p>
      <text:p text:style-name="Text_20_body"><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6" text:outline-level="3"><text:bookmark text:name="economy_branch"/>2.4. Экономическая ветвь</text:h>
      <text:p text:style-name="Text_20_body"><text:bookmark text:name="id3785"/><text:bookmark text:name="id3787"/><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6" text:outline-level="3"><text:bookmark text:name="cooperative_branch"/>2.5. Кооперативная ветвь</text:h>
      <text:p text:style-name="Text_20_body"><text:bookmark text:name="id3793"/><text:bookmark text:name="id3795"/><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6" text:outline-level="3"><text:bookmark text:name="scientific_branch"/>2.6. Научная ветвь</text:h>
      <text:p text:style-name="P25"><text:bookmark text:name="id3802"/>Знание само по себе сила.</text:p>
      <text:p text:style-name="Text_20_body">—<text:span text:style-name="T1">Фрэнсис Бэкон</text:span></text:p>
      <text:p text:style-name="P25">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5">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3809"/>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6" text:outline-level="3"><text:bookmark text:name="information_branch"/>2.7. Информационная ветвь</text:h>
      <text:p text:style-name="Text_20_body"><text:bookmark text:name="id3813"/><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19, «СМИ»</text:span></text:a><text:span text:style-name="T1">). </text:span></text:p>
      <text:h text:style-name="P6" text:outline-level="3"><text:bookmark text:name="auditor_branch"/>2.8. Контролирующая ветвь</text:h>
      <text:p text:style-name="Text_20_body"><text:bookmark text:name="id3821"/><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3825"/></text:p>
      <text:h text:style-name="P5" text:outline-level="2"><text:bookmark text:name="best_practices"/>3. Хорошие практики государственного управления</text:h>
      <text:p text:style-name="P25"><text:bookmark text:name="id3829"/><text:bookmark text:name="id3831"/>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6" text:outline-level="3"><text:bookmark text:name="risk_certainty"/>3.1. Опора на определённые риски</text:h>
      <text:p text:style-name="P25"><text:bookmark text:name="id3836"/>Незнание — не довод. Невежество — не аргумент.</text:p>
      <text:p text:style-name="Text_20_body">—<text:span text:style-name="T1">Бенедикт Спиноза</text:span></text:p>
      <text:p text:style-name="P25">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6" text:outline-level="3"><text:bookmark text:name="enforceability_of_laws"/>3.2. Исполнимость законов</text:h>
      <text:p text:style-name="P25"><text:bookmark text:name="id3845"/>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6" text:outline-level="3"><text:bookmark text:name="law_and_corruption"/>3.3. Независимость законов от качества их исполнения</text:h>
      <text:p text:style-name="Text_20_body"><text:bookmark text:name="id3853"/><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2,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а не поддаваться на её шантаж. </text:span></text:p>
      <text:h text:style-name="P6" text:outline-level="3"><text:bookmark text:name="law_corruption_potential"/>3.4. Экспертиза законов на коррупциогенность</text:h>
      <text:p text:style-name="Text_20_body"><text:bookmark text:name="id3860"/><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6" text:outline-level="3"><text:bookmark text:name="feedback"/>3.5. Обратная связь</text:h>
      <text:p text:style-name="Text_20_body"><text:bookmark text:name="id3867"/><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5"><text:soft-page-break/>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6" text:outline-level="3"><text:bookmark text:name="tender"/>3.6. Госзакупки</text:h>
      <text:p text:style-name="Text_20_body"><text:bookmark text:name="id3876"/><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3881"/></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6" text:outline-level="3"><text:bookmark text:name="pay_for_result"/>3.7. Плата за результат</text:h>
      <text:p text:style-name="P25"><text:bookmark text:name="id3887"/><text:bookmark text:name="id3889"/>Все общественные структуры должны быть построены так, чтобы им было выгодно достижение цели, а не движение к цели. </text:p>
      <text:p text:style-name="P25">Как пример, нужно платить за хорошие дороги, а не за ремонт дорог, нужно платить за здоровье индивидов, а не за лечение. </text:p>
      <text:p text:style-name="P25">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6" text:outline-level="3"><text:bookmark text:name="bureaucracy"/>3.8. Сдерживание разрастания бюрократии</text:h>
      <text:p text:style-name="Text_20_body"><text:bookmark text:name="id3896"/><text:span text:style-name="T1">Как убедительно показал Сирил Норткот Паркинсон [</text:span><text:a xlink:type="simple" xlink:href="#id7771"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9,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7,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6" text:outline-level="3"><text:bookmark text:name="not_self_pay"/>3.9. Зарплата госслужащих</text:h>
      <text:p text:style-name="Text_20_body"><text:bookmark text:name="id3906"/><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7,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3913"/><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6" text:outline-level="3"><text:bookmark text:name="corruption"/>3.10. Коррупция и правонарушения чиновников</text:h>
      <text:p text:style-name="Text_20_body"><text:bookmark text:name="id3918"/><text:bookmark text:name="id3920"/><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8">
        <text:list-item>
          <text:p text:style-name="P105"><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4, «Экспертиза законов на коррупциогенность»</text:span></text:a><text:span text:style-name="T1">);</text:span></text:p>
        </text:list-item>
        <text:list-item>
          <text:p text:style-name="P105"><text:span text:style-name="T1">госзакупки организуются открыто и прозрачно (см. </text:span><text:a xlink:type="simple" xlink:href="#tender" text:style-name="Internet_20_link" text:visited-style-name="Visited_20_Internet_20_Link"><text:span text:style-name="T1">Раздел 3.6, «Госзакупки»</text:span></text:a><text:span text:style-name="T1">);</text:span></text:p>
        </text:list-item>
        <text:list-item>
          <text:p text:style-name="P105"><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105"><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5"><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05"><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105"><text:span text:style-name="T1">существует ротация чиновников (см. </text:span><text:a xlink:type="simple" xlink:href="#turnover_of_power" text:style-name="Internet_20_link" text:visited-style-name="Visited_20_Internet_20_Link"><text:span text:style-name="T1">Раздел 3.12, «Ротация чиновников»</text:span></text:a><text:span text:style-name="T1">). </text:span></text:p>
        </text:list-item>
      </text:list>
      <text:p text:style-name="P25">В дополнение к этому: </text:p>
      <text:list text:style-name="L29">
        <text:list-item>
          <text:p text:style-name="P40">госслужащие не должны принимать никаких подарков независимо от стоимости презента;</text:p>
        </text:list-item>
        <text:list-item>
          <text:p text:style-name="P40">чиновники не имеют права скрывать информацию о своих расходах и доходах.</text:p>
        </text:list-item>
      </text:list>
      <text:p text:style-name="P25">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6" text:outline-level="3"><text:bookmark text:name="kpi"/>3.11. Отказ от необоснованной формализации целей</text:h>
      <text:p text:style-name="P25"><text:bookmark text:name="id3957"/>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Это не значит, что метрики вообще не нужны, это лишь значит, что метрика не должна становиться целью. </text:p>
      <text:h text:style-name="P6" text:outline-level="3"><text:bookmark text:name="turnover_of_power"/>3.12. Ротация чиновников</text:h>
      <text:p text:style-name="Text_20_body"><text:bookmark text:name="id3963"/><text:bookmark text:name="id3965"/><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6" text:outline-level="3"><text:bookmark text:name="zoning"/>3.13. Территориальное деление и адресация</text:h>
      <text:p text:style-name="Text_20_body"><text:bookmark text:name="id3971"/><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5">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5">См. также: </text:p>
      <text:list text:style-name="L30">
        <text:list-item>
          <text:p text:style-name="P107"><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106"><text:a xlink:type="simple" xlink:href="#addressing" text:style-name="Internet_20_link" text:visited-style-name="Visited_20_Internet_20_Link"><text:span text:style-name="T1">Раздел 7.2, «Адресация»</text:span></text:a><text:span text:style-name="T1">.</text:span></text:p>
        </text:list-item>
      </text:list>
      <text:h text:style-name="P6" text:outline-level="3"><text:bookmark text:name="police"/>3.14. Правоохранительные органы</text:h>
      <text:p text:style-name="Text_20_body"><text:bookmark text:name="id3989"/><text:bookmark text:name="id3991"/><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5">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jury_trial"/>3.15. Суд присяжных</text:h>
      <text:p text:style-name="Text_20_body"><text:bookmark text:name="id4003"/><text:bookmark text:name="id4005"/><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7866"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4012"/><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7739" text:style-name="Internet_20_link" text:visited-style-name="Visited_20_Internet_20_Link"><text:span text:style-name="T1">Poisson</text:span></text:a><text:span text:style-name="T1">]. </text:span></text:p>
      <text:h text:style-name="P6" text:outline-level="3"><text:bookmark text:name="cause_and_effect"/>3.16. Причина и следствие</text:h>
      <text:p text:style-name="P25">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3"><text:bookmark text:name="method"/>Глава 5. Механизмы</text:p>
      <text:p text:style-name="P26">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1">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1">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reproduction" text:style-name="Internet_20_link" text:visited-style-name="Visited_20_Internet_20_Link"><text:span text:style-name="T1">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1">1.4. Репутация</text:span></text:a></text:p>
      <text:p text:style-name="P12"><text:a xlink:type="simple" xlink:href="#army" text:style-name="Internet_20_link" text:visited-style-name="Visited_20_Internet_20_Link"><text:span text:style-name="T1">1.5. Армия</text:span></text:a></text:p>
      <text:p text:style-name="P12"><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1">2.1. Налог</text:span></text:a></text:p>
      <text:p text:style-name="P12"><text:a xlink:type="simple" xlink:href="#due" text:style-name="Internet_20_link" text:visited-style-name="Visited_20_Internet_20_Link"><text:span text:style-name="T1">2.2. Пошлина</text:span></text:a></text:p>
      <text:p text:style-name="P12"><text:a xlink:type="simple" xlink:href="#compensating_payment" text:style-name="Internet_20_link" text:visited-style-name="Visited_20_Internet_20_Link"><text:span text:style-name="T1">2.3. Компенсационный сбор</text:span></text:a></text:p>
      <text:p text:style-name="P12"><text:a xlink:type="simple" xlink:href="#income_tax" text:style-name="Internet_20_link" text:visited-style-name="Visited_20_Internet_20_Link"><text:span text:style-name="T1">2.4. «Налог» на прибыль</text:span></text:a></text:p>
      <text:p text:style-name="P12"><text:a xlink:type="simple" xlink:href="#goal_payment" text:style-name="Internet_20_link" text:visited-style-name="Visited_20_Internet_20_Link"><text:span text:style-name="T1">2.5. Целевой сбор</text:span></text:a></text:p>
      <text:p text:style-name="P12"><text:a xlink:type="simple" xlink:href="#excise_duty" text:style-name="Internet_20_link" text:visited-style-name="Visited_20_Internet_20_Link"><text:span text:style-name="T1">2.6. Акциз</text:span></text:a></text:p>
      <text:p text:style-name="P12"><text:a xlink:type="simple" xlink:href="#pledge" text:style-name="Internet_20_link" text:visited-style-name="Visited_20_Internet_20_Link"><text:span text:style-name="T1">2.7. Залог</text:span></text:a></text:p>
      <text:p text:style-name="P12"><text:a xlink:type="simple" xlink:href="#insurance_fee" text:style-name="Internet_20_link" text:visited-style-name="Visited_20_Internet_20_Link"><text:span text:style-name="T1">2.8. Страховой взнос</text:span></text:a></text:p>
      <text:p text:style-name="P12"><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1">3.1. Пособия</text:span></text:a></text:p>
      <text:p text:style-name="P12"><text:a xlink:type="simple" xlink:href="#edu" text:style-name="Internet_20_link" text:visited-style-name="Visited_20_Internet_20_Link"><text:span text:style-name="T1">3.2. Образование</text:span></text:a></text:p>
      <text:p text:style-name="P14"><text:a xlink:type="simple" xlink:href="#school" text:style-name="Internet_20_link" text:visited-style-name="Visited_20_Internet_20_Link"><text:span text:style-name="T3">3.2.1. Школа</text:span></text:a></text:p>
      <text:p text:style-name="P16"><text:a xlink:type="simple" xlink:href="#training" text:style-name="Internet_20_link" text:visited-style-name="Visited_20_Internet_20_Link"><text:span text:style-name="T3">3.2.1.1. Обучение</text:span></text:a></text:p>
      <text:p text:style-name="P16"><text:a xlink:type="simple" xlink:href="#upbringing" text:style-name="Internet_20_link" text:visited-style-name="Visited_20_Internet_20_Link"><text:span text:style-name="T3">3.2.1.2. Воспитание</text:span></text:a></text:p>
      <text:p text:style-name="P16"><text:a xlink:type="simple" xlink:href="#psyche" text:style-name="Internet_20_link" text:visited-style-name="Visited_20_Internet_20_Link"><text:span text:style-name="T3">3.2.1.3. Формирование психики</text:span></text:a></text:p>
      <text:p text:style-name="P16"><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1">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1">3.4. Пенсия</text:span></text:a></text:p>
      <text:p text:style-name="P12"><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1">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1">4.2. Финансирование науки</text:span></text:a></text:p>
      <text:p text:style-name="P13"><text:a xlink:type="simple" xlink:href="#expert_corpus" text:style-name="Internet_20_link" text:visited-style-name="Visited_20_Internet_20_Link"><text:span text:style-name="T1">4.3. Корпус экспертов</text:span></text:a></text:p>
      <text:h text:style-name="P5" text:outline-level="2"><text:bookmark text:name="person_and_society"/>1. Общество и индивид</text:h>
      <text:h text:style-name="P6" text:outline-level="3"><text:bookmark text:name="democracy"/>1.1. Прямая демократия</text:h>
      <text:p text:style-name="P25"><text:bookmark text:name="id4027"/><text:bookmark text:name="id4029"/><text:bookmark text:name="id4031"/><text:bookmark text:name="id4033"/>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5">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5">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P25">Демократия — это такая форма политического устройства, которая позволяет адаптировать правительства к желаниям управляемых без насильственной борьбы. </text:p>
      <text:p text:style-name="Text_20_body">—<text:span text:style-name="T1">Людвиг фон Мизес. Либерализм [</text:span><text:a xlink:type="simple" xlink:href="#id7841" text:style-name="Internet_20_link" text:visited-style-name="Visited_20_Internet_20_Link"><text:span text:style-name="T1">Mises_liberalismus</text:span></text:a><text:span text:style-name="T1">]</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7729"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22">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4062"/><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22">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1">
        <text:list-item>
          <text:p text:style-name="P41">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41">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41">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41">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41">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7776"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7871"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7729" text:style-name="Internet_20_link" text:visited-style-name="Visited_20_Internet_20_Link"><text:span text:style-name="T1">Rousseau</text:span></text:a><text:span text:style-name="T1">]: </text:span></text:p>
      <text:p text:style-name="P22">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7969"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5">См. также: </text:p>
      <text:list text:style-name="L32">
        <text:list-item>
          <text:p text:style-name="P109"><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108"><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108"><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108"><text:a xlink:type="simple" xlink:href="#meritocracy" text:style-name="Internet_20_link" text:visited-style-name="Visited_20_Internet_20_Link"><text:span text:style-name="T1">Раздел 12, «Меритократия»</text:span></text:a><text:span text:style-name="T1">.</text:span></text:p>
        </text:list-item>
      </text:list>
      <text:h text:style-name="P8" text:outline-level="4"><text:bookmark text:name="election"/>1.1.1. Электронные выборы</text:h>
      <text:p text:style-name="P25"><text:bookmark text:name="id4124"/>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Основная проблема электронного голосования это обеспечение доверия к процедуре со стороны избирателей не могущих проверить корректность функционирования электронной системы, поэтому электронное голосование это открытый вопрос, по которому у меня есть отдельные заметки. <text:bookmark text:name="id4127"/></text:p>
      <text:h text:style-name="P6" text:outline-level="3"><text:bookmark text:name="citizenship"/>1.2. Гражданство</text:h>
      <text:p text:style-name="Text_20_body"><text:bookmark text:name="id4131"/><text:bookmark text:name="id4133"/><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3">
        <text:list-item>
          <text:p text:style-name="P110"><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42">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42">мигранты и иностранцы могут въезжать на территорию государства только при подписании договора о соблюдении законов.</text:p>
        </text:list-item>
      </text:list>
      <text:p text:style-name="P25">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5">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5">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4158"/>. </text:p>
      <text:h text:style-name="P8" text:outline-level="4"><text:bookmark text:name="shares"/>1.2.1. Доля в общем имуществе</text:h>
      <text:p text:style-name="Text_20_body"><text:bookmark text:name="id4162"/><text:bookmark text:name="id4164"/><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8" text:outline-level="4"><text:bookmark text:name="referendum"/>1.2.2. Процедура референдума</text:h>
      <text:p text:style-name="Text_20_body"><text:bookmark text:name="id4172"/><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7983" text:style-name="Internet_20_link" text:visited-style-name="Visited_20_Internet_20_Link"><text:span text:style-name="T1">Wisdom_of_Crowds4</text:span></text:a><text:span text:style-name="T1">][</text:span><text:a xlink:type="simple" xlink:href="#id7990" text:style-name="Internet_20_link" text:visited-style-name="Visited_20_Internet_20_Link"><text:span text:style-name="T1">Wisdom_of_Crowds5</text:span></text:a><text:span text:style-name="T1">][</text:span><text:a xlink:type="simple" xlink:href="#id7969" text:style-name="Internet_20_link" text:visited-style-name="Visited_20_Internet_20_Link"><text:span text:style-name="T1">Wisdom_of_Crowds2</text:span></text:a><text:span text:style-name="T1">][</text:span><text:a xlink:type="simple" xlink:href="#id7976" text:style-name="Internet_20_link" text:visited-style-name="Visited_20_Internet_20_Link"><text:span text:style-name="T1">Wisdom_of_Crowds3</text:span></text:a><text:span text:style-name="T1">][</text:span><text:a xlink:type="simple" xlink:href="#id7997"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4182"/><text:span text:style-name="T1">. Вероятно, тут будет полезен опыт Швейцарии, проводящей по четыре референдума в год. </text:span></text:p>
      <text:h text:style-name="P8" text:outline-level="4"><text:bookmark text:name="voting_system"/>1.2.3. Алгоритм голосования</text:h>
      <text:p text:style-name="Text_20_body"><text:bookmark text:name="id4186"/><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5">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4199"/>. </text:p>
      <text:h text:style-name="P8" text:outline-level="4"><text:bookmark text:name="citizenship_procedure"/>1.2.4. Процедура принятия гражданства</text:h>
      <text:p text:style-name="P25"><text:bookmark text:name="id4203"/><text:bookmark text:name="id4205"/>Получение гражданства должно быть явной, добровольной процедурой и требовать выполнения следующих условий соискателем: </text:p>
      <text:list text:style-name="L34">
        <text:list-item>
          <text:p text:style-name="P111"><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3">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3">Сдача экзамена на знание устройства общества, членом которого индивид хочет стать (структура управления, конституция).</text:p>
        </text:list-item>
        <text:list-item>
          <text:p text:style-name="P111"><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4,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5">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P25">Для защиты от подделок процедура принятия гражданства может записываться на видео и сохраняться в публичном неизменяемом реестре состояний граждан. Но ещё нужно подумать, насколько это соотносится с приватностью, да и поддержание работы такого реестра это отдельная проблема. <text:bookmark text:name="id4225"/></text:p>
      <text:h text:style-name="P6" text:outline-level="3"><text:bookmark text:name="reproduction"/>1.3. Размножение</text:h>
      <text:h text:style-name="P8" text:outline-level="4"><text:bookmark text:name="id4229"/><text:bookmark text:name="population_limitation"/>1.3.1. Ограничение рождаемости</text:h>
      <text:p text:style-name="Text_20_body"><text:bookmark text:name="id4233"/><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7756"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5">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7821" text:style-name="Internet_20_link" text:visited-style-name="Visited_20_Internet_20_Link"><text:span text:style-name="T1">collapse</text:span></text:a><text:span text:style-name="T1">]: </text:span></text:p>
      <text:p text:style-name="P22">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8" text:outline-level="4"><text:bookmark text:name="population_stimulation"/>1.3.2. Стимуляция рождаемости</text:h>
      <text:p text:style-name="P25"><text:bookmark text:name="id4261"/>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oft-page-break/><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5">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5">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5">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6" text:outline-level="3"><text:bookmark text:name="reputation"/>1.4. Репутация</text:h>
      <text:p text:style-name="P25"><text:bookmark text:name="id4278"/><text:bookmark text:name="id4280"/>Береги платье снову, а честь — смолоду.</text:p>
      <text:p text:style-name="Text_20_body">—<text:span text:style-name="T1">Пословица</text:span></text:p>
      <text:p text:style-name="P25">В малых сообществах всегда у человека всегда есть общедоступная репутация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5">К сожалению доверять государству создание централизованной системы учёта репутации слишком рискованно — это даёт слишком много власти над обществом, поэтому придётся оставить это децентрализованным и по большей части на усмотрение гражданского общества. </text:p>
      <text:p text:style-name="P25">См. также: </text:p>
      <text:list text:style-name="L35">
        <text:list-item>
          <text:p text:style-name="P113"><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12"><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6" text:outline-level="3"><text:bookmark text:name="army"/>1.5. Армия</text:h>
      <text:p text:style-name="P25"><text:bookmark text:name="id4297"/>Народ, не желающий кормить свою армию, вскоре будет вынужден кормить чужую.</text:p>
      <text:p text:style-name="Text_20_body">—<text:span text:style-name="T1">Наполеон I Бонапарт</text:span></text:p>
      <text:p text:style-name="P25">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5">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5">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5">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4312"/></text:p>
      <text:p text:style-name="P25">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6"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5">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5" text:outline-level="2"><text:bookmark text:name="taxes"/>2. Налоговая политика</text:h>
      <text:p text:style-name="P25"><text:bookmark text:name="id4326"/><text:bookmark text:name="id4328"/>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7719" text:style-name="Internet_20_link" text:visited-style-name="Visited_20_Internet_20_Link"><text:span text:style-name="T1">Montesquieu</text:span></text:a><text:span text:style-name="T1">]</text:span></text:p>
      <text:p text:style-name="P25">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7746" text:style-name="Internet_20_link" text:visited-style-name="Visited_20_Internet_20_Link"><text:span text:style-name="T1">Proudhon</text:span></text:a><text:span text:style-name="T1">]</text:span></text:p>
      <text:p text:style-name="P25">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обществом.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5">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5">Налоги компаний под вопросом<text:bookmark text:name="id4353"/>,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5">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2.6, «Офшоры»</text:span></text:a><text:span text:style-name="T1">). </text:span></text:p>
      <text:p text:style-name="P25">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4360"/>,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6" text:outline-level="3"><text:bookmark text:name="tax"/>2.1. Налог</text:h>
      <text:p text:style-name="Text_20_body"><text:bookmark text:name="id4365"/><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6" text:outline-level="3"><text:bookmark text:name="due"/>2.2. Пошлина</text:h>
      <text:p text:style-name="P25"><text:bookmark text:name="id4375"/>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6" text:outline-level="3"><text:bookmark text:name="compensating_payment"/>2.3. Компенсационный сбор</text:h>
      <text:p text:style-name="Text_20_body"><text:bookmark text:name="id4380"/><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6" text:outline-level="3"><text:bookmark text:name="income_tax"/>2.4. «Налог» на прибыль</text:h>
      <text:p text:style-name="Text_20_body"><text:bookmark text:name="id4388"/><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4394"/><text:span text:style-name="T1">Фридрих Хайек [</text:span><text:a xlink:type="simple" xlink:href="#id7856"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6" text:outline-level="3"><text:bookmark text:name="goal_payment"/>2.5. Целевой сбор</text:h>
      <text:p text:style-name="P25"><text:bookmark text:name="id4400"/>Целевой сбор — платёж в целевой фонд, например дорожный, средства которого должны использоваться только на развитие дорог. </text:p>
      <text:h text:style-name="P6" text:outline-level="3"><text:bookmark text:name="excise_duty"/>2.6. Акциз</text:h>
      <text:p text:style-name="P25"><text:bookmark text:name="id4405"/>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 text:style-name="Internet_20_link" text:visited-style-name="Visited_20_Internet_20_Link"><text:span text:style-name="T1">Раздел 6, «Деньги и кредит»</text:span></text:a><text:span text:style-name="T1">), но это вопрос к экономистам. </text:span><text:bookmark text:name="id4427"/></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6" text:outline-level="3"><text:bookmark text:name="pledge"/>2.7. Залог</text:h>
      <text:p text:style-name="P25"><text:bookmark text:name="id4433"/>Залог — это платёж, возвращаемый при общественно выгодном действии, например при сдаче возвратной тары. </text:p>
      <text:h text:style-name="P6" text:outline-level="3"><text:bookmark text:name="insurance_fee"/>2.8. Страховой взнос</text:h>
      <text:p text:style-name="Text_20_body"><text:bookmark text:name="id4438"/><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6" text:outline-level="3"><text:bookmark text:name="penalty"/>2.9. Штраф</text:h>
      <text:p text:style-name="Text_20_body"><text:bookmark text:name="id4444"/><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5" text:outline-level="2"><text:bookmark text:name="social_politics"/>3. Социальная политика</text:h>
      <text:h text:style-name="P6" text:outline-level="3"><text:bookmark text:name="welfare"/>3.1. Пособия</text:h>
      <text:p text:style-name="P25"><text:bookmark text:name="id4455"/>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6"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5">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2,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8" text:outline-level="4"><text:bookmark text:name="school"/>3.2.1. Школа</text:h>
      <text:p text:style-name="P25">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5">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4480"/></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9"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6">
        <text:list-item>
          <text:p text:style-name="P44">Иметь навык оказания первой медицинской помощи. </text:p>
        </text:list-item>
        <text:list-item>
          <text:p text:style-name="P114"><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14"><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4">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37">
        <text:list-item>
          <text:p text:style-name="P45">Знать основы анатомии. </text:p>
        </text:list-item>
        <text:list-item>
          <text:p text:style-name="P45">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15"><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29, «Наркотики»</text:span></text:a><text:span text:style-name="T1">). </text:span></text:p>
        </text:list-item>
        <text:list-item>
          <text:p text:style-name="P45">Знать о том, что такое половое созревание, секс, беременность, роды. </text:p>
        </text:list-item>
        <text:list-item>
          <text:p text:style-name="P45">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тарший сибс. </text:p>
        </text:list-item>
        <text:list-item>
          <text:p text:style-name="P45">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38">
        <text:list-item>
          <text:p text:style-name="P116"><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7881"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6">Знать историю Вселенной, биосферы, человечества, включая историю науки и технологий. </text:p>
        </text:list-item>
        <text:list-item>
          <text:p text:style-name="P116"><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7886"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39">
        <text:list-item>
          <text:p text:style-name="P47">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7">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7">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7">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7">Логически мыслить, владеть понятийным мышлением. </text:p>
        </text:list-item>
        <text:list-item>
          <text:p text:style-name="P47">Уметь строить алгоритмы (основы программирования). </text:p>
        </text:list-item>
        <text:list-item>
          <text:p text:style-name="P47">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7">Быть внимательным, находиться в сознании, жить не на автопилоте или уметь вовремя выходить из режима автопилота. </text:p>
        </text:list-item>
        <text:list-item>
          <text:p text:style-name="P47">Иметь развитое пространственное мышление. Пространство — это наша среда обитания, важно получить этот навык в школе. </text:p>
        </text:list-item>
        <text:list-item>
          <text:p text:style-name="P47">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0">
        <text:list-item>
          <text:p text:style-name="P48">Говорить на государственном и международном языках. Владеть языком жестов на базовом уровне. </text:p>
        </text:list-item>
        <text:list-item>
          <text:p text:style-name="P48">Уметь высказывать свои мысли, доносить их до других (теория аргументации/риторика). </text:p>
        </text:list-item>
        <text:list-item>
          <text:p text:style-name="P48">Уметь грамотно презентовать себя и свою работу, найти и показать свои сильные стороны. </text:p>
        </text:list-item>
        <text:list-item>
          <text:p text:style-name="P48">Уметь договариваться, корректно вести дискуссию, решать конфликты, находить компромиссы. </text:p>
        </text:list-item>
        <text:list-item>
          <text:p text:style-name="P117"><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8">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8">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1">
        <text:list-item>
          <text:p text:style-name="P118"><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7927" text:style-name="Internet_20_link" text:visited-style-name="Visited_20_Internet_20_Link"><text:span text:style-name="T1">Lockhart</text:span></text:a><text:span text:style-name="T1">]). </text:span></text:p>
        </text:list-item>
        <text:list-item>
          <text:p text:style-name="P49">Владеть одной или несколькими специальностями, требующими минимального обучения.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49">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
      <text:p text:style-name="Text_20_body"><text:span text:style-name="Strong_20_Emphasis"><text:span text:style-name="T1">Политическая подготовка гражданина</text:span></text:span><text:span text:style-name="T1"> </text:span></text:p>
      <text:p text:style-name="P25">Помимо знаний о мире, навыков мышления и коммуникации, гражданину также требуется: </text:p>
      <text:list text:style-name="L42">
        <text:list-item>
          <text:p text:style-name="P119"><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50">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119"><text:span text:style-name="T1">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 О диктатуре и том как общества теряют свободу возможно нужен отдельный курс рассказывающий как диктаторы захватывают власть, какими методами и риторикой пользуются, например, как они обосновывают внедрение цензуры. Также нужно расказать о примерах общественного противодействия диктатуре, от восстания до бойкота [</text:span><text:a xlink:type="simple" xlink:href="#id8004" text:style-name="Internet_20_link" text:visited-style-name="Visited_20_Internet_20_Link"><text:span text:style-name="T1">Semelin</text:span></text:a><text:span text:style-name="T1">]. </text:span></text:p>
        </text:list-item>
        <text:list-item>
          <text:p text:style-name="P50">Знать основы менеджмента (если любой может стать правителем, то каждого нужно учить как правителя).</text:p>
        </text:list-item>
        <text:list-item>
          <text:p text:style-name="P50">Владеть основами военного дела.</text:p>
        </text:list-item>
      </text:list>
      <text:h text:style-name="P9" text:outline-level="5"><text:bookmark text:name="upbringing"/>3.2.1.2. Воспитание</text:h>
      <text:p text:style-name="Text_20_body"><text:bookmark text:name="id4608"/><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5">Государство должно сделать так, чтобы на выходе из школы не получались индивиды: </text:p>
      <text:list text:style-name="L43">
        <text:list-item>
          <text:p text:style-name="P51">антисоциальные;</text:p>
        </text:list-item>
        <text:list-item>
          <text:p text:style-name="P51">беспомощные, избалованные;</text:p>
        </text:list-item>
        <text:list-item>
          <text:p text:style-name="P51">неуверенные в себе;</text:p>
        </text:list-item>
        <text:list-item>
          <text:p text:style-name="P51">пассивные, стадные;</text:p>
        </text:list-item>
        <text:list-item>
          <text:p text:style-name="P51">зашоренные, находящиеся во власти стереотипов;</text:p>
        </text:list-item>
        <text:list-item>
          <text:p text:style-name="P51">безответственные;</text:p>
        </text:list-item>
        <text:list-item>
          <text:p text:style-name="P51">лживые;</text:p>
        </text:list-item>
        <text:list-item>
          <text:p text:style-name="P51">нетолерантные, не уважающие других, не прощающие ошибки;</text:p>
        </text:list-item>
        <text:list-item>
          <text:p text:style-name="P51">неосторожные и невнимательные.</text:p>
        </text:list-item>
      </text:list>
      <text:p text:style-name="P25">Достигнуть этого можно: </text:p>
      <text:list text:style-name="L44">
        <text:list-item>
          <text:p text:style-name="P52">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20"><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2">строя обучение так, чтобы оно не вырабатывало перечисленных выше качеств.</text:p>
        </text:list-item>
      </text:list>
      <text:p text:style-name="P25">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4644"/>. Надеюсь, найдутся индивиды, которые лучше меня смогут осветить этот вопрос. </text:p>
      <text:h text:style-name="P9" text:outline-level="5"><text:bookmark text:name="psyche"/>3.2.1.3. Формирование психики</text:h>
      <text:p text:style-name="P25"><text:bookmark text:name="id4648"/>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h text:style-name="P9" text:outline-level="5"><text:bookmark text:name="pointing"/>3.2.1.4. Профориентация</text:h>
      <text:p text:style-name="P25"><text:bookmark text:name="id4653"/>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7920"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8"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8" text:outline-level="4"><text:bookmark text:name="teachers"/>3.2.3. Учителя</text:h>
      <text:p text:style-name="P25">Школьные учителя выполняют самую важную общественную задачу — от них зависит, каким будет общество в ближайшем будущем. Поэтому, на мой взгляд, они должны быть: </text:p>
      <text:list text:style-name="L45">
        <text:list-item>
          <text:p text:style-name="P53">умеющими читать хотя бы на четвёртом уровне по PIAAC;</text:p>
        </text:list-item>
        <text:list-item>
          <text:p text:style-name="P121"><text:span text:style-name="T1">мыслящими логически в том смысле в котором это описано в статье Кея [</text:span><text:a xlink:type="simple" xlink:href="#id8009" text:style-name="Internet_20_link" text:visited-style-name="Visited_20_Internet_20_Link"><text:span text:style-name="T1">Kay</text:span></text:a><text:span text:style-name="T1">], т. е. видящими противоречия сразу;</text:span></text:p>
        </text:list-item>
        <text:list-item>
          <text:p text:style-name="P53">мыслящими критически;</text:p>
        </text:list-item>
        <text:list-item>
          <text:p text:style-name="P53">знающими научный метод;</text:p>
        </text:list-item>
        <text:list-item>
          <text:p text:style-name="P53">умеющими говорить, не только в плане чёткого произношения (что особенно важно для младших детей), но и в целом умеющими ясно излагать свои мысли;</text:p>
        </text:list-item>
        <text:list-item>
          <text:p text:style-name="P53">психически устойчивыми, спокойными, ибо работа непростая;</text:p>
        </text:list-item>
        <text:list-item>
          <text:p text:style-name="P53">эрудированными (в первую очередь в научных сферах);</text:p>
        </text:list-item>
        <text:list-item>
          <text:p text:style-name="P121"><text:span text:style-name="T1">имеющими активную жизненную и гражданскую позицию, сильные духом и объединённые так, чтобы в случае неоходимости стать ядром сопротивления диктатуре, каким были норвежские учителя при нацистском режиме [</text:span><text:a xlink:type="simple" xlink:href="#id8004" text:style-name="Internet_20_link" text:visited-style-name="Visited_20_Internet_20_Link"><text:span text:style-name="T1">Semelin</text:span></text:a><text:span text:style-name="T1">];</text:span></text:p>
        </text:list-item>
        <text:list-item>
          <text:p text:style-name="P53">уверенными в себе, способными быть авторитетом для детей без казарменных порядков;</text:p>
        </text:list-item>
        <text:list-item>
          <text:p text:style-name="P53">свободно мыслящими, лишёнными стереотипов;</text:p>
        </text:list-item>
        <text:list-item>
          <text:p text:style-name="P53">образованными, имеющими высшее образование или работающие (ведущие бизнес) в сфере, где оно обычно требуется;</text:p>
        </text:list-item>
        <text:list-item>
          <text:p text:style-name="P53">имеющими жизненный и профессиональный опыт (условно лет 10 после завершения обучения);</text:p>
        </text:list-item>
        <text:list-item>
          <text:p text:style-name="P53">родителями — прежде чем учить чужих детей, индивид должен получить опыт взаимодействия с детьми;</text:p>
        </text:list-item>
        <text:list-item>
          <text:p text:style-name="P53">уважительными к другим.</text:p>
        </text:list-item>
      </text:list>
      <text:p text:style-name="P25">Конечно, не всё из этого легко проверить/измерить, но стремиться нужно и как минимум на должность учителя нужно проводить конкурс, чтобы выбирать лучших. </text:p>
      <text:p text:style-name="P25">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значительного опыта работы. Т. е. задача общества — создать такие условия работы для учителей, чтобы привлечь людей обладающими вышеперечисленными качествами, причём не очень развитым странам надо привлекать и своих эмигрантов из развитых. А чтобы всех этих потенциальных учителей учить педагогике надо среди действующих учителей найти тех, у кого есть методика основанная на развитии интереса и внутренней дисциплины. </text:p>
      <text:h text:style-name="P8"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6" text:outline-level="3"><text:bookmark text:name="medicine"/>3.3. Медицина</text:h>
      <text:p text:style-name="Text_20_body"><text:bookmark text:name="id4709"/><text:soft-page-break/><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5">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5">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4719"/></text:p>
      <text:h text:style-name="P8"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5.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5">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6" text:outline-level="3"><text:bookmark text:name="pension"/>3.4. Пенсия</text:h>
      <text:p text:style-name="Text_20_body"><text:bookmark text:name="id4731"/><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4735"/><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6" text:outline-level="3"><text:bookmark text:name="consumer_interests"/>3.5. Защита интересов потребителей</text:h>
      <text:p text:style-name="Text_20_body"><text:bookmark text:name="id4749"/><text:bookmark text:name="id4751"/><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7781"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6">
        <text:list-item>
          <text:p text:style-name="P122"><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22"><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22"><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22"><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22"><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22"><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22"><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22"><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22"><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4796"/><text:span text:style-name="T1"> </text:span></text:p>
        </text:list-item>
        <text:list-item>
          <text:p text:style-name="P122"><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4801"/></text:p>
        </text:list-item>
        <text:list-item>
          <text:p text:style-name="P122"><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22"><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22"><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22"><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22"><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5.3, «Средства индивидуализации»</text:span></text:a><text:span text:style-name="T1">). </text:span></text:p>
        </text:list-item>
        <text:list-item>
          <text:p text:style-name="P122"><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4832"/><text:span text:style-name="T1"> </text:span></text:p>
        </text:list-item>
        <text:list-item>
          <text:p text:style-name="P122"><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22"><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4842"/></text:p>
        </text:list-item>
      </text:list>
      <text:p text:style-name="P25">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5" text:outline-level="2"><text:bookmark text:name="science"/>4. Наука</text:h>
      <text:h text:style-name="P6" text:outline-level="3"><text:bookmark text:name="scientific_research"/>4.1. Научные исследования</text:h>
      <text:h text:style-name="P8" text:outline-level="4"><text:bookmark text:name="science_magazines"/>4.1.1. Публикация научных исследований</text:h>
      <text:p text:style-name="P25"><text:bookmark text:name="id4855"/>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5">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5">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6" text:outline-level="3"><text:bookmark text:name="science_funding"/>4.2. Финансирование науки</text:h>
      <text:p text:style-name="Text_20_body"><text:span text:style-name="T1">Сложнейший вопрос</text:span><text:bookmark text:name="id4866"/><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7,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7934"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7856" text:style-name="Internet_20_link" text:visited-style-name="Visited_20_Internet_20_Link"><text:span text:style-name="T1">Hayek_freedom</text:span></text:a><text:span text:style-name="T1">] о научных монастырях весьма интересна: </text:span></text:p>
      <text:p text:style-name="P22">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6" text:outline-level="3"><text:bookmark text:name="expert_corpus"/>4.3. Корпус экспертов</text:h>
      <text:p text:style-name="P25"><text:bookmark text:name="id4883"/>Экспертиза нужна государству в двух ситуациях: </text:p>
      <text:list text:style-name="L47">
        <text:list-item>
          <text:p text:style-name="P123"><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4">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8037" text:style-name="Internet_20_link" text:visited-style-name="Visited_20_Internet_20_Link"><text:span text:style-name="T1">expertcorps</text:span></text:a><text:span text:style-name="T1">]. </text:span></text:p>
      <text:p text:style-name="P3"><text:bookmark text:name="economy"/>Глава 6. Экономика</text:p>
      <text:p text:style-name="P26">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1">4.1. Монополизация</text:span></text:a></text:p>
      <text:p text:style-name="P12"><text:a xlink:type="simple" xlink:href="#exhausting_competition" text:style-name="Internet_20_link" text:visited-style-name="Visited_20_Internet_20_Link"><text:span text:style-name="T1">4.2. Изматывающая конкуренция</text:span></text:a></text:p>
      <text:p text:style-name="P12"><text:a xlink:type="simple" xlink:href="#overproduction" text:style-name="Internet_20_link" text:visited-style-name="Visited_20_Internet_20_Link"><text:span text:style-name="T1">4.3. Перепроизводство и перепотребление</text:span></text:a></text:p>
      <text:p text:style-name="P12"><text:a xlink:type="simple" xlink:href="#planned_obsolescence" text:style-name="Internet_20_link" text:visited-style-name="Visited_20_Internet_20_Link"><text:span text:style-name="T1">4.4. Запланированное устаревание</text:span></text:a></text:p>
      <text:p text:style-name="P12"><text:a xlink:type="simple" xlink:href="#asymmetrical_information" text:style-name="Internet_20_link" text:visited-style-name="Visited_20_Internet_20_Link"><text:span text:style-name="T1">4.5. Асимметричность информации</text:span></text:a></text:p>
      <text:p text:style-name="P12"><text:a xlink:type="simple" xlink:href="#cycles" text:style-name="Internet_20_link" text:visited-style-name="Visited_20_Internet_20_Link"><text:span text:style-name="T1">4.6. Цикличность и кризисы</text:span></text:a></text:p>
      <text:p text:style-name="P12"><text:a xlink:type="simple" xlink:href="#eco_economy" text:style-name="Internet_20_link" text:visited-style-name="Visited_20_Internet_20_Link"><text:span text:style-name="T1">4.7. Охрана окружающей среды и общие блага</text:span></text:a></text:p>
      <text:p text:style-name="P12"><text:a xlink:type="simple" xlink:href="#inequality" text:style-name="Internet_20_link" text:visited-style-name="Visited_20_Internet_20_Link"><text:span text:style-name="T1">4.8. Неравенство и прибыль</text:span></text:a></text:p>
      <text:p text:style-name="P12"><text:a xlink:type="simple" xlink:href="#passive_income" text:style-name="Internet_20_link" text:visited-style-name="Visited_20_Internet_20_Link"><text:span text:style-name="T1">4.9. Пассивный доход</text:span></text:a></text:p>
      <text:p text:style-name="P12"><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2"><text:a xlink:type="simple" xlink:href="#additional_money" text:style-name="Internet_20_link" text:visited-style-name="Visited_20_Internet_20_Link"><text:span text:style-name="T1">6.1. Дополнительные валюты</text:span></text:a></text:p>
      <text:p text:style-name="P12"><text:a xlink:type="simple" xlink:href="#deanon_money" text:style-name="Internet_20_link" text:visited-style-name="Visited_20_Internet_20_Link"><text:span text:style-name="T1">6.2. Отказ от наличности и переход на неанонимные деньги</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1">9.1. Трудовой договор</text:span></text:a></text:p>
      <text:p text:style-name="P12"><text:a xlink:type="simple" xlink:href="#work_agreement" text:style-name="Internet_20_link" text:visited-style-name="Visited_20_Internet_20_Link"><text:span text:style-name="T1">9.2. Договор подряда</text:span></text:a></text:p>
      <text:p text:style-name="P12"><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20"><text:a xlink:type="simple" xlink:href="#labor_union" text:style-name="Internet_20_link" text:visited-style-name="Visited_20_Internet_20_Link"><text:span text:style-name="T1">12. Профсоюзы</text:span></text:a></text:p>
      <text:h text:style-name="P5" text:outline-level="2"><text:bookmark text:name="id4898"/><text:bookmark text:name="justice_economy"/>1. Экономика и справедливость</text:h>
      <text:p text:style-name="P25"><text:bookmark text:name="id4902"/>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5">Устройство экономики напрямую не следует из базовых принципов, оно лишь должно: </text:p>
      <text:list text:style-name="L48">
        <text:list-item>
          <text:p text:style-name="P55">не противоречить базовым принципам;</text:p>
        </text:list-item>
        <text:list-item>
          <text:p text:style-name="P55">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7851" text:style-name="Internet_20_link" text:visited-style-name="Visited_20_Internet_20_Link"><text:span text:style-name="T1">Hayek</text:span></text:a><text:span text:style-name="T1">]: </text:span></text:p>
      <text:list text:style-name="L49">
        <text:list-item>
          <text:p text:style-name="P23">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4"><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23">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23">главный принцип либерализма сводится к использованию стихийных сил общества по возможности без принуждения;</text:p>
        </text:list-item>
        <text:list-item>
          <text:p text:style-name="P23">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23">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23">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5" text:outline-level="2"><text:bookmark text:name="free_market"/>2. Свободный рынок</text:h>
      <text:p text:style-name="P25"><text:bookmark text:name="id4944"/>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5">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5">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7891"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5" text:outline-level="2"><text:bookmark text:name="price"/>3. Ценообразование</text:h>
      <text:p text:style-name="Text_20_body"><text:bookmark text:name="id4964"/><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7901"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5" text:outline-level="2"><text:bookmark text:name="market_failures"/>4. Проблемы рыночной модели экономики</text:h>
      <text:h text:style-name="P6" text:outline-level="3"><text:bookmark text:name="id4971"/><text:bookmark text:name="monopolization"/>4.1. Монополизация</text:h>
      <text:p text:style-name="Text_20_body"><text:bookmark text:name="id4975"/><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5.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5">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5">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5">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5">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5">Вопрос необходимости борьбы с монополиями сложный <text:bookmark text:name="id4989"/>.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0">
        <text:list-item>
          <text:p text:style-name="P56">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6">Запрет на покупку конкурентов, видимо, вполне обоснован, хотя я не изучил этот вопрос достаточно глубоко.</text:p>
        </text:list-item>
        <text:list-item>
          <text:p text:style-name="P124"><text:span text:style-name="T1">Не поддерживать монополистов госзакупками (см. </text:span><text:a xlink:type="simple" xlink:href="#tender" text:style-name="Internet_20_link" text:visited-style-name="Visited_20_Internet_20_Link"><text:span text:style-name="T1">Раздел 3.6, «Госзакупки»</text:span></text:a><text:span text:style-name="T1">), если это возможно.</text:span></text:p>
        </text:list-item>
        <text:list-item>
          <text:p text:style-name="P56">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24"><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24"><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24"><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6">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24"><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5">См. также: </text:p>
      <text:list text:style-name="L51">
        <text:list-item>
          <text:p text:style-name="P126"><text:a xlink:type="simple" xlink:href="#patents" text:style-name="Internet_20_link" text:visited-style-name="Visited_20_Internet_20_Link"><text:span text:style-name="T1">Раздел 35.1, «Патенты»</text:span></text:a><text:span text:style-name="T1">;</text:span></text:p>
        </text:list-item>
        <text:list-item>
          <text:p text:style-name="P125"><text:a xlink:type="simple" xlink:href="#pirates" text:style-name="Internet_20_link" text:visited-style-name="Visited_20_Internet_20_Link"><text:span text:style-name="T1">Раздел 35, «Цифровое пиратство»</text:span></text:a><text:span text:style-name="T1">.</text:span></text:p>
        </text:list-item>
      </text:list>
      <text:h text:style-name="P6" text:outline-level="3"><text:bookmark text:name="exhausting_competition"/>4.2. Изматывающая конкуренция</text:h>
      <text:p text:style-name="P25"><text:bookmark text:name="id5028"/>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6" text:outline-level="3"><text:bookmark text:name="overproduction"/>4.3. Перепроизводство и перепотребление</text:h>
      <text:p text:style-name="P25"><text:bookmark text:name="id5033"/>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5">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6" text:outline-level="3"><text:bookmark text:name="planned_obsolescence"/>4.4. Запланированное устаревание</text:h>
      <text:p text:style-name="P25"><text:bookmark text:name="id5041"/>Запланированное устаревание — это многогранное понятие, не имеющее строгого определения. Я выделяю четыре аспекта этой проблемы: </text:p>
      <text:list text:style-name="L52">
        <text:list-item>
          <text:p text:style-name="P127"><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27"><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27"><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27"><text:span text:style-name="Strong_20_Emphasis"><text:span text:style-name="T1">Отказ от производства запасных частей и расходных материалов.</text:span></text:span></text:p>
        </text:list-item>
      </text:list>
      <text:p text:style-name="P25">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6" text:outline-level="3"><text:bookmark text:name="asymmetrical_information"/>4.5. Асимметричность информации</text:h>
      <text:p text:style-name="Text_20_body"><text:bookmark text:name="id5065"/><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5">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5070"/></text:p>
      <text:p text:style-name="P25">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6" text:outline-level="3"><text:bookmark text:name="cycles"/>4.6. Цикличность и кризисы</text:h>
      <text:p text:style-name="P25"><text:bookmark text:name="id5075"/>Рыночная экономика содержит в себе механизмы отрицательной обратной связи (тот кто делает невостребованные товары разоряется, а цена есть информация о востребованности), поэтому сомнительно, что, как некоторые думают, она подвержена регулярным кризисам. И очевидно, что в недеформированной рыночной экономике не может быть никакого кризиса перепроизводства — получая сигналы от рынка в виде снижающейся цены бизнесмен сворачивает неприбыльный бизнес. Как утверждают экономисты автрийской школы (например Мизес и Хайек), такого рода циклы есть результат государственного вмешательства разрущающего поток информации в экономике и нарушающего механизмы обеспечения стабильности, в первую очередь с помощью денежной политики, когда ради краткосрочного эффекта, политики печатают деньги. Конечно биржевые кризисы по типу тюльпанной лихорадки возможны, но их воздействие на реальную экономику не может быть значительным, как оно и было до того как государство начало вмешиваться, знаменитая Великая Депрессия это дело рук свежесозданного центрального банка, а не свободного рынка. Вероятно могут быть <text:bookmark text:name="id5078"/>технологические циклы связанные с неравномерным развитием науки и техники, но это не специфика рыночной экономики, да и опять же — нет оснований считать, что такие циклы будут создавать заметные кризисы, а не простое замедление роста экономики. </text:p>
      <text:h text:style-name="P6" text:outline-level="3"><text:bookmark text:name="eco_economy"/>4.7. Охрана окружающей среды и общие блага</text:h>
      <text:p text:style-name="P25"><text:bookmark text:name="id5082"/>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5">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5">См. также: </text:p>
      <text:list text:style-name="L53">
        <text:list-item>
          <text:p text:style-name="P129"><text:a xlink:type="simple" xlink:href="#eco" text:style-name="Internet_20_link" text:visited-style-name="Visited_20_Internet_20_Link"><text:span text:style-name="T1">Раздел 32, «Защита окружающей среды»</text:span></text:a><text:span text:style-name="T1">;</text:span></text:p>
        </text:list-item>
        <text:list-item>
          <text:p text:style-name="P128"><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6" text:outline-level="3"><text:bookmark text:name="inequality"/>4.8. Неравенство и прибыль</text:h>
      <text:p text:style-name="Text_20_body"><text:bookmark text:name="id5096"/><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5">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7955"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5">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6" text:outline-level="3"><text:bookmark text:name="passive_income"/>4.9. Пассивный доход</text:h>
      <text:p text:style-name="Text_20_body"><text:bookmark text:name="id5111"/><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4">
        <text:list-item>
          <text:p text:style-name="P130"><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30"><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30"><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30"><text:soft-page-break/><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30"><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6" text:outline-level="3"><text:bookmark text:name="agriculture"/>4.10. Экономика и сельское хозяйство</text:h>
      <text:p text:style-name="P25"><text:bookmark text:name="id5141"/>Практически все развитые страны пришли к дотированию сельского хозяйства. Я недостаточно хорошо изучил этот вопрос <text:bookmark text:name="id5144"/>,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5">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5" text:outline-level="2"><text:bookmark text:name="luxury"/>5. Роскошь</text:h>
      <text:p text:style-name="P25"><text:bookmark text:name="id5151"/>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5">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5">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5165"/><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5" text:outline-level="2"><text:bookmark text:name="money"/>6. Деньги и кредит</text:h>
      <text:p text:style-name="Text_20_body"><text:bookmark text:name="id5170"/><text:span text:style-name="T1">Многим кажется, что трансформация денежной системы решит все общественные проблемы и надо внедрить какие-то принципиально иные деньги. Однако все виденные мной проекты либо не выглядят возможными, либо требуют диктаторской власти, а у текущих денег основная проблема это инфляция, которую Хайек предлагает решать конкуренцией валют [</text:span><text:a xlink:type="simple" xlink:href="#id7846" text:style-name="Internet_20_link" text:visited-style-name="Visited_20_Internet_20_Link"><text:span text:style-name="T1">denationalisationofmoney</text:span></text:a><text:span text:style-name="T1">] Золотой или иной товарный стандарт сдерживает государство от печати излишних денег, но не имеет механизмов автокоррекции которые мог поддерживать стабильности валюты. </text:span></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он никогда никуда не денется, просто дефицитным ресурсом будет что-то другое, об этом сказано отдельно (см. </text:span><text:a xlink:type="simple" xlink:href="#communism" text:style-name="Internet_20_link" text:visited-style-name="Visited_20_Internet_20_Link"><text:span text:style-name="T1">Раздел 9, «Коммунизм»</text:span></text:a><text:span text:style-name="T1">). </text:span></text:p>
      <text:h text:style-name="P6" text:outline-level="3"><text:bookmark text:name="additional_money"/>6.1.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для приёма налогов и отплаты труда государственных служащих, которые, с одной стороны, должны быть обязательными к приёму как платёжное средство, ведь если мы договорились платить государственным служащим какими-то деньгами это подразумевает, что мы готовы принимать эти деньги в качестве оплаты за наши услуги. С другой стороны — если люди не хотят принимать оплату в государственных деньгах, то это значит это прямо очень плохие деньги, и нет хороших причин заставляит их принимать, так что возможно тут нет оснований для принуждения, государство просто не должно портить монету. Интересен вопрос регуляции альтернативных денег (например, таких, как хавала или криптовалюты), у меня пока нет видения, что и как нужно регулировать, скорее всего вообще всю специальную регуляцию для финансовой сферы надо отменить — она создаёт кучу проблем честным индивидам, делает финансовые услуги дороже, затрудняет конкуренцию на рынке финансовых услуг давая преимущество крупным компаниям, разрушает приватность, но очень плохо справляется с заявленными целями — преступники всех мастей находят как обойти все ограничения, а диктаторские режимы легко переводят миллиарды через банки стран с самой суровой регуляцией. Это очень похоже на проблему приватности коммуникаций — да, конечно преступники тоже будут пользоваться приватностью для сокрытия своих дел, но это конечно же не причина давать государству полный доступ ко всем коммуникациям, ибо это даёт ему слишком много власти (см. </text:span><text:a xlink:type="simple" xlink:href="#deanon_money" text:style-name="Internet_20_link" text:visited-style-name="Visited_20_Internet_20_Link"><text:span text:style-name="T1">Раздел 6.2, «Отказ от наличности и переход на неанонимные деньги»</text:span></text:a><text:span text:style-name="T1">), та же логика применима и к финансовым транзакциям. </text:span><text:bookmark text:name="id5180"/></text:p>
      <text:h text:style-name="P6" text:outline-level="3"><text:bookmark text:name="deanon_money"/>6.2. Отказ от наличности и переход на неанонимные деньги</text:h>
      <text:p text:style-name="P25"><text:bookmark text:name="id5184"/>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как против отдельных индивидов, так и против всего обешства.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и давления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5">В-пятых, наличность — это децентрализованный, максимально устойчивый ко всевозможным потрясениям механизм. </text:p>
      <text:p text:style-name="P25">Электронные аналоги наличности вроде проекта GNU Taler выглядят интересно, но пока не уверен, что они могут полностью заменить наличность. <text:bookmark text:name="id5196"/></text:p>
      <text:h text:style-name="P5" text:outline-level="2"><text:bookmark text:name="foreign_trade"/>7. Международная торговля</text:h>
      <text:p text:style-name="Text_20_body"><text:bookmark text:name="id5200"/><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2.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5" text:outline-level="2"><text:bookmark text:name="unconditional_basic_income"/>8. Безусловный базовый доход</text:h>
      <text:p text:style-name="P25"><text:bookmark text:name="id5211"/><text:bookmark text:name="id5213"/><text:bookmark text:name="id5215"/>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5">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5">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5227"/>. </text:p>
      <text:p text:style-name="P25">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5" text:outline-level="2"><text:bookmark text:name="economical_partnership"/>9. Виды экономического сотрудничества</text:h>
      <text:p text:style-name="Text_20_body"><text:bookmark text:name="id5232"/><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6"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6" text:outline-level="3"><text:bookmark text:name="partnership_agreement"/>9.3. Договор делового партнёрства</text:h>
      <text:p text:style-name="P25">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5" text:outline-level="2"><text:bookmark text:name="job_right"/>10. Права трудящихся</text:h>
      <text:p text:style-name="Text_20_body"><text:a xlink:type="simple" xlink:href="#right_t" text:style-name="Internet_20_link" text:visited-style-name="Visited_20_Internet_20_Link"><text:bookmark text:name="id5252"/><text:bookmark text:name="id5254"/><text:bookmark text:name="id5256"/><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5">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5">См. также: </text:p>
      <text:list text:style-name="L55">
        <text:list-item>
          <text:p text:style-name="P132"><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31"><text:a xlink:type="simple" xlink:href="#state_day_of_rest" text:style-name="Internet_20_link" text:visited-style-name="Visited_20_Internet_20_Link"><text:span text:style-name="T1">Раздел 16, «Государственные выходные и праздники»</text:span></text:a><text:span text:style-name="T1">.</text:span></text:p>
        </text:list-item>
      </text:list>
      <text:h text:style-name="P5" text:outline-level="2"><text:bookmark text:name="minimum_wage"/>11. Минимальная оплата труда</text:h>
      <text:p text:style-name="P25"><text:bookmark text:name="id5281"/><text:bookmark text:name="id5283"/><text:bookmark text:name="id5285"/>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5288"/>. Вопрос этот непростой, поэтому требуется пояснение. </text:p>
      <text:p text:style-name="P25">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5">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5">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5">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5" text:outline-level="2"><text:bookmark text:name="labor_union"/>12. Профсоюзы</text:h>
      <text:p text:style-name="P25"><text:bookmark text:name="id5297"/><text:bookmark text:name="id5299"/><text:bookmark text:name="id5301"/>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5">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22">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5">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5">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7856"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5">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3"><text:bookmark text:name="urban"/>Глава 7. Рационально устроенный город</text:p>
      <text:p text:style-name="P26">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1">3.1. Удобный для пешеходов</text:span></text:a></text:p>
      <text:p text:style-name="P12"><text:a xlink:type="simple" xlink:href="#thought-out" text:style-name="Internet_20_link" text:visited-style-name="Visited_20_Internet_20_Link"><text:span text:style-name="T1">3.2. Продуманный</text:span></text:a></text:p>
      <text:p text:style-name="P12"><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1">4.1. Безопасно расположенный</text:span></text:a></text:p>
      <text:p text:style-name="P12"><text:a xlink:type="simple" xlink:href="#reliable" text:style-name="Internet_20_link" text:visited-style-name="Visited_20_Internet_20_Link"><text:span text:style-name="T1">4.2. Надёжный</text:span></text:a></text:p>
      <text:p text:style-name="P12"><text:a xlink:type="simple" xlink:href="#self-sufficient" text:style-name="Internet_20_link" text:visited-style-name="Visited_20_Internet_20_Link"><text:span text:style-name="T1">4.3. Самодостаточный</text:span></text:a></text:p>
      <text:p text:style-name="P12"><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1">6.1. Масштабируемый</text:span></text:a></text:p>
      <text:p text:style-name="P12"><text:a xlink:type="simple" xlink:href="#no_cars" text:style-name="Internet_20_link" text:visited-style-name="Visited_20_Internet_20_Link"><text:span text:style-name="T1">6.2. Безавтомобильный</text:span></text:a></text:p>
      <text:p text:style-name="P12"><text:a xlink:type="simple" xlink:href="#modern" text:style-name="Internet_20_link" text:visited-style-name="Visited_20_Internet_20_Link"><text:span text:style-name="T1">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1">7.1. Памятники</text:span></text:a></text:p>
      <text:p text:style-name="P12"><text:a xlink:type="simple" xlink:href="#addressing" text:style-name="Internet_20_link" text:visited-style-name="Visited_20_Internet_20_Link"><text:span text:style-name="T1">7.2. Адресация</text:span></text:a></text:p>
      <text:p text:style-name="P13"><text:a xlink:type="simple" xlink:href="#ghetto" text:style-name="Internet_20_link" text:visited-style-name="Visited_20_Internet_20_Link"><text:span text:style-name="T1">7.3. Гетто</text:span></text:a></text:p>
      <text:p text:style-name="P25"><text:bookmark text:name="id5320"/>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Практически все принципы градостроения так или иначе выводятся из принципа компенсации Калдора-Хикса. Согласно ему, переход системы — социальной, экономической — из одного состояния в другое благотворно, если те члены общества, которые выигрывают в таком переходе, способны компенсировать проигрыш тех, чье положение ухудшается. </text:p>
      <text:h text:style-name="P5" text:outline-level="2"><text:bookmark text:name="self-managed"/>1. Удобный для самоуправления</text:h>
      <text:p text:style-name="P25"><text:bookmark text:name="id5325"/><text:bookmark text:name="id5327"/>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5">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5">Следующий уровень иерархии должен строиться из опидумов, и, вероятно, объединения должны включать число опидумов, близкое к числу Данбара. </text:p>
      <text:h text:style-name="P5" text:outline-level="2"><text:bookmark text:name="lossless"/>2. Экономически эффективный</text:h>
      <text:p text:style-name="P25"><text:bookmark text:name="id5338"/><text:bookmark text:name="id5340"/>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5">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5">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5350"/><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5">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5">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5" text:outline-level="2"><text:bookmark text:name="comfortable"/>3. Комфортный и уютный</text:h>
      <text:p text:style-name="Text_20_body"><text:bookmark text:name="id5357"/><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5">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5">Для низкоскоростного транспорта вроде велосипедов организована удобная инфраструктура. </text:p>
      <text:p text:style-name="P25">Для поездок на дальние расстояния — скоростной транспорт. </text:p>
      <text:p text:style-name="P25">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5">У жилых домов должны быть внутренние дворы, через которые не ходят и не ездят транзитом, скорее всего, это дома в виде квадрата или буквы П. </text:p>
      <text:p text:style-name="P25">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0,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5">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5385"/><text:span text:style-name="T1">. </text:span></text:p>
      <text:h text:style-name="P6" text:outline-level="3"><text:bookmark text:name="pedestrian"/>3.1. Удобный для пешеходов</text:h>
      <text:p text:style-name="Text_20_body"><text:bookmark text:name="id5389"/><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6">
        <text:list-item>
          <text:p text:style-name="P57">детский сад;</text:p>
        </text:list-item>
        <text:list-item>
          <text:p text:style-name="P57">школа;</text:p>
        </text:list-item>
        <text:list-item>
          <text:p text:style-name="P57">физкультурно-оздоровительный центр — бассейн, тренажёрный зал, стадион, баня и т. п.;</text:p>
        </text:list-item>
        <text:list-item>
          <text:p text:style-name="P57">медицинский пункт;</text:p>
        </text:list-item>
        <text:list-item>
          <text:p text:style-name="P57">столовая;</text:p>
        </text:list-item>
        <text:list-item>
          <text:p text:style-name="P57">магазин;</text:p>
        </text:list-item>
        <text:list-item>
          <text:p text:style-name="P57">почтамат / пункт самовывоза;</text:p>
        </text:list-item>
        <text:list-item>
          <text:p text:style-name="P57">общественный туалет;</text:p>
        </text:list-item>
        <text:list-item>
          <text:p text:style-name="P57">парк / сквер с водоёмом (он же резервный источник воды и пожарный водоём);</text:p>
        </text:list-item>
        <text:list-item>
          <text:p text:style-name="P57">место для общественных собраний местного масштаба;</text:p>
        </text:list-item>
        <text:list-item>
          <text:p text:style-name="P57">место для выгула домашних животных;</text:p>
        </text:list-item>
        <text:list-item>
          <text:p text:style-name="P57">общественная/кооперативная или частная мастерская (чтобы не нуждаться в личной мастерской, которая большинству нужна редко);</text:p>
        </text:list-item>
        <text:list-item>
          <text:p text:style-name="P133"><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5">Кроме того, нужно предусмотреть пространство для так называемого третьего места и аналога уголка ораторов Гайд-парка. </text:p>
      <text:p text:style-name="P25">Некоторые объекты могут быть расположены немного дальше: </text:p>
      <text:list text:style-name="L57">
        <text:list-item>
          <text:p text:style-name="P58">тир (для военной подготовки);</text:p>
        </text:list-item>
        <text:list-item>
          <text:p text:style-name="P58">место для постройки зданий и сооружения для бизнес-нужд (офисы, цеха, склады, парковки и т. п.).</text:p>
        </text:list-item>
      </text:list>
      <text:p text:style-name="P25">Также необходимы: </text:p>
      <text:list text:style-name="L58">
        <text:list-item>
          <text:p text:style-name="P59">место для проведения шумных мероприятий вроде концертов, удалённое от жилья;</text:p>
        </text:list-item>
        <text:list-item>
          <text:p text:style-name="P59">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6" text:outline-level="3"><text:bookmark text:name="thought-out"/>3.2. Продуманный</text:h>
      <text:p text:style-name="P25"><text:bookmark text:name="id5439"/>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5">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5">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5">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5">Интересны в этом плане стандарты развитых стран вроде Швейцарии — можно многое взять готовым и сразу использовать. </text:p>
      <text:p text:style-name="P25">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6" text:outline-level="3"><text:bookmark text:name="low-rise"/>3.3. Малоэтажный</text:h>
      <text:p text:style-name="P25"><text:bookmark text:name="id5453"/>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59">
        <text:list-item>
          <text:p text:style-name="P134"><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7876"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5469"/><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5471"/><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34"><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34"><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34"><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34"><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34"><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34"><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5" text:outline-level="2"><text:bookmark text:name="safe"/>4. Безопасный</text:h>
      <text:h text:style-name="P6" text:outline-level="3"><text:bookmark text:name="id5495"/><text:bookmark text:name="safely_located"/>4.1. Безопасно расположенный</text:h>
      <text:p text:style-name="P25"><text:bookmark text:name="id5499"/>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5">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6" text:outline-level="3"><text:bookmark text:name="reliable"/>4.2. Надёжный</text:h>
      <text:p text:style-name="P25"><text:bookmark text:name="id5505"/>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5">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0">
        <text:list-item>
          <text:p text:style-name="P60">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35"><text:soft-page-break/><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5">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6" text:outline-level="3"><text:bookmark text:name="self-sufficient"/>4.3. Самодостаточный</text:h>
      <text:p text:style-name="Text_20_body"><text:bookmark text:name="id5520"/><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6" text:outline-level="3"><text:bookmark text:name="safely_designed"/>4.4. Безопасно организованный</text:h>
      <text:p text:style-name="Text_20_body"><text:bookmark text:name="id5528"/><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5">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5" text:outline-level="2"><text:bookmark text:name="ecological"/>5. Экологичный</text:h>
      <text:p text:style-name="Text_20_body"><text:bookmark text:name="id5535"/><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5">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5" text:outline-level="2"><text:bookmark text:name="developing"/>6. Развивающийся</text:h>
      <text:p text:style-name="P25"><text:bookmark text:name="id5543"/>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6" text:outline-level="3"><text:bookmark text:name="scaleable"/>6.1. Масштабируемый</text:h>
      <text:p text:style-name="P25"><text:bookmark text:name="id5552"/>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5">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5556"/>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5">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5559"/></text:p>
      <text:h text:style-name="P6" text:outline-level="3"><text:bookmark text:name="no_cars"/>6.2. Безавтомобильный</text:h>
      <text:p text:style-name="Text_20_body"><text:bookmark text:name="id5563"/><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5">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5">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5">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6" text:outline-level="3"><text:bookmark text:name="modern"/>6.3. Актуальный/Современный</text:h>
      <text:p text:style-name="P25"><text:bookmark text:name="id5579"/>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5">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5">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5">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8" text:outline-level="4"><text:bookmark text:name="historical_value"/>6.3.1. Критерии определения исторической ценности</text:h>
      <text:p text:style-name="P25"><text:bookmark text:name="id5587"/>Важно понимать, что не всё старое является ценностью, ниже я попытался собрать критерии для оценки исторической ценности. </text:p>
      <text:list text:style-name="L61">
        <text:list-item>
          <text:p text:style-name="P61">Древность — возраст объекта, разделённый на время от момента появления первых объектов такого класса.</text:p>
        </text:list-item>
        <text:list-item>
          <text:p text:style-name="P61">Информированность о технологиях того времени (насколько хорошо мы знаем, как создавался объект).</text:p>
        </text:list-item>
        <text:list-item>
          <text:p text:style-name="P61">Уникальность.</text:p>
        </text:list-item>
        <text:list-item>
          <text:p text:style-name="P61">Сохранность.</text:p>
        </text:list-item>
        <text:list-item>
          <text:p text:style-name="P61">Связанность с ключевыми историческими событиями.</text:p>
        </text:list-item>
        <text:list-item>
          <text:p text:style-name="P61">Сложность создания при технологиях той эпохи.</text:p>
        </text:list-item>
      </text:list>
      <text:p text:style-name="P25">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5" text:outline-level="2"><text:bookmark text:name="politically_neutral"/>7. Политически нейтральный</text:h>
      <text:p text:style-name="P25"><text:bookmark text:name="id5606"/><text:bookmark text:name="id5608"/>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6"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6" text:outline-level="3"><text:bookmark text:name="addressing"/>7.2. Адресация</text:h>
      <text:p text:style-name="P25">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5619"/>,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6" text:outline-level="3"><text:bookmark text:name="ghetto"/>7.3. Гетто</text:h>
      <text:p text:style-name="P25">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5625"/><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3"><text:bookmark text:name="faq"/>Глава 8. Частные и частые вопросы</text:p>
      <text:p text:style-name="P26">Содержание</text:p>
      <text:p text:style-name="List_20_Heading"><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1">1.1. Брак и семья</text:span></text:a></text:p>
      <text:p text:style-name="P12"><text:a xlink:type="simple" xlink:href="#juvenile_justice" text:style-name="Internet_20_link" text:visited-style-name="Visited_20_Internet_20_Link"><text:span text:style-name="T1">1.2. Ювенальная юстиция</text:span></text:a></text:p>
      <text:p text:style-name="P12"><text:a xlink:type="simple" xlink:href="#abortion" text:style-name="Internet_20_link" text:visited-style-name="Visited_20_Internet_20_Link"><text:span text:style-name="T1">1.3. Аборты</text:span></text:a></text:p>
      <text:p text:style-name="P12"><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1">1.5. Телесные наказания детей</text:span></text:a></text:p>
      <text:p text:style-name="P12"><text:a xlink:type="simple" xlink:href="#overprotective_parenting" text:style-name="Internet_20_link" text:visited-style-name="Visited_20_Internet_20_Link"><text:span text:style-name="T1">1.6. Гиперопека</text:span></text:a></text:p>
      <text:p text:style-name="List_20_Heading"><text:a xlink:type="simple" xlink:href="#foreign_relations" text:style-name="Internet_20_link" text:visited-style-name="Visited_20_Internet_20_Link"><text:span text:style-name="T1">2. Международные отношения</text:span></text:a></text:p>
      <text:p text:style-name="P12"><text:a xlink:type="simple" xlink:href="#neutrality" text:style-name="Internet_20_link" text:visited-style-name="Visited_20_Internet_20_Link"><text:span text:style-name="T1">2.1. Нейтралитет</text:span></text:a></text:p>
      <text:p text:style-name="P14"><text:a xlink:type="simple" xlink:href="#borders" text:style-name="Internet_20_link" text:visited-style-name="Visited_20_Internet_20_Link"><text:span text:style-name="T3">2.1.1. Незыблемость границ</text:span></text:a></text:p>
      <text:p text:style-name="P14"><text:a xlink:type="simple" xlink:href="#legitimus" text:style-name="Internet_20_link" text:visited-style-name="Visited_20_Internet_20_Link"><text:span text:style-name="T3">2.1.2. Легитимность</text:span></text:a></text:p>
      <text:p text:style-name="P14"><text:a xlink:type="simple" xlink:href="#sanction" text:style-name="Internet_20_link" text:visited-style-name="Visited_20_Internet_20_Link"><text:span text:style-name="T3">2.1.3. Санкции</text:span></text:a></text:p>
      <text:p text:style-name="P14"><text:a xlink:type="simple" xlink:href="#guns_trade" text:style-name="Internet_20_link" text:visited-style-name="Visited_20_Internet_20_Link"><text:span text:style-name="T3">2.1.4. Продажа оружия другим государствам</text:span></text:a></text:p>
      <text:p text:style-name="P12"><text:a xlink:type="simple" xlink:href="#external_debt" text:style-name="Internet_20_link" text:visited-style-name="Visited_20_Internet_20_Link"><text:span text:style-name="T1">2.2. Внешние государственные кредиты</text:span></text:a></text:p>
      <text:p text:style-name="P12"><text:a xlink:type="simple" xlink:href="#self-determination" text:style-name="Internet_20_link" text:visited-style-name="Visited_20_Internet_20_Link"><text:span text:style-name="T1">2.3. Право на самоопределение</text:span></text:a></text:p>
      <text:p text:style-name="P12"><text:a xlink:type="simple" xlink:href="#war" text:style-name="Internet_20_link" text:visited-style-name="Visited_20_Internet_20_Link"><text:span text:style-name="T1">2.4. Война</text:span></text:a></text:p>
      <text:p text:style-name="P12"><text:a xlink:type="simple" xlink:href="#help" text:style-name="Internet_20_link" text:visited-style-name="Visited_20_Internet_20_Link"><text:span text:style-name="T1">2.5. О помощи развивающимся странам</text:span></text:a></text:p>
      <text:p text:style-name="P12"><text:a xlink:type="simple" xlink:href="#offshore_territory" text:style-name="Internet_20_link" text:visited-style-name="Visited_20_Internet_20_Link"><text:span text:style-name="T1">2.6. Офшоры</text:span></text:a></text:p>
      <text:p text:style-name="P12"><text:a xlink:type="simple" xlink:href="#extradition" text:style-name="Internet_20_link" text:visited-style-name="Visited_20_Internet_20_Link"><text:span text:style-name="T1">2.7. Экстрадиция</text:span></text:a></text:p>
      <text:p text:style-name="P12"><text:a xlink:type="simple" xlink:href="#refugees" text:style-name="Internet_20_link" text:visited-style-name="Visited_20_Internet_20_Link"><text:span text:style-name="T1">2.8. Беженцы</text:span></text:a></text:p>
      <text:p text:style-name="List_20_Heading"><text:a xlink:type="simple" xlink:href="#near_sex" text:style-name="Internet_20_link" text:visited-style-name="Visited_20_Internet_20_Link"><text:span text:style-name="T1">3. Сексуальные вопросы</text:span></text:a></text:p>
      <text:p text:style-name="P12"><text:a xlink:type="simple" xlink:href="#gender" text:style-name="Internet_20_link" text:visited-style-name="Visited_20_Internet_20_Link"><text:span text:style-name="T1">3.1. Пол и гендер</text:span></text:a></text:p>
      <text:p text:style-name="P12"><text:a xlink:type="simple" xlink:href="#homosexual" text:style-name="Internet_20_link" text:visited-style-name="Visited_20_Internet_20_Link"><text:span text:style-name="T1">3.2. Сексуальная ориентация</text:span></text:a></text:p>
      <text:p text:style-name="P12"><text:a xlink:type="simple" xlink:href="#sex" text:style-name="Internet_20_link" text:visited-style-name="Visited_20_Internet_20_Link"><text:span text:style-name="T1">3.3. Секс</text:span></text:a></text:p>
      <text:p text:style-name="P12"><text:a xlink:type="simple" xlink:href="#consent_age" text:style-name="Internet_20_link" text:visited-style-name="Visited_20_Internet_20_Link"><text:span text:style-name="T1">3.4. Возраст согласия</text:span></text:a></text:p>
      <text:p text:style-name="P12"><text:a xlink:type="simple" xlink:href="#prostitution" text:style-name="Internet_20_link" text:visited-style-name="Visited_20_Internet_20_Link"><text:span text:style-name="T1">3.5. Проституция</text:span></text:a></text:p>
      <text:p text:style-name="P12"><text:a xlink:type="simple" xlink:href="#porn" text:style-name="Internet_20_link" text:visited-style-name="Visited_20_Internet_20_Link"><text:span text:style-name="T1">3.6. Порнография</text:span></text:a></text:p>
      <text:p text:style-name="P12"><text:a xlink:type="simple" xlink:href="#rape" text:style-name="Internet_20_link" text:visited-style-name="Visited_20_Internet_20_Link"><text:span text:style-name="T1">3.7. Сексуальное насилие</text:span></text:a></text:p>
      <text:p text:style-name="List_20_Heading"><text:a xlink:type="simple" xlink:href="#constitution" text:style-name="Internet_20_link" text:visited-style-name="Visited_20_Internet_20_Link"><text:span text:style-name="T1">4. Конституция</text:span></text:a></text:p>
      <text:p text:style-name="List_20_Heading"><text:a xlink:type="simple" xlink:href="#memento_mori" text:style-name="Internet_20_link" text:visited-style-name="Visited_20_Internet_20_Link"><text:span text:style-name="T1">5. Memento mori</text:span></text:a></text:p>
      <text:p text:style-name="List_20_Heading"><text:a xlink:type="simple" xlink:href="#private_investigation" text:style-name="Internet_20_link" text:visited-style-name="Visited_20_Internet_20_Link"><text:span text:style-name="T1">6. Частный сыск</text:span></text:a></text:p>
      <text:p text:style-name="List_20_Heading"><text:a xlink:type="simple" xlink:href="#private_prisons" text:style-name="Internet_20_link" text:visited-style-name="Visited_20_Internet_20_Link"><text:span text:style-name="T1">7. Частные тюрьмы</text:span></text:a></text:p>
      <text:p text:style-name="List_20_Heading"><text:a xlink:type="simple" xlink:href="#moral_damage" text:style-name="Internet_20_link" text:visited-style-name="Visited_20_Internet_20_Link"><text:span text:style-name="T1">8. Моральный ущерб</text:span></text:a></text:p>
      <text:p text:style-name="List_20_Heading"><text:a xlink:type="simple" xlink:href="#terror" text:style-name="Internet_20_link" text:visited-style-name="Visited_20_Internet_20_Link"><text:span text:style-name="T1">9. Терроризм</text:span></text:a></text:p>
      <text:p text:style-name="List_20_Heading"><text:a xlink:type="simple" xlink:href="#extremism" text:style-name="Internet_20_link" text:visited-style-name="Visited_20_Internet_20_Link"><text:span text:style-name="T1">10. Экстремизм</text:span></text:a></text:p>
      <text:p text:style-name="List_20_Heading"><text:a xlink:type="simple" xlink:href="#safety_theater" text:style-name="Internet_20_link" text:visited-style-name="Visited_20_Internet_20_Link"><text:span text:style-name="T1">11. Театр безопасности</text:span></text:a></text:p>
      <text:p text:style-name="List_20_Heading"><text:a xlink:type="simple" xlink:href="#migrants" text:style-name="Internet_20_link" text:visited-style-name="Visited_20_Internet_20_Link"><text:span text:style-name="T1">12. Мигранты</text:span></text:a></text:p>
      <text:p text:style-name="List_20_Heading"><text:a xlink:type="simple" xlink:href="#religion" text:style-name="Internet_20_link" text:visited-style-name="Visited_20_Internet_20_Link"><text:span text:style-name="T1">13. Религия</text:span></text:a></text:p>
      <text:p text:style-name="P12"><text:a xlink:type="simple" xlink:href="#secular_state" text:style-name="Internet_20_link" text:visited-style-name="Visited_20_Internet_20_Link"><text:span text:style-name="T1">13.1. Что есть светское государство</text:span></text:a></text:p>
      <text:p text:style-name="P12"><text:a xlink:type="simple" xlink:href="#sect" text:style-name="Internet_20_link" text:visited-style-name="Visited_20_Internet_20_Link"><text:span text:style-name="T1">13.2. Секты</text:span></text:a></text:p>
      <text:p text:style-name="List_20_Heading"><text:a xlink:type="simple" xlink:href="#pseudoscientific_services" text:style-name="Internet_20_link" text:visited-style-name="Visited_20_Internet_20_Link"><text:span text:style-name="T1">14. Лженаучные услуги</text:span></text:a></text:p>
      <text:p text:style-name="List_20_Heading"><text:a xlink:type="simple" xlink:href="#slaves_of_machine" text:style-name="Internet_20_link" text:visited-style-name="Visited_20_Internet_20_Link"><text:span text:style-name="T1">15. Принятие ключевых решений</text:span></text:a></text:p>
      <text:p text:style-name="List_20_Heading"><text:a xlink:type="simple" xlink:href="#state_day_of_rest" text:style-name="Internet_20_link" text:visited-style-name="Visited_20_Internet_20_Link"><text:span text:style-name="T1">16. Государственные выходные и праздники</text:span></text:a></text:p>
      <text:p text:style-name="List_20_Heading"><text:a xlink:type="simple" xlink:href="#ceremony" text:style-name="Internet_20_link" text:visited-style-name="Visited_20_Internet_20_Link"><text:span text:style-name="T1">17. Общественные церемонии</text:span></text:a></text:p>
      <text:p text:style-name="List_20_Heading"><text:a xlink:type="simple" xlink:href="#state_rewards" text:style-name="Internet_20_link" text:visited-style-name="Visited_20_Internet_20_Link"><text:span text:style-name="T1">18. Государственные награды</text:span></text:a></text:p>
      <text:p text:style-name="List_20_Heading"><text:a xlink:type="simple" xlink:href="#media" text:style-name="Internet_20_link" text:visited-style-name="Visited_20_Internet_20_Link"><text:span text:style-name="T1">19. СМИ</text:span></text:a></text:p>
      <text:p text:style-name="List_20_Heading"><text:a xlink:type="simple" xlink:href="#advertising" text:style-name="Internet_20_link" text:visited-style-name="Visited_20_Internet_20_Link"><text:span text:style-name="T1">20. Реклама</text:span></text:a></text:p>
      <text:p text:style-name="List_20_Heading"><text:a xlink:type="simple" xlink:href="#censorship" text:style-name="Internet_20_link" text:visited-style-name="Visited_20_Internet_20_Link"><text:span text:style-name="T1">21. Цензура</text:span></text:a></text:p>
      <text:p text:style-name="P12"><text:a xlink:type="simple" xlink:href="#network_anonymity" text:style-name="Internet_20_link" text:visited-style-name="Visited_20_Internet_20_Link"><text:span text:style-name="T1">21.1. Анонимность в сети</text:span></text:a></text:p>
      <text:p text:style-name="P12"><text:a xlink:type="simple" xlink:href="#propaganda" text:style-name="Internet_20_link" text:visited-style-name="Visited_20_Internet_20_Link"><text:span text:style-name="T1">21.2. Защита от пропаганды</text:span></text:a></text:p>
      <text:p text:style-name="List_20_Heading"><text:a xlink:type="simple" xlink:href="#vaccination" text:style-name="Internet_20_link" text:visited-style-name="Visited_20_Internet_20_Link"><text:span text:style-name="T1">22. Прививки</text:span></text:a></text:p>
      <text:p text:style-name="List_20_Heading"><text:a xlink:type="simple" xlink:href="#mendicancy" text:style-name="Internet_20_link" text:visited-style-name="Visited_20_Internet_20_Link"><text:span text:style-name="T1">23. Попрошайничество</text:span></text:a></text:p>
      <text:p text:style-name="List_20_Heading"><text:a xlink:type="simple" xlink:href="#nudism" text:style-name="Internet_20_link" text:visited-style-name="Visited_20_Internet_20_Link"><text:span text:style-name="T1">24. Дресс-код и нудизм</text:span></text:a></text:p>
      <text:p text:style-name="List_20_Heading"><text:a xlink:type="simple" xlink:href="#discrimination" text:style-name="Internet_20_link" text:visited-style-name="Visited_20_Internet_20_Link"><text:span text:style-name="T1">25. Дискриминация</text:span></text:a></text:p>
      <text:p text:style-name="P12"><text:a xlink:type="simple" xlink:href="#official_discrimination" text:style-name="Internet_20_link" text:visited-style-name="Visited_20_Internet_20_Link"><text:span text:style-name="T1">25.1. Официальная дискриминация</text:span></text:a></text:p>
      <text:p text:style-name="P12"><text:a xlink:type="simple" xlink:href="#private_discrimination" text:style-name="Internet_20_link" text:visited-style-name="Visited_20_Internet_20_Link"><text:span text:style-name="T1">25.2. Частная дискриминация — предрассудки</text:span></text:a></text:p>
      <text:p text:style-name="P12"><text:a xlink:type="simple" xlink:href="#positive_discrimination" text:style-name="Internet_20_link" text:visited-style-name="Visited_20_Internet_20_Link"><text:span text:style-name="T1">25.3. Позитивная дискриминация</text:span></text:a></text:p>
      <text:p text:style-name="P12"><text:a xlink:type="simple" xlink:href="#fantom_discrimination" text:style-name="Internet_20_link" text:visited-style-name="Visited_20_Internet_20_Link"><text:span text:style-name="T1">25.4. Фантомная дискриминация</text:span></text:a></text:p>
      <text:p text:style-name="List_20_Heading"><text:a xlink:type="simple" xlink:href="#tolerance" text:style-name="Internet_20_link" text:visited-style-name="Visited_20_Internet_20_Link"><text:span text:style-name="T1">26. Толерантность</text:span></text:a></text:p>
      <text:p text:style-name="List_20_Heading"><text:a xlink:type="simple" xlink:href="#exslaves" text:style-name="Internet_20_link" text:visited-style-name="Visited_20_Internet_20_Link"><text:span text:style-name="T1">27. Вина за поступки предков</text:span></text:a></text:p>
      <text:p text:style-name="List_20_Heading"><text:a xlink:type="simple" xlink:href="#legacy" text:style-name="Internet_20_link" text:visited-style-name="Visited_20_Internet_20_Link"><text:span text:style-name="T1">28. Наследство</text:span></text:a></text:p>
      <text:p text:style-name="List_20_Heading"><text:a xlink:type="simple" xlink:href="#drugs" text:style-name="Internet_20_link" text:visited-style-name="Visited_20_Internet_20_Link"><text:span text:style-name="T1">29. Наркотики</text:span></text:a></text:p>
      <text:p text:style-name="P12"><text:a xlink:type="simple" xlink:href="#anti_drugs" text:style-name="Internet_20_link" text:visited-style-name="Visited_20_Internet_20_Link"><text:span text:style-name="T1">29.1. Антинаркотическая программа</text:span></text:a></text:p>
      <text:p text:style-name="List_20_Heading"><text:a xlink:type="simple" xlink:href="#games_of_chance" text:style-name="Internet_20_link" text:visited-style-name="Visited_20_Internet_20_Link"><text:span text:style-name="T1">30. Азартные игры</text:span></text:a></text:p>
      <text:p text:style-name="List_20_Heading"><text:a xlink:type="simple" xlink:href="#gun" text:style-name="Internet_20_link" text:visited-style-name="Visited_20_Internet_20_Link"><text:span text:style-name="T1">31. Оружие</text:span></text:a></text:p>
      <text:p text:style-name="List_20_Heading"><text:a xlink:type="simple" xlink:href="#eco" text:style-name="Internet_20_link" text:visited-style-name="Visited_20_Internet_20_Link"><text:span text:style-name="T1">32. Защита окружающей среды</text:span></text:a></text:p>
      <text:p text:style-name="List_20_Heading"><text:a xlink:type="simple" xlink:href="#nonsapiens" text:style-name="Internet_20_link" text:visited-style-name="Visited_20_Internet_20_Link"><text:span text:style-name="T1">33. Защита животных</text:span></text:a></text:p>
      <text:p text:style-name="P12"><text:a xlink:type="simple" xlink:href="#pets" text:style-name="Internet_20_link" text:visited-style-name="Visited_20_Internet_20_Link"><text:span text:style-name="T1">33.1. Животные как домашние питомцы</text:span></text:a></text:p>
      <text:p text:style-name="P12"><text:a xlink:type="simple" xlink:href="#animals" text:style-name="Internet_20_link" text:visited-style-name="Visited_20_Internet_20_Link"><text:span text:style-name="T1">33.2. Дикие и бродячие животные</text:span></text:a></text:p>
      <text:p text:style-name="P12"><text:a xlink:type="simple" xlink:href="#dogs" text:style-name="Internet_20_link" text:visited-style-name="Visited_20_Internet_20_Link"><text:span text:style-name="T1">33.3. Служебные животные</text:span></text:a></text:p>
      <text:p text:style-name="P12"><text:a xlink:type="simple" xlink:href="#meat" text:style-name="Internet_20_link" text:visited-style-name="Visited_20_Internet_20_Link"><text:span text:style-name="T1">33.4. Животные как источник пищи и материалов</text:span></text:a></text:p>
      <text:p text:style-name="P12"><text:a xlink:type="simple" xlink:href="#flayerism" text:style-name="Internet_20_link" text:visited-style-name="Visited_20_Internet_20_Link"><text:span text:style-name="T1">33.5. Жестокое обращение с животными</text:span></text:a></text:p>
      <text:p text:style-name="List_20_Heading"><text:a xlink:type="simple" xlink:href="#sport" text:style-name="Internet_20_link" text:visited-style-name="Visited_20_Internet_20_Link"><text:span text:style-name="T1">34. Спорт</text:span></text:a></text:p>
      <text:p text:style-name="List_20_Heading"><text:a xlink:type="simple" xlink:href="#pirates" text:style-name="Internet_20_link" text:visited-style-name="Visited_20_Internet_20_Link"><text:span text:style-name="T1">35. Цифровое пиратство</text:span></text:a></text:p>
      <text:p text:style-name="P12"><text:a xlink:type="simple" xlink:href="#patents" text:style-name="Internet_20_link" text:visited-style-name="Visited_20_Internet_20_Link"><text:span text:style-name="T1">35.1. Патенты</text:span></text:a></text:p>
      <text:p text:style-name="P12"><text:a xlink:type="simple" xlink:href="#media_pirates" text:style-name="Internet_20_link" text:visited-style-name="Visited_20_Internet_20_Link"><text:span text:style-name="T1">35.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1">35.3. Средства индивидуализации</text:span></text:a></text:p>
      <text:p text:style-name="P20"><text:a xlink:type="simple" xlink:href="#culture" text:style-name="Internet_20_link" text:visited-style-name="Visited_20_Internet_20_Link"><text:span text:style-name="T1">36. Культура</text:span></text:a></text:p>
      <text:h text:style-name="P5" text:outline-level="2"><text:bookmark text:name="childhood"/>1. Защита детства</text:h>
      <text:h text:style-name="P6" text:outline-level="3"><text:bookmark text:name="id5633"/><text:bookmark text:name="id5635"/><text:bookmark text:name="wedlock"/>1.1. Брак и семья</text:h>
      <text:p text:style-name="P25"><text:bookmark text:name="id5639"/><text:bookmark text:name="id5641"/>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P25">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2">
        <text:list-item>
          <text:p text:style-name="P62">предлагать типовой выверенный брачный договор;</text:p>
        </text:list-item>
        <text:list-item>
          <text:p text:style-name="P62">защищать детей от неадекватных родителей.</text:p>
        </text:list-item>
      </text:list>
      <text:p text:style-name="P25">В идеале законы должны быть таковы, чтобы не имело смысла заключать фиктивный брак, хотя не факт, что этот идеал достижим. <text:bookmark text:name="id5654"/></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5659"/><text:span text:style-name="T1">. </text:span></text:p>
      <text:p text:style-name="P25">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5">Плательщик алиментов имеет право на отчёт, подтверждающий, что деньги расходуются на нужды детей. </text:p>
      <text:p text:style-name="P25">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6" text:outline-level="3"><text:bookmark text:name="juvenile_justice"/>1.2. Ювенальная юстиция</text:h>
      <text:p text:style-name="Text_20_body"><text:bookmark text:name="id5666"/><text:bookmark text:name="id5668"/><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7,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3">
        <text:list-item>
          <text:p text:style-name="P136"><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36"><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6" text:outline-level="3"><text:bookmark text:name="abortion"/>1.3. Аборты</text:h>
      <text:p text:style-name="Text_20_body"><text:bookmark text:name="id5686"/><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5">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5">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3.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6" text:outline-level="3"><text:bookmark text:name="children_censorship"/>1.4. Защита детей от причиняющей вред здоровью информации</text:h>
      <text:p text:style-name="P25"><text:bookmark text:name="id5698"/><text:bookmark text:name="id5700"/>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1,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6" text:outline-level="3"><text:bookmark text:name="children_corporal_punishment"/>1.5. Телесные наказания детей</text:h>
      <text:p text:style-name="P25"><text:bookmark text:name="id5707"/><text:bookmark text:name="id5709"/>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5713"/><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5">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6" text:outline-level="3"><text:bookmark text:name="overprotective_parenting"/>1.6. Гиперопека</text:h>
      <text:p text:style-name="Text_20_body"><text:bookmark text:name="id5725"/><text:bookmark text:name="id5727"/><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5" text:outline-level="2"><text:bookmark text:name="foreign_relations"/>2. Международные отношения</text:h>
      <text:h text:style-name="P6" text:outline-level="3"><text:bookmark text:name="neutrality"/>2.1. Нейтралитет</text:h>
      <text:p text:style-name="P25"><text:bookmark text:name="id5736"/><text:bookmark text:name="id5738"/>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5">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5">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5">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5762"/></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5">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5">См. также: </text:p>
      <text:list text:style-name="L64">
        <text:list-item>
          <text:p text:style-name="P138"><text:a xlink:type="simple" xlink:href="#refugees" text:style-name="Internet_20_link" text:visited-style-name="Visited_20_Internet_20_Link"><text:span text:style-name="T1">Раздел 2.8, «Беженцы»</text:span></text:a><text:span text:style-name="T1">;</text:span></text:p>
        </text:list-item>
        <text:list-item>
          <text:p text:style-name="P137"><text:a xlink:type="simple" xlink:href="#help" text:style-name="Internet_20_link" text:visited-style-name="Visited_20_Internet_20_Link"><text:soft-page-break/><text:span text:style-name="T1">Раздел 2.5, «О помощи развивающимся странам»</text:span></text:a><text:span text:style-name="T1">;</text:span></text:p>
        </text:list-item>
        <text:list-item>
          <text:p text:style-name="P137"><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8" text:outline-level="4"><text:bookmark text:name="borders"/>2.1.1. Незыблемость границ</text:h>
      <text:p text:style-name="P25"><text:bookmark text:name="id5780"/>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8" text:outline-level="4"><text:bookmark text:name="legitimus"/>2.1.2. Легитимность</text:h>
      <text:p text:style-name="P25"><text:bookmark text:name="id5787"/>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8" text:outline-level="4"><text:bookmark text:name="sanction"/>2.1.3. Санкции</text:h>
      <text:p text:style-name="Text_20_body"><text:bookmark text:name="id5792"/><text:bookmark text:name="id5794"/><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8" text:outline-level="4"><text:bookmark text:name="guns_trade"/>2.1.4. Продажа оружия другим государствам</text:h>
      <text:p text:style-name="P25"><text:bookmark text:name="id5802"/><text:bookmark text:name="id5804"/><text:bookmark text:name="id5806"/>Сложнейшая проблема — как согласовать нейтралитет и продажу оружия. <text:bookmark text:name="id5809"/>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6" text:outline-level="3"><text:bookmark text:name="external_debt"/>2.2. Внешние государственные кредиты</text:h>
      <text:p text:style-name="P25"><text:bookmark text:name="id5815"/><text:bookmark text:name="id5817"/>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5">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2.6,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6" text:outline-level="3"><text:bookmark text:name="self-determination"/>2.3. Право на самоопределение</text:h>
      <text:p text:style-name="Text_20_body"><text:bookmark text:name="id5831"/><text:bookmark text:name="id5833"/><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2.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2.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6" text:outline-level="3"><text:bookmark text:name="war"/>2.4. Война</text:h>
      <text:p text:style-name="P25"><text:bookmark text:name="id5846"/><text:bookmark text:name="id5848"/>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5">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7729"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2.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6" text:outline-level="3"><text:bookmark text:name="help"/>2.5. О помощи развивающимся странам</text:h>
      <text:p text:style-name="Text_20_body"><text:bookmark text:name="id5865"/><text:span text:style-name="T1">Как и проблема с беженцами (см. </text:span><text:a xlink:type="simple" xlink:href="#refugees" text:style-name="Internet_20_link" text:visited-style-name="Visited_20_Internet_20_Link"><text:span text:style-name="T1">Раздел 2.8,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a xlink:type="simple" xlink:href="#id7861" text:style-name="Internet_20_link" text:visited-style-name="Visited_20_Internet_20_Link"><text:span text:style-name="T1">Hayek_Fatal_Conceit</text:span></text:a><text:span text:style-name="T1">]. </text:span></text:p>
      <text:p text:style-name="P22">Однако моральный конфликт вполне возможен, если материально развитые страны будут продолжать оказывать помощь (и даже стимулировать рост населения) регионам, таким как зона Сахеля в Центральной Африке, где в ближайшем будущем нынешнее население вряд ли сможет прокормиться без помощи извне. При любой попытке содержать более многочисленное население, чем позволяет текущее воспроизводство накопленного капитала, будет уменьшаться количество людей, в достаточной степени обеспеченных средствами к существованию. &lt;…&gt; развитые страны &lt;…&gt; создают ситуацию когда они уже обязаны помогать. Тем самым они берут на себя серьёзную ответственность, так как скорее всего, рано или поздно их обязательства станут непосильной ношей. Человек не всемогущ; вероятно, его пожелания сбудутся быстрее, если он осознает пределы своих возможностей, а не станет следовать естественному стремлению облегчить страдания других людей, для которых он, к сожалению, мало что может сделать </text:p>
      <text:p text:style-name="P25">То есть, пока где-то люди рожают детей больше чем могут прокормить, это не наша вина, а вот если мы взяли на содержание этих людей, а потом перестали слать помощь (возможности помогать не безграничны, а неограниченный рост населения невероятно быстр), то получается, что мы будем виновны в их страданияъ и гибели. </text:p>
      <text:p text:style-name="Text_20_body"><text:span text:style-name="T1">Во-первых, я читал, что эта «помощь» часто оказывается очень странными способами [</text:span><text:a xlink:type="simple" xlink:href="#id7806" text:style-name="Internet_20_link" text:visited-style-name="Visited_20_Internet_20_Link"><text:span text:style-name="T1">Boaz</text:span></text:a><text:span text:style-name="T1">]: </text:span></text:p>
      <text:p text:style-name="P22">Часть избыточного продовольствия отправлялась в бедные страны, такие как Индия, — прекрасный жест, если не считать, что это привело к снижению цен на этих рынках и лишило местных фермеров стимула заниматься производством, тем самым способствую консервации бедности в этих странах и создавая потребность в дополнительных излишках, которые продолжают производить и продавать правительству США американские фермеры </text:p>
      <text:p text:style-name="P25">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5">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5">См. также: </text:p>
      <text:list text:style-name="L65">
        <text:list-item>
          <text:p text:style-name="P140"><text:a xlink:type="simple" xlink:href="#neutrality" text:style-name="Internet_20_link" text:visited-style-name="Visited_20_Internet_20_Link"><text:span text:style-name="T1">Раздел 2.1, «Нейтралитет»</text:span></text:a><text:span text:style-name="T1">;</text:span></text:p>
        </text:list-item>
        <text:list-item>
          <text:p text:style-name="P139"><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3"><text:bookmark text:name="offshore_territory"/>2.6. Офшоры</text:h>
      <text:p text:style-name="Text_20_body"><text:bookmark text:name="id5888"/><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6" text:outline-level="3"><text:bookmark text:name="extradition"/>2.7. Экстрадиция</text:h>
      <text:p text:style-name="Text_20_body"><text:bookmark text:name="id5896"/><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6" text:outline-level="3"><text:bookmark text:name="refugees"/>2.8. Беженцы</text:h>
      <text:p text:style-name="Text_20_body"><text:bookmark text:name="id5903"/><text:bookmark text:name="id5905"/><text:bookmark text:name="id5907"/><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5">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66">
        <text:list-item>
          <text:p text:style-name="P141"><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41"><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41"><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5">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2.1, «Нейтралитет»</text:span></text:a><text:span text:style-name="T1">) открыта для всех, кто едет работать или учиться. </text:span></text:p>
      <text:h text:style-name="P5" text:outline-level="2"><text:bookmark text:name="near_sex"/>3. Сексуальные вопросы</text:h>
      <text:h text:style-name="P6" text:outline-level="3"><text:bookmark text:name="id5934"/><text:bookmark text:name="id5936"/><text:bookmark text:name="gender"/>3.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5">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6" text:outline-level="3"><text:bookmark text:name="homosexual"/>3.2. Сексуальная ориентация</text:h>
      <text:p text:style-name="Text_20_body"><text:bookmark text:name="id5946"/><text:span text:style-name="T1">Это вопрос к науке</text:span><text:bookmark text:name="id5949"/><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6" text:outline-level="3"><text:bookmark text:name="sex"/>3.3. Секс</text:h>
      <text:p text:style-name="P25">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5">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6" text:outline-level="3"><text:bookmark text:name="consent_age"/>3.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5966"/><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5">Отдельный вопрос<text:bookmark text:name="id5971"/>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5">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6" text:outline-level="3"><text:bookmark text:name="prostitution"/>3.5. Проституция</text:h>
      <text:p text:style-name="P25">Торговля легальна, секс легален, так почему торговля сексом нелегальна?</text:p>
      <text:p text:style-name="Text_20_body">—<text:span text:style-name="T1">Джордж Карлин</text:span></text:p>
      <text:p text:style-name="P25">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6" text:outline-level="3"><text:bookmark text:name="porn"/>3.6. Порнография</text:h>
      <text:p text:style-name="P25">Порнография также не несёт опасности. Запрещено может быть только вовлечение несовершеннолетних и, возможно, публичный показ / реклама. </text:p>
      <text:h text:style-name="P6" text:outline-level="3"><text:bookmark text:name="rape"/>3.7. Сексуальное насилие</text:h>
      <text:p text:style-name="Text_20_body"><text:bookmark text:name="id5991"/><text:bookmark text:name="id5993"/><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5">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6000"/>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constitution"/>4. Конституция</text:h>
      <text:p text:style-name="Text_20_body"><text:bookmark text:name="id6008"/><text:bookmark text:name="id6010"/><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67">
        <text:list-item>
          <text:p text:style-name="P63">Преамбула — кто и на какой территории, с каким названием, на какой срок. </text:p>
        </text:list-item>
        <text:list-item>
          <text:p text:style-name="P142"><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3">Предмет договора (согласие соблюдать законы и создание государства). </text:p>
        </text:list-item>
        <text:list-item>
          <text:p text:style-name="P142"><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42"><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2"><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42"><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3">Механизм изменения. </text:p>
        </text:list-item>
      </text:list>
      <text:h text:style-name="P5" text:outline-level="2"><text:bookmark text:name="memento_mori"/>5. Memento mori</text:h>
      <text:p text:style-name="Text_20_body"><text:bookmark text:name="id6048"/><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68">
        <text:list-item>
          <text:p text:style-name="P64">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4">Как поступать с ним, если он будет неизлечимо болен и не сможет высказать мнение о своей дальнейшей судьбе?</text:p>
        </text:list-item>
        <text:list-item>
          <text:p text:style-name="P64">Кому он доверяет / не доверяет воспитание своих несовершеннолетних детей (даже если их пока нет)?</text:p>
        </text:list-item>
        <text:list-item>
          <text:p text:style-name="P64">Согласен ли он на использование своих органов после смерти для спасения других индивидов?</text:p>
        </text:list-item>
        <text:list-item>
          <text:p text:style-name="P64">Разрешает ли он использовать своё тело после смерти для научных исследований?</text:p>
        </text:list-item>
        <text:list-item>
          <text:p text:style-name="P143"><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8, «Наследство»</text:span></text:a><text:span text:style-name="T1">)?</text:span></text:p>
        </text:list-item>
        <text:list-item>
          <text:p text:style-name="P64">Каким образом должно быть уничтожено/захоронено его тело после смерти)?</text:p>
        </text:list-item>
        <text:list-item>
          <text:p text:style-name="P64">Кто может принимать решения за него, если данных ответов будет недостаточно?</text:p>
        </text:list-item>
      </text:list>
      <text:p text:style-name="P25">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5" text:outline-level="2"><text:bookmark text:name="private_investigation"/>6. Частный сыск</text:h>
      <text:p text:style-name="Text_20_body"><text:bookmark text:name="id6073"/><text:bookmark text:name="id6075"/><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5" text:outline-level="2"><text:bookmark text:name="private_prisons"/>7. Частные тюрьмы</text:h>
      <text:p text:style-name="Text_20_body"><text:bookmark text:name="id6082"/><text:bookmark text:name="id6084"/><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7,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5" text:outline-level="2"><text:bookmark text:name="moral_damage"/>8. Моральный ущерб</text:h>
      <text:p text:style-name="P25">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5">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5">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6098"/><text:span text:style-name="T1"> в деньги. </text:span></text:p>
      <text:p text:style-name="P25">Также вопрос<text:bookmark text:name="id6101"/>,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5">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terror"/>9.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5" text:outline-level="2"><text:bookmark text:name="extremism"/>10.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5" text:outline-level="2"><text:bookmark text:name="safety_theater"/>11.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5" text:outline-level="2"><text:bookmark text:name="migrants"/>12. Мигранты</text:h>
      <text:p text:style-name="P25"><text:bookmark text:name="id6134"/><text:bookmark text:name="id6136"/>Миграция будет приносить пользу обществу и не создавать конфликтов, если: </text:p>
      <text:list text:style-name="L69">
        <text:list-item>
          <text:p text:style-name="P144"><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44"><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44"><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5">мигранты владеют государственным языком хотя бы на минимальном уровне;</text:p>
        </text:list-item>
        <text:list-item>
          <text:p text:style-name="P65">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6157"/></text:p>
      <text:h text:style-name="P5" text:outline-level="2"><text:bookmark text:name="religion"/>13. Религия</text:h>
      <text:p text:style-name="Text_20_body"><text:bookmark text:name="id6161"/><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5">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6" text:outline-level="3"><text:bookmark text:name="secular_state"/>13.1. Что есть светское государство</text:h>
      <text:p text:style-name="P25"><text:bookmark text:name="id6175"/><text:bookmark text:name="id6177"/>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7734" text:style-name="Internet_20_link" text:visited-style-name="Visited_20_Internet_20_Link"><text:span text:style-name="T1">Humboldt</text:span></text:a><text:span text:style-name="T1">]</text:span></text:p>
      <text:p text:style-name="P25">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5">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0">
        <text:list-item>
          <text:p text:style-name="P66">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6">В своей деятельности опирается на научный метод, научное мировоззрение, в том числе строит на нём обязательное образование. </text:p>
        </text:list-item>
        <text:list-item>
          <text:p text:style-name="P66">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1">
        <text:list-item>
          <text:p text:style-name="P67">Не выводит никакие законодательные нормы из религиозных норм, не ссылается на сверхъестественные сущности.</text:p>
        </text:list-item>
        <text:list-item>
          <text:p text:style-name="P67">Не назначает какую-либо религию обязательной или приоритетной в чём-либо.</text:p>
        </text:list-item>
        <text:list-item>
          <text:p text:style-name="P67">Не выделяет религиозные организации в отдельную категорию — достаточно общественных объединений/фондов и т. п.</text:p>
        </text:list-item>
        <text:list-item>
          <text:p text:style-name="P67">Не создаёт каких-либо особых условий/льгот для религиозных организаций или их членов/сторонников.</text:p>
        </text:list-item>
        <text:list-item>
          <text:p text:style-name="P67">Не наказывает за исповедание каких-либо религий, за нарушение религиозных норм и представлений.</text:p>
        </text:list-item>
        <text:list-item>
          <text:p text:style-name="P145"><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7">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7">Не финансирует религиозные организации и не собирает платежи в их пользу.</text:p>
        </text:list-item>
        <text:list-item>
          <text:p text:style-name="P67">Не возлагает на религиозные организации какие-либо государственные функции.</text:p>
        </text:list-item>
        <text:list-item>
          <text:p text:style-name="P67">Не отмечает и не назначает государственными выходными религиозные праздники.</text:p>
        </text:list-item>
      </text:list>
      <text:p text:style-name="P25">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2">
        <text:list-item>
          <text:p text:style-name="P68">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8">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46"><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1.2, «Защита от пропаганды»</text:span></text:a><text:span text:style-name="T1">).</text:span></text:p>
        </text:list-item>
        <text:list-item>
          <text:p text:style-name="P68">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5">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6" text:outline-level="3"><text:bookmark text:name="sect"/>13.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5" text:outline-level="2"><text:bookmark text:name="pseudoscientific_services"/>14.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5">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5" text:outline-level="2"><text:bookmark text:name="slaves_of_machine"/>15.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5" text:outline-level="2"><text:bookmark text:name="state_day_of_rest"/>16.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3.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oft-page-break/><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7, «Общественные церемонии»</text:span></text:a><text:span text:style-name="T1">). </text:span></text:p>
      <text:h text:style-name="P5" text:outline-level="2"><text:bookmark text:name="ceremony"/>17.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6,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5">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5" text:outline-level="2"><text:bookmark text:name="state_rewards"/>18. Государственные награды</text:h>
      <text:p text:style-name="P25">Солдат долго и упорно сражается за кусок цветной ленты.</text:p>
      <text:p text:style-name="Text_20_body">—<text:span text:style-name="T1">Наполеон Бонапарт</text:span></text:p>
      <text:p text:style-name="P25">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7796"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5">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5" text:outline-level="2"><text:bookmark text:name="media"/>19.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73">
        <text:list-item>
          <text:p text:style-name="P69">быть объективным; </text:p>
        </text:list-item>
        <text:list-item>
          <text:p text:style-name="P69">явно озвучивать источник информации и оценку его надёжности; </text:p>
        </text:list-item>
        <text:list-item>
          <text:p text:style-name="P69">не формировать лоскутное мировоззрение (пояснять контекст); </text:p>
        </text:list-item>
        <text:list-item>
          <text:p text:style-name="P69">не концентрироваться на негативе (статистика происшествий нужна, но в виде цифр, а не подробностей каждого инцидента); </text:p>
        </text:list-item>
        <text:list-item>
          <text:p text:style-name="P69">доносить информацию, а не развлекать; </text:p>
        </text:list-item>
        <text:list-item>
          <text:p text:style-name="P69">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5" text:outline-level="2"><text:bookmark text:name="advertising"/>20. Реклама</text:h>
      <text:p text:style-name="Text_20_body"><text:bookmark text:name="id6333"/><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6338"/><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5">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5" text:outline-level="2"><text:bookmark text:name="censorship"/>21. Цензура</text:h>
      <text:p text:style-name="Text_20_body"><text:bookmark text:name="id6344"/><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5">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0,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6" text:outline-level="3"><text:bookmark text:name="network_anonymity"/>21.1. Анонимность в сети</text:h>
      <text:p text:style-name="Text_20_body"><text:bookmark text:name="id6361"/><text:bookmark text:name="id6363"/><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5">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6" text:outline-level="3"><text:bookmark text:name="propaganda"/>21.2. Защита от пропаганды</text:h>
      <text:p text:style-name="Text_20_body"><text:bookmark text:name="id6372"/><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1,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5">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6380"/></text:p>
      <text:h text:style-name="P5" text:outline-level="2"><text:bookmark text:name="vaccination"/>22.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5">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5" text:outline-level="2"><text:bookmark text:name="mendicancy"/>23. Попрошайничество</text:h>
      <text:p text:style-name="Text_20_body"><text:bookmark text:name="id6390"/><text:bookmark text:name="id6392"/><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5" text:outline-level="2"><text:bookmark text:name="nudism"/>24. Дресс-код и нудизм</text:h>
      <text:p text:style-name="Text_20_body"><text:bookmark text:name="id6405"/><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5" text:outline-level="2"><text:bookmark text:name="discrimination"/>25. Дискриминация</text:h>
      <text:p text:style-name="Text_20_body"><text:bookmark text:name="id6413"/><text:bookmark text:name="id6415"/><text:span text:style-name="T1">Я не готов дать исчерпывающее определение понятию «дискриминация»</text:span><text:bookmark text:name="id6419"/><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6" text:outline-level="3"><text:bookmark text:name="official_discrimination"/>25.1. Официальная дискриминация</text:h>
      <text:p text:style-name="Text_20_body"><text:bookmark text:name="id6426"/><text:bookmark text:name="id6428"/><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5">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6" text:outline-level="3"><text:bookmark text:name="private_discrimination"/>25.2. Частная дискриминация — предрассудки</text:h>
      <text:p text:style-name="Text_20_body"><text:bookmark text:name="id6435"/><text:bookmark text:name="id6437"/><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8086" text:style-name="Internet_20_link" text:visited-style-name="Visited_20_Internet_20_Link"><text:span text:style-name="T1">MovchanDiversity</text:span></text:a><text:span text:style-name="T1">]: </text:span></text:p>
      <text:p text:style-name="P22">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5">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5">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6448"/>, ибо руководитель государственной организации также отвечает за результат и должен иметь возможность выбирать кадры. </text:p>
      <text:h text:style-name="P6" text:outline-level="3"><text:bookmark text:name="positive_discrimination"/>25.3. Позитивная дискриминация</text:h>
      <text:p text:style-name="Text_20_body"><text:bookmark text:name="id6452"/><text:bookmark text:name="id6454"/><text:bookmark text:name="id6456"/><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7,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5">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6" text:outline-level="3"><text:bookmark text:name="fantom_discrimination"/>25.4. Фантомная дискриминация</text:h>
      <text:p text:style-name="P25"><text:bookmark text:name="id6466"/><text:bookmark text:name="id6468"/><text:bookmark text:name="id6470"/>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5">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5">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22">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5">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7896" text:style-name="Internet_20_link" text:visited-style-name="Visited_20_Internet_20_Link"><text:span text:style-name="T1">Wheelan</text:span></text:a><text:span text:style-name="T1">]: </text:span></text:p>
      <text:p text:style-name="P22">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5">Как видим, при тщательном анализе оказывается, что в развитых странах дискриминации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8065"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8051" text:style-name="Internet_20_link" text:visited-style-name="Visited_20_Internet_20_Link"><text:span text:style-name="T1">Hiscox</text:span></text:a><text:span text:style-name="T1">], в котором оказалось, что дискриминируют мужчин. </text:span></text:p>
      <text:p text:style-name="P25">Поэтому перед тем как принимать какие-то меры, нужно надёжно установить факт существования проблемы. </text:p>
      <text:h text:style-name="P5" text:outline-level="2"><text:bookmark text:name="tolerance"/>26. Толерантность</text:h>
      <text:p text:style-name="P25"><text:bookmark text:name="id6494"/>Хотя толерантность, как уважение к отличающимся, как осознание того, что мы все разные и это не только не проблема, а ценность, есть хорошо и мудро, но при обсуждении законодательства нет необходимости в понятии толерантности, так как у меня уже постулирована свобода, а значит каждый волен быть собой без всяких помех кроме определённых конституцией. А то как люди думают друг о друге не может быть предметом государственого регулирования. </text:p>
      <text:h text:style-name="P5" text:outline-level="2"><text:bookmark text:name="exslaves"/>27. Вина за поступки предков</text:h>
      <text:p text:style-name="Text_20_body"><text:bookmark text:name="id6499"/><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5" text:outline-level="2"><text:bookmark text:name="legacy"/>28. Наследство</text:h>
      <text:p text:style-name="P25"><text:bookmark text:name="id6507"/><text:bookmark text:name="id6509"/><text:bookmark text:name="id6511"/>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74">
        <text:list-item>
          <text:p text:style-name="P147"><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47"><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47"><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5,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47"><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5,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7734" text:style-name="Internet_20_link" text:visited-style-name="Visited_20_Internet_20_Link"><text:span text:style-name="T1">Humboldt</text:span></text:a><text:span text:style-name="T1">]. </text:span></text:p>
      <text:h text:style-name="P5" text:outline-level="2"><text:bookmark text:name="drugs"/>29. Наркотики</text:h>
      <text:p text:style-name="P25"><text:bookmark text:name="id6543"/><text:bookmark text:name="id6545"/><text:bookmark text:name="id6547"/>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75">
        <text:list-item>
          <text:p text:style-name="P70">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0">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48"><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0">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0">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0">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0">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48"><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8030"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0">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5">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5">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5">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5">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5">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7941"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5">Многие аддиктивы применяются в медицине и тоже не создают серьёзных проблем с зависимостью. </text:p>
      <text:h text:style-name="P6" text:outline-level="3"><text:bookmark text:name="anti_drugs"/>29.1. Антинаркотическая программа</text:h>
      <text:p text:style-name="P25"><text:bookmark text:name="id6603"/><text:bookmark text:name="id6605"/>Для ясности кратко изложу свою антинаркотическую (в том числе антиалкогольную) программу: </text:p>
      <text:list text:style-name="L76">
        <text:list-item>
          <text:p text:style-name="P149"><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49"><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49"><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49"><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49"><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49"><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49"><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49"><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5">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5">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4,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5">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6648"/>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5" text:outline-level="2"><text:bookmark text:name="games_of_chance"/>30. Азартные игры</text:h>
      <text:p text:style-name="Text_20_body"><text:bookmark text:name="id6652"/><text:bookmark text:name="id6654"/><text:bookmark text:name="id6656"/><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29,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5" text:outline-level="2"><text:bookmark text:name="gun"/>31. Оружие</text:h>
      <text:p text:style-name="P25"><text:bookmark text:name="id6663"/><text:bookmark text:name="id6665"/>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6674"/><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6679"/><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5">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7724" text:style-name="Internet_20_link" text:visited-style-name="Visited_20_Internet_20_Link"><text:span text:style-name="T1">Cesare</text:span></text:a><text:span text:style-name="T1">]: </text:span></text:p>
      <text:p text:style-name="P22">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eco"/>32. Защита окружающей среды</text:h>
      <text:p text:style-name="Text_20_body"><text:bookmark text:name="id6699"/><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5">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5">См. также: </text:p>
      <text:list text:style-name="L77">
        <text:list-item>
          <text:p text:style-name="P151"><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0"><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5" text:outline-level="2"><text:bookmark text:name="nonsapiens"/>33. Защита животных</text:h>
      <text:p text:style-name="Text_20_body"><text:bookmark text:name="id6720"/><text:bookmark text:name="id6722"/><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3, «Защита животных»</text:span></text:a><text:span text:style-name="T1">). </text:span></text:p>
      <text:h text:style-name="P6" text:outline-level="3"><text:bookmark text:name="pets"/>33.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1,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5">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6" text:outline-level="3"><text:bookmark text:name="animals"/>33.2. Дикие и бродячие животные</text:h>
      <text:p text:style-name="P25">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5">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6" text:outline-level="3"><text:bookmark text:name="dogs"/>33.3. Служебные животные</text:h>
      <text:p text:style-name="P25">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5">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6" text:outline-level="3"><text:bookmark text:name="meat"/>33.4. Животные как источник пищи и материалов</text:h>
      <text:p text:style-name="P25">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6" text:outline-level="3"><text:bookmark text:name="flayerism"/>33.5.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3.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text:span></text:p>
      <text:h text:style-name="P5" text:outline-level="2"><text:bookmark text:name="sport"/>34. Спорт</text:h>
      <text:p text:style-name="P25">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78">
        <text:list-item>
          <text:p text:style-name="P152"><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52"><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52"><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52"><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52"><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5">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oft-page-break/><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5">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5">Есть только два вида спортивных соревнований, которые могут быть поддержаны государством: </text:p>
      <text:list text:style-name="L79">
        <text:list-item>
          <text:p text:style-name="P153"><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53"><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5">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5" text:outline-level="2"><text:bookmark text:name="pirates"/>35. Цифровое пиратство</text:h>
      <text:p text:style-name="Text_20_body"><text:bookmark text:name="id6811"/><text:bookmark text:name="id6813"/><text:bookmark text:name="id6815"/><text:bookmark text:name="id6817"/><text:bookmark text:name="id6819"/><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0">
        <text:list-item>
          <text:p text:style-name="P154"><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2,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54"><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2, «Исполнимость законов»</text:span></text:a><text:span text:style-name="T1">). </text:span></text:p>
        </text:list-item>
        <text:list-item>
          <text:p text:style-name="P71">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1">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1">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1">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54"><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54"><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1">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1">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1">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1">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1">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5">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5">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1">
        <text:list-item>
          <text:p text:style-name="P155"><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55"><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55"><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55"><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5">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5">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7801"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8044"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5.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5.2, «Распространение развлекательного контента. Компромиссный вариант»</text:span></text:a><text:span text:style-name="T1">). </text:span></text:p>
      <text:h text:style-name="P6" text:outline-level="3"><text:bookmark text:name="patents"/>35.1. Патенты</text:h>
      <text:p text:style-name="P25"><text:bookmark text:name="id6901"/><text:bookmark text:name="id6903"/><text:bookmark text:name="id6905"/>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7851" text:style-name="Internet_20_link" text:visited-style-name="Visited_20_Internet_20_Link"><text:span text:style-name="T1">Hayek</text:span></text:a><text:span text:style-name="T1">]</text:span></text:p>
      <text:p text:style-name="P25">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7856" text:style-name="Internet_20_link" text:visited-style-name="Visited_20_Internet_20_Link"><text:span text:style-name="T1">Hayek_freedom</text:span></text:a><text:span text:style-name="T1">]</text:span></text:p>
      <text:p text:style-name="P25">Точно также и с патентами — неоднократные повторные исследования этого вопроса не подтведили, что получения патентов на изобретения и впрямь увеличивает приток новых технических знаний, а не приводит к неэффективной концентрации исследований на проблемах, которые, скорее всего, решаться в ближайшем будущем. В соответствии с законодательством тот, кто находит решение на секунду раньше другого, получает исключительное право на использование изобретения на длительный период времени. </text:p>
      <text:p text:style-name="Text_20_body">—<text:span text:style-name="T1">Фридрих Хайек. Пагубная самонадеянность [</text:span><text:a xlink:type="simple" xlink:href="#id7861" text:style-name="Internet_20_link" text:visited-style-name="Visited_20_Internet_20_Link"><text:span text:style-name="T1">Hayek_Fatal_Conceit</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5">С другой стороны, появляются проблемы, схожие с проблемами криминализации копирования, т. к. это та же плата за копирование информации. </text:p>
      <text:p text:style-name="P25">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5">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5">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5">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5">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5">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6934"/>.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5">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6937"/>. </text:p>
      <text:h text:style-name="P6" text:outline-level="3"><text:bookmark text:name="media_pirates"/>35.2. Распространение развлекательного контента. Компромиссный вариант</text:h>
      <text:p text:style-name="Text_20_body"><text:bookmark text:name="id6941"/><text:bookmark text:name="id6943"/><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5,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2">
        <text:list-item>
          <text:p text:style-name="P72">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56"><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2">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5">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5">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5">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5">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5">Такая система в том числе позволяет авторам распространять свой контент без посредников. </text:p>
      <text:h text:style-name="P6" text:outline-level="3"><text:bookmark text:name="names"/>35.3. Средства индивидуализации</text:h>
      <text:p text:style-name="Text_20_body"><text:bookmark text:name="id6969"/><text:bookmark text:name="id6971"/><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5" text:outline-level="2"><text:bookmark text:name="culture"/>36.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5">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5">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5">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3"><text:bookmark text:name="ideology_opponent"/>Глава 9. К идеологическим противникам</text:p>
      <text:p text:style-name="P26">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1">1.1. ИИкратия</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text:span></text:a></text:p>
      <text:p text:style-name="P12"><text:a xlink:type="simple" xlink:href="#corporation_government" text:style-name="Internet_20_link" text:visited-style-name="Visited_20_Internet_20_Link"><text:span text:style-name="T1">11.1. Государство-корпорация</text:span></text:a></text:p>
      <text:p text:style-name="P12"><text:a xlink:type="simple" xlink:href="#private_court" text:style-name="Internet_20_link" text:visited-style-name="Visited_20_Internet_20_Link"><text:span text:style-name="T1">11.2. Частный суд</text:span></text:a></text:p>
      <text:p text:style-name="P20"><text:a xlink:type="simple" xlink:href="#meritocracy" text:style-name="Internet_20_link" text:visited-style-name="Visited_20_Internet_20_Link"><text:span text:style-name="T1">12. Меритократия</text:span></text:a></text:p>
      <text:p text:style-name="P25">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worship_to_tools"/>1. Инструментопоклонничество</text:h>
      <text:p text:style-name="P25">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5">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83">
        <text:list-item>
          <text:p text:style-name="P73">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3">Материальное благосостояние (в нищете они живут или в достатке). </text:p>
        </text:list-item>
        <text:list-item>
          <text:p text:style-name="P73">Наличие/Отсутствие реальной власти индивидов в обществе. </text:p>
        </text:list-item>
      </text:list>
      <text:p text:style-name="P25">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6" text:outline-level="3"><text:bookmark text:name="ai"/>1.1. ИИкратия</text:h>
      <text:p text:style-name="P25">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5">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7836"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5"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5" text:outline-level="2"><text:bookmark text:name="radical_environmentalism"/>3. Радикальный энвайронментализм</text:h>
      <text:p text:style-name="P25">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5">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5">См. также: </text:p>
      <text:list text:style-name="L84">
        <text:list-item>
          <text:p text:style-name="P158"><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7"><text:a xlink:type="simple" xlink:href="#eco" text:style-name="Internet_20_link" text:visited-style-name="Visited_20_Internet_20_Link"><text:span text:style-name="T1">Раздел 32, «Защита окружающей среды»</text:span></text:a><text:span text:style-name="T1">.</text:span></text:p>
        </text:list-item>
      </text:list>
      <text:h text:style-name="P5" text:outline-level="2"><text:bookmark text:name="progress_apologia"/>4. Обскурантизм</text:h>
      <text:p text:style-name="P25">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5">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5">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5">Некоторых болезней стало больше, я бы разделил их на четыре группы: </text:p>
      <text:list text:style-name="L85">
        <text:list-item>
          <text:p text:style-name="P159"><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59"><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59"><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59"><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59"><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5">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5">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5">Прогресс сделал производство еды столь эффективным, что развитые страны успели забыть, что такое голод, и страдают от избытка пищи. </text:p>
      <text:p text:style-name="P25">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5">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5">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5">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5" text:outline-level="2"><text:bookmark text:name="special_way"/>5. Особый путь</text:h>
      <text:p text:style-name="Text_20_body"><text:bookmark text:name="id7089"/><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5">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5">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5" text:outline-level="2"><text:bookmark text:name="globalization"/>6. Антиглобализм</text:h>
      <text:p text:style-name="Text_20_body"><text:bookmark text:name="id7101"/><text:bookmark text:name="id7103"/><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1.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5">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5">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2.5, «О помощи развивающимся странам»</text:span></text:a><text:span text:style-name="T1">). </text:span></text:p>
      <text:p text:style-name="P25">См. также: </text:p>
      <text:list text:style-name="L86">
        <text:list-item>
          <text:p text:style-name="P161"><text:a xlink:type="simple" xlink:href="#neutrality" text:style-name="Internet_20_link" text:visited-style-name="Visited_20_Internet_20_Link"><text:span text:style-name="T1">Раздел 2.1, «Нейтралитет»</text:span></text:a><text:span text:style-name="T1">;</text:span></text:p>
        </text:list-item>
        <text:list-item>
          <text:p text:style-name="P160"><text:a xlink:type="simple" xlink:href="#help" text:style-name="Internet_20_link" text:visited-style-name="Visited_20_Internet_20_Link"><text:span text:style-name="T1">Раздел 2.5, «О помощи развивающимся странам»</text:span></text:a><text:span text:style-name="T1">.</text:span></text:p>
        </text:list-item>
      </text:list>
      <text:h text:style-name="P5" text:outline-level="2"><text:bookmark text:name="one_state_for_all"/>7. Единое государство</text:h>
      <text:p text:style-name="Text_20_body"><text:bookmark text:name="id7130"/><text:bookmark text:name="id7132"/><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text:span><text:a xlink:type="simple" xlink:href="#id7816" text:style-name="Internet_20_link" text:visited-style-name="Visited_20_Internet_20_Link"><text:span text:style-name="T1">guns_and_gems</text:span></text:a><text:span text:style-name="T1">].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22">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Более основательно эта теория была описана в книге Одеда Галора [</text:span><text:a xlink:type="simple" xlink:href="#id7826" text:style-name="Internet_20_link" text:visited-style-name="Visited_20_Internet_20_Link"><text:span text:style-name="T1">journey_of_humanity</text:span></text:a><text:span text:style-name="T1">] 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5" text:outline-level="2"><text:bookmark text:name="pacifism"/>8. Пацифизм</text:h>
      <text:p text:style-name="Text_20_body"><text:bookmark text:name="id7144"/><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Трагичная история народа мориори должна послужить уроком для всех пацифистов.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5">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5">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5" text:outline-level="2"><text:bookmark text:name="communism"/>9. Коммунизм</text:h>
      <text:p text:style-name="P25"><text:bookmark text:name="id7155"/><text:bookmark text:name="id7157"/>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87">
        <text:list-item>
          <text:p text:style-name="P162"><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62"><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62"><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62"><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62"><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62"><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62"><text:span text:style-name="Strong_20_Emphasis"><text:span text:style-name="T1">Мир, отсутствие войн.</text:span></text:span><text:span text:style-name="T1"> Нет дефицита и государств, значит, нет и войн. </text:span></text:p>
        </text:list-item>
      </text:list>
      <text:p text:style-name="P25"><text:soft-page-break/>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5">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7781" text:style-name="Internet_20_link" text:visited-style-name="Visited_20_Internet_20_Link"><text:span text:style-name="T1">Olson</text:span></text:a><text:span text:style-name="T1">]. Для решения таких задач и нужно государство. </text:span></text:p>
      <text:p text:style-name="P25">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8079" text:style-name="Internet_20_link" text:visited-style-name="Visited_20_Internet_20_Link"><text:span text:style-name="T1">ShrubVenus</text:span></text:a><text:span text:style-name="T1">]. </text:span></text:p>
      <text:h text:style-name="P5" text:outline-level="2"><text:bookmark text:name="planned_economy"/>10. О плановой экономике</text:h>
      <text:p text:style-name="P25"><text:bookmark text:name="id7204"/>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5">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5">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7831"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5">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Text_20_body"><text:span text:style-name="T1">Другая проблема централизованного планирования была подмечена Мизесом [</text:span><text:a xlink:type="simple" xlink:href="#id7841" text:style-name="Internet_20_link" text:visited-style-name="Visited_20_Internet_20_Link"><text:span text:style-name="T1">Mises_liberalismus</text:span></text:a><text:span text:style-name="T1">]. Он утверждает, что в отсутствии рыночных цен невозможно понять какой из множества возможных сценариев лучше, теоретически можно пересчитать все затраты в джоулях, хотя даже это сомнительно, но помимо энергозатрат в рыночной цене также заложена информация о спросе, которую также практически невозможно получить другими способами. </text:span></text:p>
      <text:p text:style-name="P25">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7786"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22">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5">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5">Неравенство сохраняется и при плановой экономике — госслужащие становятся неким подобием аристократии, но думаю можно сказать, что плановая экономика позволяет уменьшить масштабы неравенства, но из-за низкой эффективности делает всех бедными, рыночная хоть и порождает большее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5">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5">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7901" text:style-name="Internet_20_link" text:visited-style-name="Visited_20_Internet_20_Link"><text:span text:style-name="T1">Erhard</text:span></text:a><text:span text:style-name="T1">]. </text:span></text:p>
      <text:p text:style-name="P25">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6"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7851"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7851" text:style-name="Internet_20_link" text:visited-style-name="Visited_20_Internet_20_Link"><text:span text:style-name="T1">Hayek</text:span></text:a><text:span text:style-name="T1">], а здесь лишь тезисы увиденные мной в его книге: </text:span></text:p>
      <text:list text:style-name="L88">
        <text:list-item>
          <text:p text:style-name="P74">Сосредоточение всей активности в руках государства подавляет личную, такая система неизбежно воспитывает рабов.</text:p>
        </text:list-item>
        <text:list-item>
          <text:p text:style-name="P74">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4">А власть над экономикой даёт полную власть над жизнью людей, что и называется тоталитаризмом.</text:p>
        </text:list-item>
        <text:list-item>
          <text:p text:style-name="P74">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4">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4">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4">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4">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5">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5" text:outline-level="2"><text:bookmark text:name="anarchy"/>11. Анархизм</text:h>
      <text:p text:style-name="P25"><text:bookmark text:name="id7260"/><text:bookmark text:name="id7262"/>Необоснованность идей анархизма хорошо разобрана другими авторами, поэтому я лишь сошлюсь на них: </text:p>
      <text:list text:style-name="L89">
        <text:list-item>
          <text:p text:style-name="P163"><text:span text:style-name="T1">Роберт Нозик убедительно показывает [</text:span><text:a xlink:type="simple" xlink:href="#id7766"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63"><text:span text:style-name="T1">Мансур Олсон [</text:span><text:a xlink:type="simple" xlink:href="#id7781"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63"><text:span text:style-name="T1">В другой работе М. Олсон анализирует [</text:span><text:a xlink:type="simple" xlink:href="#id7786"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5">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6" text:outline-level="3"><text:bookmark text:name="corporation_government"/>11.1. Государство-корпорация</text:h>
      <text:p text:style-name="Text_20_body"><text:bookmark text:name="id7284"/><text:bookmark text:name="id7286"/><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5">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5">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5">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5">Дополнительно для защиты от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5">Всё это — логичные результаты развития государств-корпораций, нет оснований ожидать, что конкуренция государств приведёт к другой схеме. </text:p>
      <text:h text:style-name="P6" text:outline-level="3"><text:bookmark text:name="private_court"/>11.2. Частный суд</text:h>
      <text:p text:style-name="Text_20_body"><text:bookmark text:name="id7301"/><text:bookmark text:name="id7303"/><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5">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5">Конечно, сейчас существует третейский суд, но как раз для решения этих проблем сфера его деятельности чётко ограничена законодательством. </text:p>
      <text:h text:style-name="P5" text:outline-level="2"><text:bookmark text:name="meritocracy"/>12. Меритократия</text:h>
      <text:p text:style-name="Text_20_body"><text:bookmark text:name="id7314"/><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5">То есть я согласен с тем, что индивиды на высших руководящих должностях должны быть: </text:p>
      <text:list text:style-name="L90">
        <text:list-item>
          <text:p text:style-name="P75">думающими об общественных интересах;</text:p>
        </text:list-item>
        <text:list-item>
          <text:p text:style-name="P75">дальновидными;</text:p>
        </text:list-item>
        <text:list-item>
          <text:p text:style-name="P75">справедливыми, объективными;</text:p>
        </text:list-item>
        <text:list-item>
          <text:p text:style-name="P75">психически устойчивыми;</text:p>
        </text:list-item>
        <text:list-item>
          <text:p text:style-name="P75">не склонными к роскоши, накоплению материальных ценностей;</text:p>
        </text:list-item>
        <text:list-item>
          <text:p text:style-name="P75">специалистами в кибернетике и других науках об управлении.</text:p>
        </text:list-item>
      </text:list>
      <text:p text:style-name="P25">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5">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3"><text:bookmark text:name="unity"/>Глава 10. Кто «свои» для рационального человека?</text:p>
      <text:p text:style-name="P26">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1">1.1. Биологический вид, раса и иные особенности тела</text:span></text:a></text:p>
      <text:p text:style-name="P12"><text:a xlink:type="simple" xlink:href="#gender_not_join" text:style-name="Internet_20_link" text:visited-style-name="Visited_20_Internet_20_Link"><text:span text:style-name="T1">1.2. Пол</text:span></text:a></text:p>
      <text:p text:style-name="P12"><text:a xlink:type="simple" xlink:href="#sexual_orientation_not_join" text:style-name="Internet_20_link" text:visited-style-name="Visited_20_Internet_20_Link"><text:span text:style-name="T1">1.3. Сексуальная ориентация</text:span></text:a></text:p>
      <text:p text:style-name="P12"><text:a xlink:type="simple" xlink:href="#diet_not_join" text:style-name="Internet_20_link" text:visited-style-name="Visited_20_Internet_20_Link"><text:span text:style-name="T1">1.4. Диета / Пищевые привычки</text:span></text:a></text:p>
      <text:p text:style-name="P12"><text:a xlink:type="simple" xlink:href="#dna_not_join" text:style-name="Internet_20_link" text:visited-style-name="Visited_20_Internet_20_Link"><text:span text:style-name="T1">1.5. Генетическое родство</text:span></text:a></text:p>
      <text:p text:style-name="P12"><text:a xlink:type="simple" xlink:href="#money_not_join" text:style-name="Internet_20_link" text:visited-style-name="Visited_20_Internet_20_Link"><text:span text:style-name="T1">1.6. Доход/Собственность</text:span></text:a></text:p>
      <text:p text:style-name="P12"><text:a xlink:type="simple" xlink:href="#profession_not_join" text:style-name="Internet_20_link" text:visited-style-name="Visited_20_Internet_20_Link"><text:span text:style-name="T1">1.7. Профессия/Хобби</text:span></text:a></text:p>
      <text:p text:style-name="P12"><text:a xlink:type="simple" xlink:href="#caste" text:style-name="Internet_20_link" text:visited-style-name="Visited_20_Internet_20_Link"><text:span text:style-name="T1">1.8. Каста / Сословие / Социальный класс</text:span></text:a></text:p>
      <text:p text:style-name="P12"><text:a xlink:type="simple" xlink:href="#education_not_join" text:style-name="Internet_20_link" text:visited-style-name="Visited_20_Internet_20_Link"><text:span text:style-name="T1">1.9. Образование</text:span></text:a></text:p>
      <text:p text:style-name="P12"><text:a xlink:type="simple" xlink:href="#place_not_join" text:style-name="Internet_20_link" text:visited-style-name="Visited_20_Internet_20_Link"><text:span text:style-name="T1">1.10. Место проживания или рождения</text:span></text:a></text:p>
      <text:p text:style-name="P12"><text:a xlink:type="simple" xlink:href="#history_not_join" text:style-name="Internet_20_link" text:visited-style-name="Visited_20_Internet_20_Link"><text:span text:style-name="T1">1.11. История</text:span></text:a></text:p>
      <text:p text:style-name="P12"><text:a xlink:type="simple" xlink:href="#mentality" text:style-name="Internet_20_link" text:visited-style-name="Visited_20_Internet_20_Link"><text:span text:style-name="T1">1.12. Менталитет</text:span></text:a></text:p>
      <text:p text:style-name="P12"><text:a xlink:type="simple" xlink:href="#ethnos_not_join" text:style-name="Internet_20_link" text:visited-style-name="Visited_20_Internet_20_Link"><text:span text:style-name="T1">1.13. Этнос</text:span></text:a></text:p>
      <text:p text:style-name="P12"><text:a xlink:type="simple" xlink:href="#state_not_join" text:style-name="Internet_20_link" text:visited-style-name="Visited_20_Internet_20_Link"><text:span text:style-name="T1">1.14. Гражданство</text:span></text:a></text:p>
      <text:p text:style-name="P12"><text:a xlink:type="simple" xlink:href="#religion_not_join" text:style-name="Internet_20_link" text:visited-style-name="Visited_20_Internet_20_Link"><text:span text:style-name="T1">1.15. Религия</text:span></text:a></text:p>
      <text:p text:style-name="P12"><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1">2.1. Язык</text:span></text:a></text:p>
      <text:p text:style-name="P12"><text:a xlink:type="simple" xlink:href="#intellect_not_join" text:style-name="Internet_20_link" text:visited-style-name="Visited_20_Internet_20_Link"><text:span text:style-name="T1">2.2. Интеллект</text:span></text:a></text:p>
      <text:p text:style-name="P12"><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20"><text:a xlink:type="simple" xlink:href="#patriotism" text:style-name="Internet_20_link" text:visited-style-name="Visited_20_Internet_20_Link"><text:span text:style-name="T1">4. Патриотизм</text:span></text:a></text:p>
      <text:p text:style-name="P25"><text:bookmark text:name="id7338"/><text:bookmark text:name="id7340"/>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5" text:outline-level="2"><text:bookmark text:name="not_basis_for_unity"/>1. Ненадёжные основания для единства</text:h>
      <text:p text:style-name="P25"><text:bookmark text:name="id7345"/><text:bookmark text:name="id7347"/>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6" text:outline-level="3"><text:bookmark text:name="race_not_join"/>1.1. Биологический вид, раса и иные особенности тела</text:h>
      <text:p text:style-name="P25">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6" text:outline-level="3"><text:bookmark text:name="gender_not_join"/>1.2. Пол</text:h>
      <text:p text:style-name="P25">Чёрт также вполне может быть одного с вами пола/гендера, но не станет ближе. </text:p>
      <text:h text:style-name="P6"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6" text:outline-level="3"><text:bookmark text:name="diet_not_join"/>1.4. Диета / Пищевые привычки</text:h>
      <text:p text:style-name="P25">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6" text:outline-level="3"><text:bookmark text:name="dna_not_join"/>1.5. Генетическое родство</text:h>
      <text:p text:style-name="P25">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5">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5">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6" text:outline-level="3"><text:bookmark text:name="money_not_join"/>1.6. Доход/Собственность</text:h>
      <text:p text:style-name="P25">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6" text:outline-level="3"><text:bookmark text:name="profession_not_join"/>1.7. Профессия/Хобби</text:h>
      <text:p text:style-name="P25">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6" text:outline-level="3"><text:bookmark text:name="caste"/>1.8. Каста / Сословие / Социальный класс</text:h>
      <text:p text:style-name="P25">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5">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6" text:outline-level="3"><text:bookmark text:name="education_not_join"/>1.9. Образование</text:h>
      <text:p text:style-name="P25">Допустим, Чёрт когда-то, как и вы, окончил университет по специальности робототехника. Будете ли вы считать его своим? </text:p>
      <text:h text:style-name="P6" text:outline-level="3"><text:bookmark text:name="place_not_join"/>1.10. Место проживания или рождения</text:h>
      <text:p text:style-name="P25">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6" text:outline-level="3"><text:bookmark text:name="history_not_join"/>1.11. История</text:h>
      <text:p text:style-name="P25">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5">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6" text:outline-level="3"><text:bookmark text:name="mentality"/>1.12. Менталитет</text:h>
      <text:p text:style-name="Text_20_body"><text:bookmark text:name="id7413"/><text:bookmark text:name="id7415"/><text:bookmark text:name="id7417"/><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7948"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22">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5">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5">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5">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6" text:outline-level="3"><text:bookmark text:name="ethnos_not_join"/>1.13. Этнос</text:h>
      <text:p text:style-name="Text_20_body"><text:bookmark text:name="id7434"/><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1">
        <text:list-item>
          <text:p text:style-name="P164"><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64"><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64"><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64"><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64"><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64"><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5">Чёрт ведь вполне может быть одного с вами этноса, хотя это не делает его близким вам. </text:p>
      <text:h text:style-name="P6" text:outline-level="3"><text:bookmark text:name="state_not_join"/>1.14. Гражданство</text:h>
      <text:p text:style-name="Text_20_body"><text:bookmark text:name="id7472"/><text:bookmark text:name="id7474"/><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7791"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5">Чёрт вполне может быть гражданином того же государства, что и вы. </text:p>
      <text:h text:style-name="P6" text:outline-level="3"><text:bookmark text:name="religion_not_join"/>1.15. Религия</text:h>
      <text:p text:style-name="P25">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5">Чёрт может быть ярым сторонником вашей религии, соблюдать все ритуалы и всячески подчёркивать свою религиозность, но не будет братом. </text:p>
      <text:h text:style-name="P6" text:outline-level="3"><text:bookmark text:name="common_enemy"/>1.16. Общий враг</text:h>
      <text:p text:style-name="P25">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5">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5" text:outline-level="2"><text:bookmark text:name="condition_for_unity"/>2. Необходимые основания для единства</text:h>
      <text:h text:style-name="P6" text:outline-level="3"><text:bookmark text:name="id7499"/><text:bookmark text:name="id7501"/><text:bookmark text:name="lang_not_join"/>2.1. Язык</text:h>
      <text:p text:style-name="P25">Чёрт вполне может говорить на одном с вами языке, но братом вы его не призна́ете. Чёрт может выучить ваш язык, но не станет ближе. </text:p>
      <text:p text:style-name="P25">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5">А ведь бывают индивиды, лишённые речи и слуха, но никому не приходит в голову считать их чужими только на этом основании. </text:p>
      <text:p text:style-name="P25">В идеале разумные существа должны стремиться иметь общий язык. </text:p>
      <text:h text:style-name="P6" text:outline-level="3"><text:bookmark text:name="intellect_not_join"/>2.2. Интеллект</text:h>
      <text:p text:style-name="P25">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6" text:outline-level="3"><text:bookmark text:name="common_goal"/>2.3. Цель</text:h>
      <text:p text:style-name="P25">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5">Чёрт тоже хочет иметь много денег, но вы учитесь и работаете для этого, а он готовит ограбления. </text:p>
      <text:h text:style-name="P5" text:outline-level="2"><text:bookmark text:name="basis_for_unity"/>3. Идеология — основание для объединения индивидов в общество</text:h>
      <text:p text:style-name="P25"><text:bookmark text:name="id7521"/><text:bookmark text:name="id7523"/>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5">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oft-page-break/><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5">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5" text:outline-level="2"><text:bookmark text:name="patriotism"/>4. Патриотизм</text:h>
      <text:p text:style-name="P25"><text:bookmark text:name="id7548"/><text:bookmark text:name="id7550"/>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3"><text:bookmark text:name="id836"/>Предметный указатель</text:p>
      <text:h text:style-name="P6" text:outline-level="3">Символы</text:h>
      <text:p text:style-name="P18"><text:bookmark text:name="ientry-id3385"/><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P18"><text:bookmark text:name="ientry-id1702"/><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P18"><text:bookmark text:name="ientry-id4005"/><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P18"><text:bookmark text:name="ientry-id4312"/><text:span text:style-name="T1">Открытый вопрос, </text:span><text:a xlink:type="simple" xlink:href="#army" text:style-name="Internet_20_link" text:visited-style-name="Visited_20_Internet_20_Link"><text:span text:style-name="T1">Армия</text:span></text:a></text:p>
      <text:p text:style-name="P18"><text:bookmark text:name="ientry-id1615"/><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patents" text:style-name="Internet_20_link" text:visited-style-name="Visited_20_Internet_20_Link"><text:span text:style-name="T1">Патенты</text:span></text:a></text:p>
      <text:p text:style-name="P18"><text:bookmark text:name="ientry-id1446"/><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P18"><text:bookmark text:name="ientry-id1546"/><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1444"/><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3971"/><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P18"><text:bookmark text:name="ientry-id1507"/><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P18"><text:bookmark text:name="ientry-id1664"/><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18"><text:bookmark text:name="ientry-id1448"/><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9"><text:bookmark text:name="ientry-id1450"/><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Верховенство закона и верховенство права</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 — предрассудки</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tolerance" text:style-name="Internet_20_link" text:visited-style-name="Visited_20_Internet_20_Link"><text:span text:style-name="T1">Толерантность</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3"><text:bookmark text:name="main"/>Словарь терминов</text:p>
      <text:p text:style-name="P21"><text:bookmark text:name="rationality_t"/>Рациональность —</text:p>
      <text:p text:style-name="P1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Углубиться в эту тему можно читая материалы проекта LessWrong, а также рекомендуюмую ими литературу. См. стр</text:p>
      <text:p text:style-name="P21"><text:bookmark text:name="freedom_t"/>Свобода —</text:p>
      <text:p text:style-name="P10"><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7856" text:style-name="Internet_20_link" text:visited-style-name="Visited_20_Internet_20_Link"><text:span text:style-name="T1">Hayek_freedom</text:span></text:a><text:span text:style-name="T1">]. См. стр</text:span></text:p>
      <text:p text:style-name="P21"><text:bookmark text:name="citizen_t"/>Гражданин —</text:p>
      <text:p text:style-name="P10"><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21"><text:bookmark text:name="patrid_t"/>Патрид —</text:p>
      <text:p text:style-name="P11">индивид, находящийся под защитой государства, но не имеющий всех политических прав и обязанностей. См. стр</text:p>
      <text:p text:style-name="P21"><text:bookmark text:name="civilization_t"/>Цивилизация —</text:p>
      <text:p text:style-name="P11">множество контактирующих обществ, вступивших на путь научно-технического прогресса. См. стр</text:p>
      <text:p text:style-name="P21"><text:bookmark text:name="ideology_t"/>Идеология —</text:p>
      <text:p text:style-name="P11">система взглядов, состоящая из мировоззренческих, моральных и целевых принципов. См. стр</text:p>
      <text:p text:style-name="P21"><text:bookmark text:name="agreement_t"/>Соглашение —</text:p>
      <text:p text:style-name="P11">(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21"><text:bookmark text:name="right_t"/>Право —</text:p>
      <text:p text:style-name="P11">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21"><text:bookmark text:name="security_t"/>Безопасность —</text:p>
      <text:p text:style-name="P11">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21"><text:bookmark text:name="votum_t"/>Вотум —</text:p>
      <text:p text:style-name="P11">закон, который не является прямым следствием конституции (но и не противоречит ей), а является решением граждан. См. стр</text:p>
      <text:p text:style-name="P21"><text:bookmark text:name="consequentia_t"/>Консеквент —</text:p>
      <text:p text:style-name="P11">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21"><text:bookmark text:name="referendum_t"/>Референдум —</text:p>
      <text:p text:style-name="P11">прямое волеизъявление граждан, имеющее силу закона, отличается от плебисцита, не имеющего юридической силы. См. стр</text:p>
      <text:p text:style-name="P21"><text:bookmark text:name="opidum_t"/>Опидум —</text:p>
      <text:p text:style-name="P11">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21"><text:bookmark text:name="nationality_t"/>Нация —</text:p>
      <text:p text:style-name="P10"><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21"><text:bookmark text:name="nation_t"/>Национальность —</text:p>
      <text:p text:style-name="P10"><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21"><text:bookmark text:name="public_good_t"/>Общественное благо —</text:p>
      <text:p text:style-name="P10"><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21"><text:bookmark text:name="moral_t"/>Мораль —</text:p>
      <text:p text:style-name="P10"><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21"><text:bookmark text:name="morality_t"/>Нравственность —</text:p>
      <text:p text:style-name="P10"><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21"><text:bookmark text:name="ethics_t"/>Этика —</text:p>
      <text:p text:style-name="P10"><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21"><text:bookmark text:name="violence_t"/>Насилие —</text:p>
      <text:p text:style-name="P11">распоряжение, пользование телом индивида без его добровольного согласия. См. стр</text:p>
      <text:p text:style-name="P21"><text:bookmark text:name="personal_space_t"/>Личное пространство —</text:p>
      <text:p text:style-name="P11">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21"><text:bookmark text:name="public_space_t"/>Общественное пространство —</text:p>
      <text:p text:style-name="P10"><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21"><text:bookmark text:name="transaction_costs_t"/>Трансакционные издержки —</text:p>
      <text:p text:style-name="P11">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21"><text:bookmark text:name="narcotic_t"/>Наркотик —</text:p>
      <text:p text:style-name="P10"><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21"><text:bookmark text:name="addictive_t"/>Аддиктив —</text:p>
      <text:p text:style-name="P11">вещество, вызывающее привыкание любой природы. См. стр</text:p>
      <text:p text:style-name="P21"><text:bookmark text:name="poison_t"/>Яд —</text:p>
      <text:p text:style-name="P11">вещество, вредящее здоровью индивида. См. стр</text:p>
      <text:p text:style-name="P21"><text:bookmark text:name="delinquency_t"/>Правонарушение —</text:p>
      <text:p text:style-name="P10"><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21"><text:bookmark text:name="crime_t"/>Преступление —</text:p>
      <text:p text:style-name="P11">деяние, нарушающее конституционные права других индивидов. См. стр</text:p>
      <text:p text:style-name="P21"><text:bookmark text:name="offence_t"/>Проступок —</text:p>
      <text:p text:style-name="P11">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21"><text:bookmark text:name="criminal_code_t"/>Уголовный кодекс —</text:p>
      <text:p text:style-name="P10"><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3"><text:bookmark text:name="id837"/>Список литературы</text:p>
      <text:p text:style-name="P25"><text:bookmark text:name="id7719"/>[Montesquieu] Монтескьё Ш. Л.. <text:span text:style-name="T4">О духе законов</text:span>. </text:p>
      <text:p text:style-name="P25"><text:bookmark text:name="id7724"/>[Cesare] Беккариа Ч.. <text:span text:style-name="T4">О преступлениях и наказаниях</text:span>. </text:p>
      <text:p text:style-name="P25"><text:bookmark text:name="id7729"/>[Rousseau] Руссо Ж.-Ж.. <text:span text:style-name="T4">Об общественном договоре, или Принципы политического права</text:span>. </text:p>
      <text:p text:style-name="P25"><text:bookmark text:name="id7734"/>[Humboldt] Гумбольдт В.. <text:span text:style-name="T4">О пределах государственной деятельности</text:span>. </text:p>
      <text:p text:style-name="Text_20_body"><text:bookmark text:name="id7739"/><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5"><text:bookmark text:name="id7746"/>[Proudhon] Прудон П. Ж.. <text:span text:style-name="T4">Что такое собственность?</text:span>. </text:p>
      <text:p text:style-name="P25"><text:bookmark text:name="id7751"/>[Mill] Милль Д. С.. <text:span text:style-name="T4">О свободе</text:span>. </text:p>
      <text:p text:style-name="P25"><text:bookmark text:name="id7756"/>[Malthus] Мальтус Т.. <text:span text:style-name="T4">Очерк о законе народонаселения</text:span>. </text:p>
      <text:p text:style-name="P25"><text:bookmark text:name="id7761"/>[discuss] Поварнин С. И.. <text:span text:style-name="T4">Спор: о теории и практике спора</text:span>. </text:p>
      <text:p text:style-name="P25"><text:bookmark text:name="id7766"/>[Nozick] Нозик Р.. <text:span text:style-name="T4">Анархия, государство и утопия</text:span>. </text:p>
      <text:p text:style-name="P25"><text:bookmark text:name="id7771"/>[ParkinsonLaw] Паркинсон С. Н.. <text:span text:style-name="T4">Законы Паркинсона</text:span>. </text:p>
      <text:p text:style-name="P25"><text:bookmark text:name="id7776"/>[Rawls] Роулз Д.. <text:span text:style-name="T4">Теория справедливости</text:span>. </text:p>
      <text:p text:style-name="P25"><text:bookmark text:name="id7781"/>[Olson] Олсон М.. <text:span text:style-name="T4">Логика коллективных действий: общественные товары и теория групп</text:span>. </text:p>
      <text:p text:style-name="P25"><text:bookmark text:name="id7786"/>[OlsonPower] Олсон М.. <text:span text:style-name="T4">Власть и процветание</text:span>. </text:p>
      <text:p text:style-name="P25"><text:bookmark text:name="id7791"/>[Anderson] Андерсон Б.. <text:span text:style-name="T4">Воображаемые сообщества</text:span>. </text:p>
      <text:p text:style-name="P25"><text:bookmark text:name="id7796"/>[Chernyshev] Чернышев Д.. <text:span text:style-name="T4">В начале. Система 2.1</text:span>. </text:p>
      <text:p text:style-name="P25"><text:bookmark text:name="id7801"/>[Anarconomy] Копенгагенский институт исследований будущего. <text:span text:style-name="T4">Анархономика</text:span>. </text:p>
      <text:p text:style-name="P25"><text:bookmark text:name="id7806"/>[Boaz] Дэвид Боуз. <text:span text:style-name="T4">Либертарианство: история, принципы, политика</text:span>. </text:p>
      <text:p text:style-name="P25"><text:bookmark text:name="id7811"/>[earth_masters] Уилсон Э.. <text:span text:style-name="T4">Хозяева Земли. Социальное завоевание планеты человечеством</text:span>. </text:p>
      <text:p text:style-name="P25"><text:bookmark text:name="id7816"/>[guns_and_gems] Даймонд Д.. <text:span text:style-name="T4">Ружья, микробы и сталь: судьбы человеческих обществ</text:span>. </text:p>
      <text:p text:style-name="P25"><text:bookmark text:name="id7821"/>[collapse] Даймонд Д.. <text:span text:style-name="T4">Коллапс</text:span>. </text:p>
      <text:p text:style-name="P25"><text:bookmark text:name="id7826"/>[journey_of_humanity] Одед Г.. <text:span text:style-name="T4">Путь человечества. Истоки богатства и неравенства</text:span>. </text:p>
      <text:p text:style-name="P25"><text:bookmark text:name="id7831"/>[swan] Талеб Н.. <text:span text:style-name="T4">Чёрный лебедь</text:span>. </text:p>
      <text:p text:style-name="P25"><text:bookmark text:name="id7836"/>[SummaTechnologiae] Лем С.. <text:span text:style-name="T4">Сумма технологии</text:span>. </text:p>
      <text:p text:style-name="P25"><text:bookmark text:name="id7841"/>[Mises_liberalismus] Мизес. Л.. <text:span text:style-name="T4">Либерализм</text:span>. </text:p>
      <text:p text:style-name="P25"><text:bookmark text:name="id7846"/>[denationalisationofmoney] Хайек Ф. А.. <text:span text:style-name="T4">Частные деньги</text:span>. </text:p>
      <text:p text:style-name="P25"><text:bookmark text:name="id7851"/>[Hayek] Хайек Ф. А.. <text:span text:style-name="T4">Дорога к рабству</text:span>. </text:p>
      <text:p text:style-name="P25"><text:bookmark text:name="id7856"/>[Hayek_freedom] Хайек Ф. А.. <text:span text:style-name="T4">Конституция свободы</text:span>. </text:p>
      <text:p text:style-name="P25"><text:bookmark text:name="id7861"/>[Hayek_Fatal_Conceit] Хайек Ф. А.. <text:span text:style-name="T4">Пагубная самонадеянность</text:span>. </text:p>
      <text:p text:style-name="P25"><text:bookmark text:name="id7866"/>[Noise] Канеман Д., Сибони О., Санстейн К. Р.. <text:span text:style-name="T4">Шум. Несовершенство человеческих суждений</text:span>. </text:p>
      <text:p text:style-name="P25"><text:bookmark text:name="id7871"/>[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5"><text:bookmark text:name="id7876"/>[Verzilin] Верзилин Н.. <text:span text:style-name="T4">Сады и парки мира</text:span>. </text:p>
      <text:p text:style-name="P25"><text:bookmark text:name="id7881"/>[Darrell_Huff] Хафф Д.. <text:span text:style-name="T4">Как лгать при помощи статистики</text:span>. </text:p>
      <text:p text:style-name="P25"><text:bookmark text:name="id7886"/>[Boyer] Буайе П.. <text:span text:style-name="T4">Объясняя религию. Природа религиозного мышления</text:span>. </text:p>
      <text:p text:style-name="P25"><text:bookmark text:name="id7891"/>[NateSilver] Сильвер Н.. <text:span text:style-name="T4">Сигнал и шум</text:span>. </text:p>
      <text:p text:style-name="P25"><text:bookmark text:name="id7896"/>[Wheelan] Уилан Ч.. <text:span text:style-name="T4">Голая статистика</text:span>. </text:p>
      <text:p text:style-name="P25"><text:bookmark text:name="id7901"/>[Erhard] Эрхард Л.. <text:span text:style-name="T4">Благосостояние для всех</text:span>. </text:p>
      <text:p text:style-name="Text_20_body"><text:bookmark text:name="id7906"/><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7913"/><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7920"/><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7927"/><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7934"/><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7941"/><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7948"/><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7955"/><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7962"/><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7969"/><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7976"/><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7983"/><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7990"/><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7997"/><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P25"><text:bookmark text:name="id8004"/>[Semelin] Semelin J.. <text:span text:style-name="T4">Unarmed Against Hitler: Civilian Resistance in Europe, 1939-1943</text:span>. </text:p>
      <text:p text:style-name="Text_20_body"><text:bookmark text:name="id8009"/><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8016"/><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8023"/><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8030"/><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8037"/><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8044"/><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8051"/><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8058"/><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8065"/><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8072"/><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8079"/><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8086"/><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3"><text:bookmark text:name="id8093"/>Издание</text:p>
      <text:p text:style-name="P25">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19" meta:paragraph-count="3300" meta:word-count="103817" meta:character-count="771826" meta:non-whitespace-character-count="669129"/>
    <meta:generator>LibreOffice/24.2.7.2$Linux_X86_64 LibreOffice_project/420$Build-2</meta:generator>
  </office:meta>
</office:document-meta>
</file>